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3.76pt"/>
    </style:style>
    <style:style style:name="co2" style:family="table-column">
      <style:table-column-properties fo:break-before="auto" style:column-width="25.51pt"/>
    </style:style>
    <style:style style:name="co3" style:family="table-column">
      <style:table-column-properties fo:break-before="auto" style:column-width="235.5pt"/>
    </style:style>
    <style:style style:name="co4" style:family="table-column">
      <style:table-column-properties fo:break-before="auto" style:column-width="75.74pt"/>
    </style:style>
    <style:style style:name="co5" style:family="table-column">
      <style:table-column-properties fo:break-before="auto" style:column-width="86.26pt"/>
    </style:style>
    <style:style style:name="co6" style:family="table-column">
      <style:table-column-properties fo:break-before="auto" style:column-width="10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71.26pt" fo:break-before="auto" style:use-optimal-row-height="false"/>
    </style:style>
    <style:style style:name="ro2" style:family="table-row">
      <style:table-row-properties style:row-height="45.75pt" fo:break-before="auto" style:use-optimal-row-height="fals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9.99pt" fo:break-before="auto" style:use-optimal-row-height="false"/>
    </style:style>
    <style:style style:name="ro5" style:family="table-row">
      <style:table-row-properties style:row-height="26.25pt" fo:break-before="auto" style:use-optimal-row-height="false"/>
    </style:style>
    <style:style style:name="ro6" style:family="table-row">
      <style:table-row-properties style:row-height="33pt" fo:break-before="auto" style:use-optimal-row-height="false"/>
    </style:style>
    <style:style style:name="ro7" style:family="table-row">
      <style:table-row-properties style:row-height="27.01pt" fo:break-before="auto" style:use-optimal-row-height="false"/>
    </style:style>
    <style:style style:name="ro8" style:family="table-row">
      <style:table-row-properties style:row-height="35.26pt" fo:break-before="auto" style:use-optimal-row-height="false"/>
    </style:style>
    <style:style style:name="ro9" style:family="table-row">
      <style:table-row-properties style:row-height="75.74pt" fo:break-before="auto" style:use-optimal-row-height="false"/>
    </style:style>
    <style:style style:name="ro10" style:family="table-row">
      <style:table-row-properties style:row-height="75pt" fo:break-before="auto" style:use-optimal-row-height="false"/>
    </style:style>
    <style:style style:name="ro11" style:family="table-row">
      <style:table-row-properties style:row-height="30.76pt" fo:break-before="auto" style:use-optimal-row-height="false"/>
    </style:style>
    <style:style style:name="ro12" style:family="table-row">
      <style:table-row-properties style:row-height="57.74pt" fo:break-before="auto" style:use-optimal-row-height="false"/>
    </style:style>
    <style:style style:name="ro13" style:family="table-row">
      <style:table-row-properties style:row-height="23.95pt" fo:break-before="auto" style:use-optimal-row-height="true"/>
    </style:style>
    <style:style style:name="ro14" style:family="table-row">
      <style:table-row-properties style:row-height="22.51pt" fo:break-before="auto" style:use-optimal-row-height="false"/>
    </style:style>
    <style:style style:name="ro15" style:family="table-row">
      <style:table-row-properties style:row-height="45.01pt" fo:break-before="auto" style:use-optimal-row-height="false"/>
    </style:style>
    <style:style style:name="ro16" style:family="table-row">
      <style:table-row-properties style:row-height="46.49pt" fo:break-before="auto" style:use-optimal-row-height="false"/>
    </style:style>
    <style:style style:name="ro17" style:family="table-row">
      <style:table-row-properties style:row-height="27.75pt" fo:break-before="auto" style:use-optimal-row-height="false"/>
    </style:style>
    <style:style style:name="ro18" style:family="table-row">
      <style:table-row-properties style:row-height="38.24pt" fo:break-before="auto" style:use-optimal-row-height="false"/>
    </style:style>
    <style:style style:name="ro19" style:family="table-row">
      <style:table-row-properties style:row-height="15pt" fo:break-before="auto" style:use-optimal-row-height="false"/>
    </style:style>
    <style:style style:name="ro20" style:family="table-row">
      <style:table-row-properties style:row-height="28.49pt" fo:break-before="auto" style:use-optimal-row-height="false"/>
    </style:style>
    <style:style style:name="ro21" style:family="table-row">
      <style:table-row-properties style:row-height="54pt" fo:break-before="auto" style:use-optimal-row-height="false"/>
    </style:style>
    <style:style style:name="ro22" style:family="table-row">
      <style:table-row-properties style:row-height="31.49pt" fo:break-before="auto" style:use-optimal-row-height="false"/>
    </style:style>
    <style:style style:name="ro23" style:family="table-row">
      <style:table-row-properties style:row-height="66.76pt" fo:break-before="auto" style:use-optimal-row-height="false"/>
    </style:style>
    <style:style style:name="ro24" style:family="table-row">
      <style:table-row-properties style:row-height="52.5pt" fo:break-before="auto" style:use-optimal-row-height="false"/>
    </style:style>
    <style:style style:name="ro25" style:family="table-row">
      <style:table-row-properties style:row-height="105pt" fo:break-before="auto" style:use-optimal-row-height="false"/>
    </style:style>
    <style:style style:name="ro26" style:family="table-row">
      <style:table-row-properties style:row-height="60.75pt" fo:break-before="auto" style:use-optimal-row-height="false"/>
    </style:style>
    <style:style style:name="ro27" style:family="table-row">
      <style:table-row-properties style:row-height="63.01pt" fo:break-before="auto" style:use-optimal-row-height="false"/>
    </style:style>
    <style:style style:name="ro28" style:family="table-row">
      <style:table-row-properties style:row-height="61.51pt" fo:break-before="auto" style:use-optimal-row-height="false"/>
    </style:style>
    <style:style style:name="ro29" style:family="table-row">
      <style:table-row-properties style:row-height="69pt" fo:break-before="auto" style:use-optimal-row-height="false"/>
    </style:style>
    <style:style style:name="ro30" style:family="table-row">
      <style:table-row-properties style:row-height="41.24pt" fo:break-before="auto" style:use-optimal-row-height="false"/>
    </style:style>
    <style:style style:name="ro31" style:family="table-row">
      <style:table-row-properties style:row-height="34.5pt" fo:break-before="auto" style:use-optimal-row-height="false"/>
    </style:style>
    <style:style style:name="ro32" style:family="table-row">
      <style:table-row-properties style:row-height="20.24pt" fo:break-before="auto" style:use-optimal-row-height="false"/>
    </style:style>
    <style:style style:name="ro3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ffffff"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style:cell-protect="protected formula-hidden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" style:family="table-cell" style:parent-style-name="Default">
      <style:table-cell-properties fo:background-color="#ffffff" style:cell-protect="protected formula-hidden" style:print-content="true"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ackground-color="#dfdfd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fo:background-color="#dfdfd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Villamos.B12"/>
    </style:style>
    <style:style style:name="ce22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Villamos.B12"/>
    </style:style>
    <style:style style:name="ce2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-bottom="none" style:cell-protect="protected formula-hidden" style:print-content="tru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Villamos.B12"/>
    </style:style>
    <style:style style:name="ce43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Villamos.B12"/>
    </style:style>
    <style:style style:name="ce44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6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7" style:family="table-cell" style:parent-style-name="Default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8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C34])=1)" style:apply-style-name="ConditionalStyle_5f_11" style:base-cell-address="Villamos.C34"/>
    </style:style>
    <style:style style:name="ce5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justify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Villamos.C53"/>
    </style:style>
    <style:style style:name="ce5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Default" style:data-style-name="N4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6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Villamos.C65"/>
    </style:style>
    <style:style style:name="ce57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Default">
      <style:table-cell-properties style:cell-protect="protected formula-hidden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name-asian="Noto Sans CJK SC Regular" style:font-size-asian="11pt" style:font-style-asian="normal" style:font-weight-asian="normal" style:font-name-complex="FreeSans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3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4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5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6" style:family="table-cell" style:parent-style-name="Default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7" style:family="table-cell" style:parent-style-name="Default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68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Villamos.C53"/>
    </style:style>
    <style:style style:name="ce70" style:family="table-cell" style:parent-style-name="Default">
      <style:table-cell-properties fo:background-color="#ffffff" style:cell-protect="protected formula-hidden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1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Villamos.C65"/>
    </style:style>
    <style:style style:name="ce72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3" style:family="table-cell" style:parent-style-name="Default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4" style:family="table-cell" style:parent-style-name="Default" style:data-style-name="N126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5" style:family="table-cell" style:parent-style-name="Default" style:data-style-name="N126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6" style:family="table-cell" style:parent-style-name="Default" style:data-style-name="N126">
      <style:table-cell-properties fo:background-color="#fdeada" style:cell-protect="formula-hidden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Default" style:data-style-name="N126">
      <style:table-cell-properties fo:border-bottom="1.7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8" style:family="table-cell" style:parent-style-name="Default" style:data-style-name="N126">
      <style:table-cell-properties fo:background-color="#fdeada" style:cell-protect="formula-hidden" style:print-content="true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79" style:family="table-cell" style:parent-style-name="Default" style:data-style-name="N126">
      <style:table-cell-properties fo:border-bottom="none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0" style:family="table-cell" style:parent-style-name="Default" style:data-style-name="N126">
      <style:table-cell-properties fo:border-bottom="1.76pt solid #000000" fo:background-color="#fdeada" style:cell-protect="formula-hidden" style:print-content="true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1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3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ce84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19])=1)" style:apply-style-name="ConditionalStyle_5f_9" style:base-cell-address="Villamos.F19"/>
    </style:style>
    <style:style style:name="ce85" style:family="table-cell" style:parent-style-name="Default" style:data-style-name="N128">
      <style:table-cell-properties fo:background-color="#ffffff" style:cell-protect="protected formula-hidden" style:print-content="true" style:diagonal-bl-tr="0.06pt solid #000000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27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1])=1)" style:apply-style-name="ConditionalStyle_5f_10" style:base-cell-address="Villamos.F21"/>
    </style:style>
    <style:style style:name="ce87" style:family="table-cell" style:parent-style-name="Default" style:data-style-name="N128">
      <style:table-cell-properties fo:border-bottom="1.76pt solid #000000" fo:background-color="#ffffff" style:cell-protect="protected formula-hidden" style:print-content="true" style:diagonal-bl-tr="0.06pt solid #000000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Villamos.F24"/>
    </style:style>
    <style:style style:name="ce89" style:family="table-cell" style:parent-style-name="Default" style:data-style-name="N129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Villamos.F24"/>
    </style:style>
    <style:style style:name="ce90" style:family="table-cell" style:parent-style-name="Default" style:data-style-name="N129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Villamos.F24"/>
    </style:style>
    <style:style style:name="ce91" style:family="table-cell" style:parent-style-name="Default" style:data-style-name="N129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Villamos.F24"/>
    </style:style>
    <style:style style:name="ce92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3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5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6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fo:border-bottom="0.06pt solid #000000" style:cell-protect="protected 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style:cell-protect="protected formula-hidden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cell-protect="protected formula-hidden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1" style:family="table-cell" style:parent-style-name="Default" style:data-style-name="N4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Villamos.G19"/>
    </style:style>
    <style:style style:name="ce102" style:family="table-cell" style:parent-style-name="Default" style:data-style-name="N4">
      <style:table-cell-properties style:cell-protect="protected formula-hidden" style:print-content="true" style:diagonal-bl-tr="0.06pt solid #000000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Villamos.G19"/>
    </style:style>
    <style:style style:name="ce103" style:family="table-cell" style:parent-style-name="Default" style:data-style-name="N4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Villamos.G19"/>
    </style:style>
    <style:style style:name="ce104" style:family="table-cell" style:parent-style-name="Default" style:data-style-name="N4">
      <style:table-cell-properties fo:border-bottom="1.76pt solid #000000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Villamos.G19"/>
    </style:style>
    <style:style style:name="ce105" style:family="table-cell" style:parent-style-name="Default" style:data-style-name="N4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Villamos.G19"/>
    </style:style>
    <style:style style:name="ce106" style:family="table-cell" style:parent-style-name="Default" style:data-style-name="N128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7" style:family="table-cell" style:parent-style-name="Default" style:data-style-name="N128">
      <style:table-cell-properties fo:border-bottom="0.06pt solid #000000" fo:background-color="#ffffff" style:cell-protect="protected formula-hidden" style:print-content="true" style:diagonal-bl-tr="0.06pt solid #000000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8" style:family="table-cell" style:parent-style-name="Default" style:data-style-name="N128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9" style:family="table-cell" style:parent-style-name="Default" style:data-style-name="N3">
      <style:table-cell-properties fo:border-bottom="0.06pt solid #000000" fo:background-color="#ffffff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0" style:family="table-cell" style:parent-style-name="Default" style:data-style-name="N3">
      <style:table-cell-properties fo:border-bottom="1.76pt solid #000000" fo:background-color="#ffffff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1" style:family="table-cell" style:parent-style-name="Default" style:data-style-name="N128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1.7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2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3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4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value-type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5" style:family="table-cell" style:parent-style-name="Default">
      <style:table-cell-properties fo:border-bottom="none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6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Villamos.H38"/>
    </style:style>
    <style:style style:name="ce117" style:family="table-cell" style:parent-style-name="Default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Villamos.H38"/>
    </style:style>
    <style:style style:name="ce118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Villamos.H38"/>
    </style:style>
    <style:style style:name="ce11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</style:style>
    <style:style style:name="ce120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376092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1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2" style:family="table-cell" style:parent-style-name="Default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b05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3" style:family="table-cell" style:parent-style-name="Default">
      <style:table-cell-properties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4" style:family="table-cell" style:parent-style-name="Default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Napelem.B12"/>
    </style:style>
    <style:style style:name="ce126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Napelem.B12"/>
    </style:style>
    <style:style style:name="ce127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Napelem.B12"/>
    </style:style>
    <style:style style:name="ce128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Napelem.B12"/>
    </style:style>
    <style:style style:name="ce12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C34])=1)" style:apply-style-name="ConditionalStyle_5f_11" style:base-cell-address="Napelem.C34"/>
    </style:style>
    <style:style style:name="ce130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Napelem.C53"/>
    </style:style>
    <style:style style:name="ce131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Napelem.C65"/>
    </style:style>
    <style:style style:name="ce132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Napelem.C53"/>
    </style:style>
    <style:style style:name="ce133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Napelem.C65"/>
    </style:style>
    <style:style style:name="ce134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19])=1)" style:apply-style-name="ConditionalStyle_5f_9" style:base-cell-address="Napelem.F19"/>
    </style:style>
    <style:style style:name="ce135" style:family="table-cell" style:parent-style-name="Default" style:data-style-name="N127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1])=1)" style:apply-style-name="ConditionalStyle_5f_10" style:base-cell-address="Napelem.F21"/>
    </style:style>
    <style:style style:name="ce136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Napelem.F24"/>
    </style:style>
    <style:style style:name="ce137" style:family="table-cell" style:parent-style-name="Default" style:data-style-name="N129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Napelem.F24"/>
    </style:style>
    <style:style style:name="ce138" style:family="table-cell" style:parent-style-name="Default" style:data-style-name="N129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Napelem.F24"/>
    </style:style>
    <style:style style:name="ce139" style:family="table-cell" style:parent-style-name="Default" style:data-style-name="N129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Napelem.F24"/>
    </style:style>
    <style:style style:name="ce140" style:family="table-cell" style:parent-style-name="Default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name-asian="Noto Sans CJK SC Regular" style:font-size-asian="11pt" style:font-style-asian="normal" style:font-weight-asian="bold" style:font-name-complex="FreeSans" style:font-size-complex="11pt" style:font-style-complex="normal" style:font-weight-complex="bold"/>
    </style:style>
    <style:style style:name="ce141" style:family="table-cell" style:parent-style-name="Default" style:data-style-name="N4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Napelem.G19"/>
    </style:style>
    <style:style style:name="ce142" style:family="table-cell" style:parent-style-name="Default" style:data-style-name="N4">
      <style:table-cell-properties style:cell-protect="protected formula-hidden" style:print-content="true" style:diagonal-bl-tr="0.06pt solid #000000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Napelem.G19"/>
    </style:style>
    <style:style style:name="ce143" style:family="table-cell" style:parent-style-name="Default" style:data-style-name="N4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Napelem.G19"/>
    </style:style>
    <style:style style:name="ce144" style:family="table-cell" style:parent-style-name="Default" style:data-style-name="N4">
      <style:table-cell-properties fo:border-bottom="1.76pt solid #000000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Napelem.G19"/>
    </style:style>
    <style:style style:name="ce145" style:family="table-cell" style:parent-style-name="Default" style:data-style-name="N4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Napelem.G19"/>
    </style:style>
    <style:style style:name="ce146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Napelem.H38"/>
    </style:style>
    <style:style style:name="ce147" style:family="table-cell" style:parent-style-name="Default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Napelem.H38"/>
    </style:style>
    <style:style style:name="ce148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Napelem.H38"/>
    </style:style>
    <style:style style:name="ce149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Fűtőfilm.B12"/>
    </style:style>
    <style:style style:name="ce150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Fűtőfilm.B12"/>
    </style:style>
    <style:style style:name="ce151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Fűtőfilm.B12"/>
    </style:style>
    <style:style style:name="ce152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Fűtőfilm.B12"/>
    </style:style>
    <style:style style:name="ce153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C34])=1)" style:apply-style-name="ConditionalStyle_5f_11" style:base-cell-address="Fűtőfilm.C34"/>
    </style:style>
    <style:style style:name="ce154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Fűtőfilm.C53"/>
    </style:style>
    <style:style style:name="ce155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Fűtőfilm.C65"/>
    </style:style>
    <style:style style:name="ce156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Fűtőfilm.C53"/>
    </style:style>
    <style:style style:name="ce157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Fűtőfilm.C65"/>
    </style:style>
    <style:style style:name="ce158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19])=1)" style:apply-style-name="ConditionalStyle_5f_9" style:base-cell-address="Fűtőfilm.F19"/>
    </style:style>
    <style:style style:name="ce159" style:family="table-cell" style:parent-style-name="Default" style:data-style-name="N127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1])=1)" style:apply-style-name="ConditionalStyle_5f_10" style:base-cell-address="Fűtőfilm.F21"/>
    </style:style>
    <style:style style:name="ce160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Fűtőfilm.F24"/>
    </style:style>
    <style:style style:name="ce161" style:family="table-cell" style:parent-style-name="Default" style:data-style-name="N129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Fűtőfilm.F24"/>
    </style:style>
    <style:style style:name="ce162" style:family="table-cell" style:parent-style-name="Default" style:data-style-name="N129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Fűtőfilm.F24"/>
    </style:style>
    <style:style style:name="ce163" style:family="table-cell" style:parent-style-name="Default" style:data-style-name="N129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Fűtőfilm.F24"/>
    </style:style>
    <style:style style:name="ce164" style:family="table-cell" style:parent-style-name="Default" style:data-style-name="N4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Fűtőfilm.G19"/>
    </style:style>
    <style:style style:name="ce165" style:family="table-cell" style:parent-style-name="Default" style:data-style-name="N4">
      <style:table-cell-properties style:cell-protect="protected formula-hidden" style:print-content="true" style:diagonal-bl-tr="0.06pt solid #000000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Fűtőfilm.G19"/>
    </style:style>
    <style:style style:name="ce166" style:family="table-cell" style:parent-style-name="Default" style:data-style-name="N4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Fűtőfilm.G19"/>
    </style:style>
    <style:style style:name="ce167" style:family="table-cell" style:parent-style-name="Default" style:data-style-name="N4">
      <style:table-cell-properties fo:border-bottom="1.76pt solid #000000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Fűtőfilm.G19"/>
    </style:style>
    <style:style style:name="ce168" style:family="table-cell" style:parent-style-name="Default" style:data-style-name="N4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Fűtőfilm.G19"/>
    </style:style>
    <style:style style:name="ce169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Fűtőfilm.H38"/>
    </style:style>
    <style:style style:name="ce170" style:family="table-cell" style:parent-style-name="Default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Fűtőfilm.H38"/>
    </style:style>
    <style:style style:name="ce171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Fűtőfilm.H38"/>
    </style:style>
    <style:style style:name="ce172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Zsaluzia.B12"/>
    </style:style>
    <style:style style:name="ce173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Zsaluzia.B12"/>
    </style:style>
    <style:style style:name="ce174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Zsaluzia.B12"/>
    </style:style>
    <style:style style:name="ce175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Zsaluzia.B12"/>
    </style:style>
    <style:style style:name="ce176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C34])=1)" style:apply-style-name="ConditionalStyle_5f_11" style:base-cell-address="Zsaluzia.C34"/>
    </style:style>
    <style:style style:name="ce177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Zsaluzia.C53"/>
    </style:style>
    <style:style style:name="ce178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Zsaluzia.C65"/>
    </style:style>
    <style:style style:name="ce17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Zsaluzia.C53"/>
    </style:style>
    <style:style style:name="ce180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Zsaluzia.C65"/>
    </style:style>
    <style:style style:name="ce181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19])=1)" style:apply-style-name="ConditionalStyle_5f_9" style:base-cell-address="Zsaluzia.F19"/>
    </style:style>
    <style:style style:name="ce182" style:family="table-cell" style:parent-style-name="Default" style:data-style-name="N127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1])=1)" style:apply-style-name="ConditionalStyle_5f_10" style:base-cell-address="Zsaluzia.F21"/>
    </style:style>
    <style:style style:name="ce183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Zsaluzia.F24"/>
    </style:style>
    <style:style style:name="ce184" style:family="table-cell" style:parent-style-name="Default" style:data-style-name="N129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Zsaluzia.F24"/>
    </style:style>
    <style:style style:name="ce185" style:family="table-cell" style:parent-style-name="Default" style:data-style-name="N129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Zsaluzia.F24"/>
    </style:style>
    <style:style style:name="ce186" style:family="table-cell" style:parent-style-name="Default" style:data-style-name="N129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Zsaluzia.F24"/>
    </style:style>
    <style:style style:name="ce187" style:family="table-cell" style:parent-style-name="Default" style:data-style-name="N4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Zsaluzia.G19"/>
    </style:style>
    <style:style style:name="ce188" style:family="table-cell" style:parent-style-name="Default" style:data-style-name="N4">
      <style:table-cell-properties style:cell-protect="protected formula-hidden" style:print-content="true" style:diagonal-bl-tr="0.06pt solid #000000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Zsaluzia.G19"/>
    </style:style>
    <style:style style:name="ce189" style:family="table-cell" style:parent-style-name="Default" style:data-style-name="N4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Zsaluzia.G19"/>
    </style:style>
    <style:style style:name="ce190" style:family="table-cell" style:parent-style-name="Default" style:data-style-name="N4">
      <style:table-cell-properties fo:border-bottom="1.76pt solid #000000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Zsaluzia.G19"/>
    </style:style>
    <style:style style:name="ce191" style:family="table-cell" style:parent-style-name="Default" style:data-style-name="N4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Zsaluzia.G19"/>
    </style:style>
    <style:style style:name="ce192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Zsaluzia.H38"/>
    </style:style>
    <style:style style:name="ce193" style:family="table-cell" style:parent-style-name="Default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Zsaluzia.H38"/>
    </style:style>
    <style:style style:name="ce194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Zsaluzia.H38"/>
    </style:style>
    <style:style style:name="ce195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Hőszigetelés.B12"/>
    </style:style>
    <style:style style:name="ce196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Hőszigetelés.B12"/>
    </style:style>
    <style:style style:name="ce197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Hőszigetelés.B12"/>
    </style:style>
    <style:style style:name="ce198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top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$B$12])=1)" style:apply-style-name="ConditionalStyle_5f_6" style:base-cell-address="Hőszigetelés.B12"/>
    </style:style>
    <style:style style:name="ce199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C34])=1)" style:apply-style-name="ConditionalStyle_5f_11" style:base-cell-address="Hőszigetelés.C34"/>
    </style:style>
    <style:style style:name="ce200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Hőszigetelés.C53"/>
    </style:style>
    <style:style style:name="ce201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Hőszigetelés.C65"/>
    </style:style>
    <style:style style:name="ce202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53])=1)" style:apply-style-name="ConditionalStyle_5f_3" style:base-cell-address="Hőszigetelés.C53"/>
    </style:style>
    <style:style style:name="ce203" style:family="table-cell" style:parent-style-name="Default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COUNTA([.C65])=1)" style:apply-style-name="ConditionalStyle_5f_2" style:base-cell-address="Hőszigetelés.C65"/>
    </style:style>
    <style:style style:name="ce204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19])=1)" style:apply-style-name="ConditionalStyle_5f_9" style:base-cell-address="Hőszigetelés.F19"/>
    </style:style>
    <style:style style:name="ce205" style:family="table-cell" style:parent-style-name="Default" style:data-style-name="N127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1])=1)" style:apply-style-name="ConditionalStyle_5f_10" style:base-cell-address="Hőszigetelés.F21"/>
    </style:style>
    <style:style style:name="ce206" style:family="table-cell" style:parent-style-name="Default" style:data-style-name="N127">
      <style:table-cell-properties fo:border-bottom="0.0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Hőszigetelés.F24"/>
    </style:style>
    <style:style style:name="ce207" style:family="table-cell" style:parent-style-name="Default" style:data-style-name="N129">
      <style:table-cell-properties fo:background-color="#fdeada" style:cell-protect="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Hőszigetelés.F24"/>
    </style:style>
    <style:style style:name="ce208" style:family="table-cell" style:parent-style-name="Default" style:data-style-name="N129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Hőszigetelés.F24"/>
    </style:style>
    <style:style style:name="ce209" style:family="table-cell" style:parent-style-name="Default" style:data-style-name="N129">
      <style:table-cell-properties fo:border-bottom="1.76pt solid #000000" fo:background-color="#fdeada" style:cell-protect="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COUNTA([.F24])=1)" style:apply-style-name="ConditionalStyle_5f_7" style:base-cell-address="Hőszigetelés.F24"/>
    </style:style>
    <style:style style:name="ce210" style:family="table-cell" style:parent-style-name="Default" style:data-style-name="N4">
      <style:table-cell-properties fo:border-bottom="0.0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Hőszigetelés.G19"/>
    </style:style>
    <style:style style:name="ce211" style:family="table-cell" style:parent-style-name="Default" style:data-style-name="N4">
      <style:table-cell-properties style:cell-protect="protected formula-hidden" style:print-content="true" style:diagonal-bl-tr="0.06pt solid #000000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Hőszigetelés.G19"/>
    </style:style>
    <style:style style:name="ce212" style:family="table-cell" style:parent-style-name="Default" style:data-style-name="N4">
      <style:table-cell-properties fo:background-color="#ffffff" style:cell-protect="protected formula-hidden" style:print-content="tru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Hőszigetelés.G19"/>
    </style:style>
    <style:style style:name="ce213" style:family="table-cell" style:parent-style-name="Default" style:data-style-name="N4">
      <style:table-cell-properties fo:border-bottom="1.76pt solid #000000" style:cell-protect="protected formula-hidden" style:print-content="true" style:diagonal-bl-tr="0.06pt solid #000000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Hőszigetelés.G19"/>
    </style:style>
    <style:style style:name="ce214" style:family="table-cell" style:parent-style-name="Default" style:data-style-name="N4">
      <style:table-cell-properties fo:border-bottom="1.76pt solid #000000" fo:background-color="#ffffff" style:cell-protect="protected formula-hidden" style:print-content="true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  <style:map style:condition="is-true-formula(AND([.$G19]&lt;&gt;&quot;-&quot;;[.$G19]&gt;[.$H19]))" style:apply-style-name="ConditionalStyle_5f_8" style:base-cell-address="Hőszigetelés.G19"/>
    </style:style>
    <style:style style:name="ce215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Hőszigetelés.H38"/>
    </style:style>
    <style:style style:name="ce216" style:family="table-cell" style:parent-style-name="Default">
      <style:table-cell-properties fo:border-bottom="none" fo:background-color="#fdeada" style:cell-protect="formula-hidden" style:print-content="tru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Hőszigetelés.H38"/>
    </style:style>
    <style:style style:name="ce217" style:family="table-cell" style:parent-style-name="Default">
      <style:table-cell-properties fo:background-color="#fdeada" style:cell-protect="formula-hidden" style:print-content="true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  <style:map style:condition="is-true-formula([.$H38]=&quot;Nem&quot;)" style:apply-style-name="ConditionalStyle_5f_4" style:base-cell-address="Hőszigetelés.H38"/>
    </style:style>
    <style:style style:name="T1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/>
    </style:style>
    <style:style style:name="T2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text-position="33%"/>
    </style:style>
    <style:style style:name="T3" style:family="text">
      <style:text-properties style:font-name="Calibri" style:font-style-complex="normal" fo:font-size="11pt" fo:font-weight="normal" style:text-underline-style="none" style:text-underline-color="font-color" style:text-line-through-type="none" fo:font-style="normal" style:text-outline="false" fo:text-shadow="none" style:font-size-asian="11pt" style:font-size-complex="11pt" style:font-weight-asian="normal" style:font-weight-complex="normal" style:font-style-asian="normal" style:text-position="0%"/>
    </style:style>
  </office:automatic-styles>
  <office:body>
    <office:spreadsheet>
      <table:calculation-settings table:automatic-find-labels="false"/>
      <table:content-validations>
        <table:content-validation table:name="val1" table:base-cell-address="Fűtőfilm.B12">
          <table:help-message table:display="true">
            <text:p>Rövid, tömör leírást kérünk adni a projekt megvalósításához szükséges engedélyekről. </text:p>
          </table:help-message>
          <table:error-message table:message-type="stop" table:display="true"/>
        </table:content-validation>
        <table:content-validation table:name="val2" table:base-cell-address="Fűtőfilm.C53">
          <table:help-message table:display="true">
            <text:p>Helység és dátum megadása.</text:p>
          </table:help-message>
          <table:error-message table:message-type="stop" table:display="true"/>
        </table:content-validation>
        <table:content-validation table:name="val3" table:base-cell-address="Fűtőfilm.C54">
          <table:help-message table:display="true">
            <text:p>Adja meg a helyet és a dátumot.</text:p>
          </table:help-message>
          <table:error-message table:message-type="stop" table:display="true"/>
        </table:content-validation>
        <table:content-validation table:name="val4" table:base-cell-address="Fűtőfilm.D5">
          <table:help-message table:display="false">
            <text:p>(Feltételes) Vállalkozási Szerződésekkel összhangban szükséges megadni a kivitelezést végző cég nevét. </text:p>
          </table:help-message>
          <table:error-message table:message-type="stop" table:display="true"/>
        </table:content-validation>
        <table:content-validation table:name="val5" table:base-cell-address="Fűtőfilm.D7">
          <table:help-message table:display="false">
            <text:p>A hitelkérelemben megadott adatokkal összhangban szükséges megadni.</text:p>
          </table:help-message>
          <table:error-message table:message-type="stop" table:display="true"/>
        </table:content-validation>
        <table:content-validation table:name="val6" table:condition="of:cell-content-is-in-list(&quot;Igen&quot;;&quot;Nem&quot;)" table:allow-empty-cell="true" table:display-list="unsorted" table:base-cell-address="Fűtőfilm.D19">
          <table:error-message table:message-type="stop" table:display="true"/>
        </table:content-validation>
        <table:content-validation table:name="val7" table:base-cell-address="Fűtőfilm.E19">
          <table:error-message table:message-type="stop" table:display="true"/>
        </table:content-validation>
        <table:content-validation table:name="val8" table:base-cell-address="Fűtőfilm.F19">
          <table:help-message table:display="true">
            <text:p>A légbevezetés miatt külön méretet nem kell megadni, a vonatkozó nyílászáró vagy bejárati ajtó méretét kell alapul venni. Pl. egy 3 m2-es ajtó és egy ahhoz beépített légbevezető esetében a beruházás mérete 3 m2.</text:p>
          </table:help-message>
          <table:error-message table:message-type="stop" table:display="true"/>
        </table:content-validation>
        <table:content-validation table:name="val9" table:condition="of:cell-content-is-in-list(&quot;Igen&quot;;&quot;Nem&quot;)" table:allow-empty-cell="true" table:display-list="unsorted" table:base-cell-address="Fűtőfilm.H38">
          <table:help-message table:display="true">
            <text:p>Kérem válasszon a legördülő listából.</text:p>
          </table:help-message>
          <table:error-message table:message-type="stop" table:display="true"/>
        </table:content-validation>
        <table:content-validation table:name="val10" table:condition="of:cell-content-is-in-list(&quot;Igen&quot;;&quot;Nem&quot;;&quot;Nem releváns&quot;)" table:allow-empty-cell="true" table:display-list="unsorted" table:base-cell-address="Fűtőfilm.H48">
          <table:help-message table:display="true">
            <text:p>Kérem válasszon a legördülő listából.</text:p>
          </table:help-message>
          <table:error-message table:message-type="stop" table:display="true"/>
        </table:content-validation>
      </table:content-validations>
      <table:table table:name="Villamo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6" table:default-cell-style-name="ce11"/>
        <table:table-column table:style-name="co7" table:number-columns-repeated="1015" table:default-cell-style-name="ce11"/>
        <table:table-row table:style-name="ro1">
          <table:table-cell table:style-name="ce1"/>
          <table:table-cell table:style-name="ce12" office:value-type="string" calcext:value-type="string" table:number-columns-spanned="7" table:number-rows-spanned="1">
            <text:p>A HITELKÉRELEM BENYÚJTÁSÁHOZ SZÜKSÉGES MELLÉKLET!  </text:p>
            <text:p>A KIVITELEZŐNEK ÉS A HITELIGÉNYLŐNEK SZÜKSÉGES AZ ADATOKRÓL NYILATKOZNIUK! </text:p>
            <text:p>TÖBB KIVITELEZŐ ESETÉN VALAMENNYI KIVITELEZŐRE KÜLÖN-KÜLÖN SZÜKSÉGES KITÖLTENI!</text:p>
          </table:table-cell>
          <table:covered-table-cell table:number-columns-repeated="6" table:style-name="ce12"/>
          <table:table-cell table:style-name="ce121" table:number-columns-repeated="2"/>
          <table:table-cell table:style-name="ce123" table:number-columns-repeated="1014"/>
        </table:table-row>
        <table:table-row table:style-name="ro2">
          <table:table-cell table:style-name="ce2"/>
          <table:table-cell table:style-name="ce13" office:value-type="string" calcext:value-type="string" table:number-columns-spanned="7" table:number-rows-spanned="1">
            <text:p>VERZIÓSZÁM: 4.</text:p>
          </table:table-cell>
          <table:covered-table-cell table:number-columns-repeated="6" table:style-name="ce13"/>
          <table:table-cell table:style-name="ce122" table:number-columns-repeated="2"/>
          <table:table-cell table:style-name="ce124" table:number-columns-repeated="1014"/>
        </table:table-row>
        <table:table-row table:style-name="ro3">
          <table:table-cell table:style-name="ce3"/>
          <table:table-cell table:style-name="ce14"/>
          <table:table-cell table:style-name="ce41" table:number-columns-repeated="3"/>
          <table:table-cell table:style-name="ce82" table:number-columns-repeated="2"/>
          <table:table-cell table:style-name="ce14"/>
          <table:table-cell table:style-name="ce3"/>
          <table:table-cell table:style-name="ce10"/>
          <table:table-cell table:number-columns-repeated="1014"/>
        </table:table-row>
        <table:table-row table:style-name="ro4">
          <table:table-cell table:style-name="ce4"/>
          <table:table-cell table:style-name="ce15" office:value-type="string" calcext:value-type="string" table:number-columns-spanned="7" table:number-rows-spanned="1">
            <text:p>I. Kivitelezéssel kapcsolatos alapad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6" office:value-type="string" calcext:value-type="string" table:number-columns-spanned="2" table:number-rows-spanned="1">
            <text:p>Kivitelező megnevezése:</text:p>
          </table:table-cell>
          <table:covered-table-cell table:style-name="ce16"/>
          <table:table-cell table:style-name="ce59" table:content-validation-name="val4" office:value-type="string" calcext:value-type="string" table:number-columns-spanned="5" table:number-rows-spanned="1">
            <text:p>TIBIVILL Épületvillamossági Kft.</text:p>
          </table:table-cell>
          <table:covered-table-cell table:number-columns-repeated="4" table:style-name="ce59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Kivitelező székhelye, adószáma:</text:p>
          </table:table-cell>
          <table:covered-table-cell table:style-name="ce17"/>
          <table:table-cell table:style-name="ce60" table:content-validation-name="val4" office:value-type="string" calcext:value-type="string" table:number-columns-spanned="5" table:number-rows-spanned="1">
            <text:p>1043 Budapest, Nyár utca 25. 4. em. 10., ASZ 24388005241</text:p>
          </table:table-cell>
          <table:covered-table-cell table:number-columns-repeated="4" table:style-name="ce60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Hiteligénylő neve:</text:p>
          </table:table-cell>
          <table:covered-table-cell table:style-name="ce17"/>
          <table:table-cell table:style-name="ce60" table:content-validation-name="val5" office:value-type="string" calcext:value-type="string" table:number-columns-spanned="5" table:number-rows-spanned="1">
            <text:p>Cserhalmi György</text:p>
          </table:table-cell>
          <table:covered-table-cell table:number-columns-repeated="4" table:style-name="ce60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6">
          <table:table-cell table:style-name="ce4"/>
          <table:table-cell table:style-name="ce18" office:value-type="string" calcext:value-type="string" table:number-columns-spanned="2" table:number-rows-spanned="1">
            <text:p>Megvalósítási helyszín (irányítószám, helység, …, helyrajzi szám)</text:p>
          </table:table-cell>
          <table:covered-table-cell table:style-name="ce18"/>
          <table:table-cell table:style-name="ce61" table:content-validation-name="val5" office:value-type="string" calcext:value-type="string" table:number-columns-spanned="5" table:number-rows-spanned="1">
            <text:p>1212 Budapest, Bajcsy-Zsilinszky út 57, 4/17, HRSZ 208394/8/A/17</text:p>
          </table:table-cell>
          <table:covered-table-cell table:number-columns-repeated="4" table:style-name="ce73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9" office:value-type="string" calcext:value-type="string" table:number-columns-spanned="7" table:number-rows-spanned="1">
            <text:p>II. Kivitelezés megvalósításával kapcsolatos adatok</text:p>
          </table:table-cell>
          <table:covered-table-cell table:number-columns-repeated="6" table:style-name="ce19"/>
          <table:table-cell table:style-name="ce4"/>
          <table:table-cell table:style-name="ce10"/>
          <table:table-cell table:number-columns-repeated="1014"/>
        </table:table-row>
        <table:table-row table:style-name="ro8">
          <table:table-cell table:style-name="ce4"/>
          <table:table-cell table:style-name="ce20" office:value-type="string" calcext:value-type="string" table:number-columns-spanned="7" table:number-rows-spanned="1">
            <text:p>A projektet érintő szabályozási környezet bemutatása / A megvalósításhoz szükséges hatósági és egyéb engedély(ek) megnevezése / Az engedélyezési folyamat státuszának és ütemezésének ismertetése:</text:p>
          </table:table-cell>
          <table:covered-table-cell table:number-columns-repeated="6" table:style-name="ce20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4"/>
          <table:table-cell table:style-name="ce21" table:content-validation-name="val1" table:number-columns-spanned="7" table:number-rows-spanned="2"/>
          <table:covered-table-cell table:number-columns-repeated="6" table:style-name="ce42" table:content-validation-name="val1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6"/>
          <table:covered-table-cell table:style-name="ce22" table:content-validation-name="val1"/>
          <table:covered-table-cell table:number-columns-repeated="6" table:style-name="ce43" table:content-validation-name="val1"/>
          <table:table-cell table:style-name="ce6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0">
          <table:table-cell table:style-name="ce5"/>
          <table:table-cell table:style-name="ce23" office:value-type="string" calcext:value-type="string" table:number-columns-spanned="7" table:number-rows-spanned="1">
            <text:p>Építészeti műszaki dokumentáció hiányában az építési termék építménybe történő betervezésének és beépítésének, ennek során a teljesítmény igazolásának részletes szabályairól szóló 275/2013. (VII. 16.) Korm. rendelet értelmében az építési termékek elvárt műszaki teljesítményét a kivitelezési szerződésben kell meghatározni, amelyet a nyilatkozathoz mellékelni szükséges. Felhívjuk a figyelmet arra, hogy a kivitelezési szerződést a fogyasztó és a vállalkozás közötti szerződések részletes szabályairól szóló 45/2014. (II. 26.) Korm. rendelet figyelembevételével kell megkötni!</text:p>
          </table:table-cell>
          <table:covered-table-cell table:number-columns-repeated="6" table:style-name="ce23"/>
          <table:table-cell table:style-name="ce5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1">
          <table:table-cell table:style-name="ce7"/>
          <table:table-cell table:style-name="ce15" office:value-type="string" calcext:value-type="string" table:number-columns-spanned="7" table:number-rows-spanned="1">
            <text:p>III. Beruházási költségek / fajlagos értékek</text:p>
          </table:table-cell>
          <table:covered-table-cell table:number-columns-repeated="6" table:style-name="ce15"/>
          <table:table-cell table:style-name="ce5"/>
          <table:table-cell table:style-name="ce6"/>
          <table:table-cell table:number-columns-repeated="1014"/>
        </table:table-row>
        <table:table-row table:style-name="ro12">
          <table:table-cell table:style-name="ce6"/>
          <table:table-cell table:style-name="ce24" office:value-type="string" calcext:value-type="string" table:number-columns-spanned="2" table:number-rows-spanned="1">
            <text:p>Beruházás megnevezése</text:p>
          </table:table-cell>
          <table:covered-table-cell table:style-name="ce24"/>
          <table:table-cell table:style-name="ce62" office:value-type="string" calcext:value-type="string">
            <text:p>Engedélyhez kötött?</text:p>
          </table:table-cell>
          <table:table-cell table:style-name="ce62" office:value-type="string" calcext:value-type="string">
            <text:p>Beruházás elszámolható költsége </text:p>
            <text:p>(nettó)</text:p>
          </table:table-cell>
          <table:table-cell table:style-name="ce24" office:value-type="string" calcext:value-type="string">
            <text:p>Beruházás mérete</text:p>
          </table:table-cell>
          <table:table-cell table:style-name="ce24" office:value-type="string" calcext:value-type="string">
            <text:p>Fajlagos érték</text:p>
          </table:table-cell>
          <table:table-cell table:style-name="ce62" office:value-type="string" calcext:value-type="string">
            <text:p>Fajlagos határérték (nettó)</text:p>
          </table:table-cell>
          <table:table-cell table:style-name="ce5"/>
          <table:table-cell table:style-name="ce6"/>
          <table:table-cell table:number-columns-repeated="1014"/>
        </table:table-row>
        <table:table-row table:style-name="ro13">
          <table:table-cell table:style-name="ce5"/>
          <table:table-cell table:style-name="ce25" office:value-type="string" calcext:value-type="string">
            <text:p>I.a</text:p>
          </table:table-cell>
          <table:table-cell table:style-name="ce44" office:value-type="string" calcext:value-type="string">
            <text:p><text:span text:style-name="T1">Nyílászáró és bejárati ajtó cseréje,  légbevezetés beé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84" table:content-validation-name="val8"/>
          <table:table-cell table:style-name="ce101" office:value-type="string" calcext:value-type="string">
            <text:p>-</text:p>
          </table:table-cell>
          <table:table-cell table:style-name="ce106" office:value-type="float" office:value="60000" calcext:value-type="float">
            <text:p>60,000 Ft</text:p>
          </table:table-cell>
          <table:table-cell table:style-name="ce5" table:number-columns-repeated="2"/>
          <table:table-cell table:number-columns-repeated="1014"/>
        </table:table-row>
        <table:table-row table:style-name="ro13">
          <table:table-cell table:style-name="ce5"/>
          <table:table-cell table:style-name="ce26" office:value-type="string" calcext:value-type="string">
            <text:p>I.b</text:p>
          </table:table-cell>
          <table:table-cell table:style-name="ce45" office:value-type="string" calcext:value-type="string">
            <text:p>Nyári hővédelem, árnyékoló vagy árnyékvető szerkezetek</text:p>
          </table:table-cell>
          <table:table-cell table:style-name="ce64" table:content-validation-name="val6"/>
          <table:table-cell table:style-name="ce75" table:content-validation-name="val7"/>
          <table:table-cell table:style-name="ce85" table:content-validation-name="val7"/>
          <table:table-cell table:style-name="ce102"/>
          <table:table-cell table:style-name="ce107" table:content-validation-name="val7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6" office:value-type="string" calcext:value-type="string">
            <text:p>II.</text:p>
          </table:table-cell>
          <table:table-cell table:style-name="ce45" office:value-type="string" calcext:value-type="string">
            <text:p><text:span text:style-name="T1">Hőszigetelés (Ft/m</text:span><text:span text:style-name="T2">2</text:span><text:span text:style-name="T3">)</text:span></text:p>
          </table:table-cell>
          <table:table-cell table:style-name="ce64" table:content-validation-name="val6"/>
          <table:table-cell table:style-name="ce76" table:content-validation-name="val7"/>
          <table:table-cell table:style-name="ce86" table:content-validation-name="val7"/>
          <table:table-cell table:style-name="ce103" office:value-type="string" calcext:value-type="string">
            <text:p>-</text:p>
          </table:table-cell>
          <table:table-cell table:style-name="ce108" office:value-type="float" office:value="15000" calcext:value-type="float">
            <text:p>15,000 Ft</text:p>
          </table:table-cell>
          <table:table-cell table:style-name="ce5" table:number-columns-repeated="2"/>
          <table:table-cell table:number-columns-repeated="1014"/>
        </table:table-row>
        <table:table-row table:style-name="ro15">
          <table:table-cell table:style-name="ce5"/>
          <table:table-cell table:style-name="ce27" office:value-type="string" calcext:value-type="string">
            <text:p>III.</text:p>
          </table:table-cell>
          <table:table-cell table:style-name="ce46" office:value-type="string" calcext:value-type="string">
            <text:p>Fűtési, hűtési és használati melegvíz rendszer korszerűsítése, egyéb gépészeti korszerűsítések</text:p>
          </table:table-cell>
          <table:table-cell table:style-name="ce65" table:content-validation-name="val6"/>
          <table:table-cell table:style-name="ce76" table:content-validation-name="val7"/>
          <table:table-cell table:style-name="ce85" table:content-validation-name="val7"/>
          <table:table-cell table:style-name="ce102"/>
          <table:table-cell table:style-name="ce109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8" office:value-type="string" calcext:value-type="string">
            <text:p>IV.</text:p>
          </table:table-cell>
          <table:table-cell table:style-name="ce47" office:value-type="string" calcext:value-type="string">
            <text:p>Egyéb beruházási tevékenység</text:p>
          </table:table-cell>
          <table:table-cell table:style-name="ce66" table:content-validation-name="val6" office:value-type="string" calcext:value-type="string">
            <text:p>Igen</text:p>
          </table:table-cell>
          <table:table-cell table:style-name="ce77" table:content-validation-name="val7"/>
          <table:table-cell table:style-name="ce87" table:content-validation-name="val7"/>
          <table:table-cell table:style-name="ce104"/>
          <table:table-cell table:style-name="ce110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9" office:value-type="string" calcext:value-type="string">
            <text:p>I.</text:p>
          </table:table-cell>
          <table:table-cell table:style-name="ce44" office:value-type="string" calcext:value-type="string">
            <text:p><text:span text:style-name="T1">Napkollektor rendszer tele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88" table:content-validation-name="val7"/>
          <table:table-cell table:style-name="ce101" office:value-type="string" calcext:value-type="string">
            <text:p>-</text:p>
          </table:table-cell>
          <table:table-cell table:style-name="ce106" office:value-type="float" office:value="270000" calcext:value-type="float">
            <text:p>270,000 Ft</text:p>
          </table:table-cell>
          <table:table-cell table:style-name="ce5" table:number-columns-repeated="2"/>
          <table:table-cell table:number-columns-repeated="1014"/>
        </table:table-row>
        <table:table-row table:style-name="ro8">
          <table:table-cell table:style-name="ce5"/>
          <table:table-cell table:style-name="ce30" office:value-type="string" calcext:value-type="string">
            <text:p>II.</text:p>
          </table:table-cell>
          <table:table-cell table:style-name="ce46" office:value-type="string" calcext:value-type="string">
            <text:p>Napelemes rendszer telepítése (Ft/kW)</text:p>
          </table:table-cell>
          <table:table-cell table:style-name="ce65" table:content-validation-name="val6"/>
          <table:table-cell table:style-name="ce76" table:content-validation-name="val7"/>
          <table:table-cell table:style-name="ce89" table:content-validation-name="val7"/>
          <table:table-cell table:style-name="ce103" office:value-type="string" calcext:value-type="string">
            <text:p>-</text:p>
          </table:table-cell>
          <table:table-cell table:style-name="ce108" office:value-type="float" office:value="450000" calcext:value-type="float">
            <text:p>450,000 Ft</text:p>
          </table:table-cell>
          <table:table-cell table:style-name="ce5" table:number-columns-repeated="2"/>
          <table:table-cell table:number-columns-repeated="1014"/>
        </table:table-row>
        <table:table-row table:style-name="ro16">
          <table:table-cell table:style-name="ce5"/>
          <table:table-cell table:style-name="ce30" office:value-type="string" calcext:value-type="string">
            <text:p>III.</text:p>
          </table:table-cell>
          <table:table-cell table:style-name="ce46" office:value-type="string" calcext:value-type="string">
            <text:p>Szilárd biomassza (brikett, pellett, faapríték, faelgázosító) kazánrendszer telepítése (Ft/kW)</text:p>
          </table:table-cell>
          <table:table-cell table:style-name="ce65" table:content-validation-name="val6"/>
          <table:table-cell table:style-name="ce76" table:content-validation-name="val7"/>
          <table:table-cell table:style-name="ce89" table:content-validation-name="val7"/>
          <table:table-cell table:style-name="ce103" office:value-type="string" calcext:value-type="string">
            <text:p>-</text:p>
          </table:table-cell>
          <table:table-cell table:style-name="ce108" office:value-type="float" office:value="150000" calcext:value-type="float">
            <text:p>150,000 Ft</text:p>
          </table:table-cell>
          <table:table-cell table:style-name="ce5" table:number-columns-repeated="2"/>
          <table:table-cell table:number-columns-repeated="1014"/>
        </table:table-row>
        <table:table-row table:style-name="ro6">
          <table:table-cell table:style-name="ce5"/>
          <table:table-cell table:style-name="ce30" office:value-type="string" calcext:value-type="string">
            <text:p>IV.a</text:p>
          </table:table-cell>
          <table:table-cell table:style-name="ce46" office:value-type="string" calcext:value-type="string">
            <text:p>Hőszivattyú rendszer telepítése (földhő-víz) (Ft/kW)</text:p>
          </table:table-cell>
          <table:table-cell table:style-name="ce65" table:content-validation-name="val6"/>
          <table:table-cell table:style-name="ce78" table:content-validation-name="val7"/>
          <table:table-cell table:style-name="ce89" table:content-validation-name="val7"/>
          <table:table-cell table:style-name="ce103" office:value-type="string" calcext:value-type="string">
            <text:p>-</text:p>
          </table:table-cell>
          <table:table-cell table:style-name="ce108" office:value-type="float" office:value="325000" calcext:value-type="float">
            <text:p>325,000 Ft</text:p>
          </table:table-cell>
          <table:table-cell table:style-name="ce5" table:number-columns-repeated="2"/>
          <table:table-cell table:number-columns-repeated="1014"/>
        </table:table-row>
        <table:table-row table:style-name="ro17">
          <table:table-cell table:style-name="ce5"/>
          <table:table-cell table:style-name="ce30" office:value-type="string" calcext:value-type="string">
            <text:p>IV.b</text:p>
          </table:table-cell>
          <table:table-cell table:style-name="ce46" office:value-type="string" calcext:value-type="string">
            <text:p>Hőszivattyú rendszer telepítése (víz-víz) (Ft/kW)</text:p>
          </table:table-cell>
          <table:table-cell table:style-name="ce67" table:content-validation-name="val6"/>
          <table:table-cell table:style-name="ce79" table:content-validation-name="val7"/>
          <table:table-cell table:style-name="ce90" table:content-validation-name="val7"/>
          <table:table-cell table:style-name="ce103" office:value-type="string" calcext:value-type="string">
            <text:p>-</text:p>
          </table:table-cell>
          <table:table-cell table:style-name="ce108" office:value-type="float" office:value="225000" calcext:value-type="float">
            <text:p>225,000 Ft</text:p>
          </table:table-cell>
          <table:table-cell table:style-name="ce5" table:number-columns-repeated="2"/>
          <table:table-cell table:number-columns-repeated="1014"/>
        </table:table-row>
        <table:table-row table:style-name="ro18">
          <table:table-cell table:style-name="ce5"/>
          <table:table-cell table:style-name="ce31" office:value-type="string" calcext:value-type="string">
            <text:p>IV.c</text:p>
          </table:table-cell>
          <table:table-cell table:style-name="ce47" office:value-type="string" calcext:value-type="string">
            <text:p>Hőszivattyú rendszer telepítése (levegő-víz) (Ft/kW)</text:p>
          </table:table-cell>
          <table:table-cell table:style-name="ce66" table:content-validation-name="val6"/>
          <table:table-cell table:style-name="ce80" table:content-validation-name="val7"/>
          <table:table-cell table:style-name="ce91" table:content-validation-name="val7"/>
          <table:table-cell table:style-name="ce105" office:value-type="string" calcext:value-type="string">
            <text:p>-</text:p>
          </table:table-cell>
          <table:table-cell table:style-name="ce111" office:value-type="float" office:value="185000" calcext:value-type="float">
            <text:p>185,000 Ft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5" office:value-type="string" calcext:value-type="string" table:number-columns-spanned="7" table:number-rows-spanned="1">
            <text:p>IV. Nyilatkoz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4"/>
          <table:table-cell table:style-name="ce32"/>
          <table:table-cell table:style-name="ce48" table:number-columns-repeated="5"/>
          <table:table-cell table:style-name="ce112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3" office:value-type="string" calcext:value-type="string" table:number-columns-spanned="2" table:number-rows-spanned="1">
            <text:p>Alulírott</text:p>
          </table:table-cell>
          <table:covered-table-cell table:style-name="ce33"/>
          <table:table-cell table:style-name="ce7" table:number-columns-repeated="2"/>
          <table:table-cell table:style-name="ce6" table:number-columns-repeated="2"/>
          <table:table-cell table:style-name="ce113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4"/>
          <table:table-cell table:style-name="ce49"/>
          <table:table-cell table:style-name="ce68" office:value-type="string" calcext:value-type="string" table:number-columns-spanned="2" table:number-rows-spanned="1">
            <text:p>(teljes név) a(z) </text:p>
          </table:table-cell>
          <table:covered-table-cell table:style-name="ce68"/>
          <table:table-cell table:style-name="ce92" office:value-type="string" calcext:value-type="string" table:number-columns-spanned="2" table:number-rows-spanned="1">
            <text:p>TIBIVILL Épületvillamossági Kft.</text:p>
          </table:table-cell>
          <table:covered-table-cell table:style-name="ce92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table-cell table:style-name="ce41" office:value-type="string" calcext:value-type="string" table:number-columns-spanned="5" table:number-rows-spanned="2">
            <text:p>kivitelezést végző cég képviseletében eljárva büntetőjogi felelősségem teljes tudatában nyilatkozom az alábbiakról:</text:p>
          </table:table-cell>
          <table:covered-table-cell table:number-columns-repeated="4" table:style-name="ce41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covered-table-cell table:number-columns-repeated="5" table:style-name="ce41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33"/>
          <table:table-cell table:style-name="ce7" table:number-columns-repeated="5"/>
          <table:table-cell table:style-name="ce115"/>
          <table:table-cell table:style-name="ce3"/>
          <table:table-cell table:style-name="ce10"/>
          <table:table-cell table:number-columns-repeated="1014"/>
        </table:table-row>
        <table:table-row table:style-name="ro20">
          <table:table-cell table:style-name="ce3"/>
          <table:table-cell table:style-name="ce36" office:value-type="string" calcext:value-type="string">
            <text:p>1.</text:p>
          </table:table-cell>
          <table:table-cell table:style-name="ce50" office:value-type="string" calcext:value-type="string" table:number-columns-spanned="5" table:number-rows-spanned="1">
            <text:p>Rendelkezünk a Hiteligénylővel megkötött érvényes és feltételesen hatályos szerződéssel.</text:p>
          </table:table-cell>
          <table:covered-table-cell table:number-columns-repeated="4" table:style-name="ce50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1">
          <table:table-cell table:style-name="ce3"/>
          <table:table-cell table:style-name="ce36" office:value-type="string" calcext:value-type="string">
            <text:p>2.</text:p>
          </table:table-cell>
          <table:table-cell table:style-name="ce23" office:value-type="string" calcext:value-type="string" table:number-columns-spanned="5" table:number-rows-spanned="1">
            <text:p>Megismertem az épület korszerűsítésére (tervezett állapotra) vonatkozó 7/2006. (V. 24.) TNM rendelet alapján elkészített energetikai tanúsítványban foglalt elvárt műszaki tartalmat és az építési tevékenységet ennek megfelelően végzem el. A műszaki tartalommal kapcsolatban szakmai aggály nem merült fel.</text:p>
          </table:table-cell>
          <table:covered-table-cell table:number-columns-repeated="4" table:style-name="ce23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3.</text:p>
          </table:table-cell>
          <table:table-cell table:style-name="ce50" office:value-type="string" calcext:value-type="string" table:number-columns-spanned="5" table:number-rows-spanned="1">
            <text:p>A költségek meghatározását és a szükséges engedélyek megadását a megvalósítás helyszínén végzett helyszíni felmérések, valamint a rendelkezésre álló tervrajzok, műszaki adatok alapján határoztuk meg.</text:p>
          </table:table-cell>
          <table:covered-table-cell table:number-columns-repeated="4" table:style-name="ce50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6">
          <table:table-cell table:style-name="ce3"/>
          <table:table-cell table:style-name="ce36" office:value-type="string" calcext:value-type="string">
            <text:p>4.</text:p>
          </table:table-cell>
          <table:table-cell table:style-name="ce50" office:value-type="string" calcext:value-type="string" table:number-columns-spanned="5" table:number-rows-spanned="1">
            <text:p>A megvalósítás helyszínén végzett helyszíni felmérések során olyan szerkezeti hibát, problémát nem fedeztünk fel, mely az épület állékonysági problémájára utalna, beleértve ebbe a tartószerkezet megfelelősségének vizsgálatát is. </text:p>
          </table:table-cell>
          <table:covered-table-cell table:number-columns-repeated="4" table:style-name="ce50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2">
          <table:table-cell table:style-name="ce3"/>
          <table:table-cell table:style-name="ce36" office:value-type="string" calcext:value-type="string">
            <text:p>5.</text:p>
          </table:table-cell>
          <table:table-cell table:style-name="ce50" office:value-type="string" calcext:value-type="string" table:number-columns-spanned="5" table:number-rows-spanned="1">
            <text:p>A beruházás műszaki tartalmának összeállítását a szakma szabályai és a vonatkozó rendeletek alapján készítettük el. </text:p>
          </table:table-cell>
          <table:covered-table-cell table:number-columns-repeated="4" table:style-name="ce50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3">
          <table:table-cell table:style-name="ce3"/>
          <table:table-cell table:style-name="ce37" office:value-type="string" calcext:value-type="string">
            <text:p>6.</text:p>
          </table:table-cell>
          <table:table-cell table:style-name="ce50" office:value-type="string" calcext:value-type="string" table:number-columns-spanned="5" table:number-rows-spanned="1">
            <text:p>Az elszámolható költségként megjelenített költségelemek energetikailag indokoltak és szükségesek. </text:p>
            <text:p>A nem elszámolható költségként megjelenített költségelemek a beruházás megvalósításához szükségesek. </text:p>
            <text:p>A beruházás költségelemeinek költséghatékonysága reális, a költségek a piaci áraknak megfelelnek, a kivitelezési munkálatok költsége az előírt fajlagos költségkorlátokon belül marad.</text:p>
          </table:table-cell>
          <table:covered-table-cell table:number-columns-repeated="4" table:style-name="ce50"/>
          <table:table-cell table:style-name="ce11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4">
          <table:table-cell table:style-name="ce3"/>
          <table:table-cell table:style-name="ce36" office:value-type="string" calcext:value-type="string">
            <text:p>7.</text:p>
          </table:table-cell>
          <table:table-cell table:style-name="ce50" office:value-type="string" calcext:value-type="string" table:number-columns-spanned="5" table:number-rows-spanned="1">
            <text:p>A <text:s/>(feltételes) vállalkozói szerződésben <text:s/>feltüntetett árak a Termékleírásban és az Eljárási Rendben nem elszámolható költségként feltütetett költséget, illetve az ingatlan bővítésével, átalakításával vagy átépítésével kapcsolatos költséget nem tartalmaznak. </text:p>
          </table:table-cell>
          <table:covered-table-cell table:number-columns-repeated="4" table:style-name="ce50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8.</text:p>
          </table:table-cell>
          <table:table-cell table:style-name="ce50" office:value-type="string" calcext:value-type="string" table:number-columns-spanned="5" table:number-rows-spanned="1">
            <text:p>A (feltételes) vállalkozási szerződésben feltüntetett árak alapján a kivitelezési munkálatok támogatható munkadíja a támogatás szempontjából elismerhető anyagköltség 60%-a vagy annál kevesebb.</text:p>
          </table:table-cell>
          <table:covered-table-cell table:number-columns-repeated="4" table:style-name="ce50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5">
          <table:table-cell table:style-name="ce3"/>
          <table:table-cell table:style-name="ce36" office:value-type="string" calcext:value-type="string">
            <text:p>9.</text:p>
          </table:table-cell>
          <table:table-cell table:style-name="ce23" office:value-type="string" calcext:value-type="string" table:number-columns-spanned="5" table:number-rows-spanned="1">
            <text:p>A beépíteni kívánt eszközök megfelelnek a vonatkozó európai irányelveknek, szabványoknak, illetve az azokat harmonizáló magyar rendeleteknek, szabványoknak, környezetvédelmi előírásoknak. A beépítésre kerülő, megújuló energiát hasznosító rendszerek megfelelnek továbbá a megújuló energiát termelő berendezések és rendszerek beszerzéséhez és működtetéséhez nyújtott támogatások igénybevételének műszaki követelményeiről szóló 55/2016. (XII. 21.) NFM rendeletben foglaltak előírásoknak, továbbá a beépítésre javasolt energiatermelő berendezés(ek) alkalmas(ak) a beruházással érintett épület(ek) energiaellátásának folyamatos és környezetkímélő biztosítására.</text:p>
          </table:table-cell>
          <table:covered-table-cell table:number-columns-repeated="4" table:style-name="ce23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6">
          <table:table-cell table:style-name="ce3"/>
          <table:table-cell table:style-name="ce36" office:value-type="string" calcext:value-type="string">
            <text:p>10.</text:p>
          </table:table-cell>
          <table:table-cell table:style-name="ce23" office:value-type="string" calcext:value-type="string" table:number-columns-spanned="5" table:number-rows-spanned="1">
            <text:p>A beépítendő építési termékek és szerkezetek tűzvédelmi [az Országos Tűzvédelmi Szabályzatról szóló 54/2014. (XII. 5.) BM rendelet alapján], valamint minőségi megfelelősége [az építési termék építménybe történő betervezésének és beépítésének, ennek során a teljesítmény igazolásának részletes szabályairól szóló 275/2013. (VII. 16.) Korm. rendelet szerinti teljesítménynyilatkozat bemutatásával] igazolható.</text:p>
          </table:table-cell>
          <table:covered-table-cell table:number-columns-repeated="4" table:style-name="ce23"/>
          <table:table-cell table:style-name="ce1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7">
          <table:table-cell table:style-name="ce3"/>
          <table:table-cell table:style-name="ce36" office:value-type="string" calcext:value-type="string">
            <text:p>11.</text:p>
          </table:table-cell>
          <table:table-cell table:style-name="ce50" office:value-type="string" calcext:value-type="string" table:number-columns-spanned="5" table:number-rows-spanned="1">
            <text:p>A megújuló energia hasznosításával villamos energiát termelő rendszer által éves szinten – szakértői számítások alapján – megtermelhető villamos energia mennyisége nem haladja meg az érintett épület fejlesztés utáni éves villamosenergia-igényét, amely tartalmazza az épület, az épületgépészet és az épületben lévő, villamos energiát használó elektronikai eszközök villamosenergia-igényét is.</text:p>
          </table:table-cell>
          <table:covered-table-cell table:number-columns-repeated="4" table:style-name="ce50"/>
          <table:table-cell table:style-name="ce118" table:content-validation-name="val10" office:value-type="string" calcext:value-type="string">
            <text:p>Nem releváns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8">
          <table:table-cell table:style-name="ce3"/>
          <table:table-cell table:style-name="ce36" office:value-type="string" calcext:value-type="string">
            <text:p>12.</text:p>
          </table:table-cell>
          <table:table-cell table:style-name="ce50" office:value-type="string" calcext:value-type="string" table:number-columns-spanned="5" table:number-rows-spanned="1">
            <text:p>A projekt keretében beszerezni kívánt eszközöket az érintett eszközök hivatalos forgalmazásával üzletszerűen foglalkozó, kereskedőnek vagy gyártónak minősülő szállítótól szerzem/szerezzük be, a piacon szokványos jótállási és szavatossági feltételek biztosítása mellett.*</text:p>
          </table:table-cell>
          <table:covered-table-cell table:number-columns-repeated="4" table:style-name="ce50"/>
          <table:table-cell table:style-name="ce118" table:content-validation-name="val10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9">
          <table:table-cell table:style-name="ce3"/>
          <table:table-cell table:style-name="ce36" office:value-type="string" calcext:value-type="string">
            <text:p>13.</text:p>
          </table:table-cell>
          <table:table-cell table:style-name="ce23" office:value-type="string" calcext:value-type="string" table:number-columns-spanned="5" table:number-rows-spanned="1">
            <text:p>A beépítendő hőtermelők teljesítménye nem haladja meg az épület hőigénye által indokolt teljesítmény 110%-át. </text:p>
            <text:p>Amennyiben az épület hőigényének megfelelő teljesítményű hőtermelő nem beszerezhető, illetve nincs forgalomban olyan hőtermelő, amely teljesíti a 110%-os elszámolhatósági határértéket, a beépítendő hőtermelő teljesítménye és az épület hőigénye közötti lehető legkisebb különbségre törekedem.  </text:p>
          </table:table-cell>
          <table:covered-table-cell table:number-columns-repeated="4" table:style-name="ce23"/>
          <table:table-cell table:style-name="ce118" table:content-validation-name="val10" office:value-type="string" calcext:value-type="string">
            <text:p>Nem releváns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30">
          <table:table-cell table:style-name="ce3"/>
          <table:table-cell table:style-name="ce38"/>
          <table:table-cell table:style-name="ce51" office:value-type="string" calcext:value-type="string" table:number-columns-spanned="5" table:number-rows-spanned="1">
            <text:p>*Az Eljárási Rendben foglaltaknak megfelelően az energiahatékonyság javítására és a megújulóenergia-felhasználás javítására vonatkozó tevékenységek vonatkozásában kizárólag a kivitelező által kibocsátott számla számolható el.</text:p>
          </table:table-cell>
          <table:covered-table-cell table:number-columns-repeated="4" table:style-name="ce51"/>
          <table:table-cell table:style-name="ce119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52" table:content-validation-name="val2" office:value-type="string" calcext:value-type="string" table:number-columns-spanned="3" table:number-rows-spanned="1">
            <text:p>Budapest, 2013.03.</text:p>
          </table:table-cell>
          <table:covered-table-cell table:style-name="ce69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3" table:content-validation-name="val3" table:number-columns-spanned="3" table:number-rows-spanned="1"/>
          <table:covered-table-cell table:number-columns-repeated="2" table:style-name="ce53" table:content-validation-name="val3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string" calcext:value-type="string" table:number-columns-spanned="3" table:number-rows-spanned="1">
            <text:p>TIBIVILL Épületvillamossági Kft.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5" office:value-type="string" calcext:value-type="string" table:number-columns-spanned="4" table:number-rows-spanned="1">
            <text:p>a nyilatkozó kivitelezést végző neve és aláírása</text:p>
          </table:table-cell>
          <table:covered-table-cell table:number-columns-repeated="3" table:style-name="ce95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7" office:value-type="string" calcext:value-type="string" table:number-columns-spanned="2" table:number-rows-spanned="1">
            <text:p>Alulírott</text:p>
          </table:table-cell>
          <table:covered-table-cell table:style-name="ce7"/>
          <table:table-cell table:style-name="ce7" table:number-columns-repeated="2"/>
          <table:table-cell table:style-name="ce6" table:number-columns-repeated="2"/>
          <table:table-cell table:style-name="ce120"/>
          <table:table-cell table:style-name="ce9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39"/>
          <table:table-cell table:style-name="ce55" office:value-type="string" calcext:value-type="string" table:number-columns-spanned="2" table:number-rows-spanned="1">
            <text:p>Cserhalmi György</text:p>
          </table:table-cell>
          <table:covered-table-cell table:style-name="ce55"/>
          <table:table-cell table:style-name="ce7" office:value-type="string" calcext:value-type="string" table:number-columns-spanned="4" table:number-rows-spanned="1">
            <text:p>(teljes név) mint az I. pontban megjelölt Hiteligénylő (képviselője)</text:p>
          </table:table-cell>
          <table:covered-table-cell table:number-columns-repeated="3" table:style-name="ce7"/>
          <table:table-cell table:style-name="ce9"/>
          <table:table-cell table:style-name="ce10"/>
          <table:table-cell table:number-columns-repeated="1014"/>
        </table:table-row>
        <table:table-row table:style-name="ro31">
          <table:table-cell table:style-name="ce9"/>
          <table:table-cell table:style-name="ce6"/>
          <table:table-cell table:style-name="ce7" office:value-type="string" calcext:value-type="string" table:number-columns-spanned="6" table:number-rows-spanned="1">
            <text:p><text:s/>kijelentem, hogy a jelen Nyilatkozatban feltüntetett adatok tartalmát megismertem és elfogadom, valamint a Projektre vonatkozóan kötelezően betartom és betartatom.</text:p>
          </table:table-cell>
          <table:covered-table-cell table:number-columns-repeated="5" table:style-name="ce7"/>
          <table:table-cell table:style-name="ce9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40" table:number-columns-spanned="2" table:number-rows-spanned="1"/>
          <table:covered-table-cell table:style-name="ce40"/>
          <table:table-cell table:style-name="ce70" table:number-columns-repeated="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2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56" table:content-validation-name="val2" office:value-type="string" calcext:value-type="string" table:number-columns-spanned="3" table:number-rows-spanned="1">
            <text:p>Budapest, 2018.03.</text:p>
          </table:table-cell>
          <table:covered-table-cell table:style-name="ce71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96" office:value-type="string" calcext:value-type="string" table:number-columns-spanned="3" table:number-rows-spanned="1">
            <text:p>Cserhalmi György</text:p>
          </table:table-cell>
          <table:covered-table-cell table:number-columns-repeated="2" table:style-name="ce9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8" office:value-type="string" calcext:value-type="string" table:number-columns-spanned="3" table:number-rows-spanned="2">
            <text:p>a Hiteligénylő (képviselőjének) neve és aláírása</text:p>
          </table:table-cell>
          <table:covered-table-cell table:number-columns-repeated="2" table:style-name="ce8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3"/>
          <table:covered-table-cell table:number-columns-repeated="3" table:style-name="ce8"/>
          <table:table-cell table:style-name="ce3"/>
          <table:table-cell table:style-name="ce10"/>
          <table:table-cell table:number-columns-repeated="1014"/>
        </table:table-row>
        <table:table-row table:style-name="ro3" table:number-rows-repeated="184">
          <table:table-cell table:style-name="ce10" table:number-columns-repeated="10"/>
          <table:table-cell table:number-columns-repeated="1014"/>
        </table:table-row>
        <table:table-row table:style-name="ro3">
          <table:table-cell table:style-name="ce10" table:number-columns-repeated="5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 office:value-type="string" calcext:value-type="string">
            <text:p>Előttünk mint tanúk előtt:</text:p>
          </table:table-cell>
          <table:table-cell table:style-name="ce72" office:value-type="string" calcext:value-type="string">
            <text:p>1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/>
          <table:table-cell table:style-name="ce58"/>
          <table:table-cell table:style-name="ce57"/>
          <table:table-cell table:style-name="ce9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3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/>
          <table:table-cell table:style-name="ce72" office:value-type="string" calcext:value-type="string">
            <text:p>2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100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Villamos.C65:Villamos.D65">
            <calcext:condition calcext:apply-style-name="ConditionalStyle_2" calcext:value="formula-is(COUNTA([.C65])=1)" calcext:base-cell-address="Villamos.C65"/>
          </calcext:conditional-format>
          <calcext:conditional-format calcext:target-range-address="Villamos.C53:Villamos.D53">
            <calcext:condition calcext:apply-style-name="ConditionalStyle_3" calcext:value="formula-is(COUNTA([.C53])=1)" calcext:base-cell-address="Villamos.C53"/>
          </calcext:conditional-format>
          <calcext:conditional-format calcext:target-range-address="Villamos.H38:Villamos.H50">
            <calcext:condition calcext:apply-style-name="ConditionalStyle_4" calcext:value="formula-is([.$H38]=&quot;Nem&quot;)" calcext:base-cell-address="Villamos.H38"/>
          </calcext:conditional-format>
          <calcext:conditional-format calcext:target-range-address="Villamos.H38:Villamos.H50">
            <calcext:condition calcext:apply-style-name="ConditionalStyle_5" calcext:value="formula-is(COUNTA([.$H38])=1)" calcext:base-cell-address="Villamos.H38"/>
          </calcext:conditional-format>
          <calcext:conditional-format calcext:target-range-address="Villamos.B12:Villamos.H13">
            <calcext:condition calcext:apply-style-name="ConditionalStyle_6" calcext:value="formula-is(COUNTA([.$B$12])=1)" calcext:base-cell-address="Villamos.B12"/>
          </calcext:conditional-format>
          <calcext:conditional-format calcext:target-range-address="Villamos.F24:Villamos.F29">
            <calcext:condition calcext:apply-style-name="ConditionalStyle_7" calcext:value="formula-is(COUNTA([.F24])=1)" calcext:base-cell-address="Villamos.F24"/>
          </calcext:conditional-format>
          <calcext:conditional-format calcext:target-range-address="Villamos.G19:Villamos.G29">
            <calcext:condition calcext:apply-style-name="ConditionalStyle_8" calcext:value="formula-is(AND([.$G19]&lt;&gt;&quot;-&quot;;[.$G19]&gt;[.$H19]))" calcext:base-cell-address="Villamos.G19"/>
          </calcext:conditional-format>
          <calcext:conditional-format calcext:target-range-address="Villamos.F19:Villamos.F19">
            <calcext:condition calcext:apply-style-name="ConditionalStyle_9" calcext:value="formula-is(COUNTA([.F19])=1)" calcext:base-cell-address="Villamos.F19"/>
          </calcext:conditional-format>
          <calcext:conditional-format calcext:target-range-address="Villamos.F21:Villamos.F21">
            <calcext:condition calcext:apply-style-name="ConditionalStyle_10" calcext:value="formula-is(COUNTA([.F21])=1)" calcext:base-cell-address="Villamos.F21"/>
          </calcext:conditional-format>
          <calcext:conditional-format calcext:target-range-address="Villamos.C34:Villamos.C34">
            <calcext:condition calcext:apply-style-name="ConditionalStyle_11" calcext:value="formula-is(COUNTA([.C34])=1)" calcext:base-cell-address="Villamos.C34"/>
          </calcext:conditional-format>
        </calcext:conditional-formats>
      </table:table>
      <table:table table:name="Napele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6" table:default-cell-style-name="ce11"/>
        <table:table-column table:style-name="co7" table:number-columns-repeated="1015" table:default-cell-style-name="ce11"/>
        <table:table-row table:style-name="ro1">
          <table:table-cell table:style-name="ce1"/>
          <table:table-cell table:style-name="ce12" office:value-type="string" calcext:value-type="string" table:number-columns-spanned="7" table:number-rows-spanned="1">
            <text:p>A HITELKÉRELEM BENYÚJTÁSÁHOZ SZÜKSÉGES MELLÉKLET!  </text:p>
            <text:p>A KIVITELEZŐNEK ÉS A HITELIGÉNYLŐNEK SZÜKSÉGES AZ ADATOKRÓL NYILATKOZNIUK! </text:p>
            <text:p>TÖBB KIVITELEZŐ ESETÉN VALAMENNYI KIVITELEZŐRE KÜLÖN-KÜLÖN SZÜKSÉGES KITÖLTENI!</text:p>
          </table:table-cell>
          <table:covered-table-cell table:number-columns-repeated="6" table:style-name="ce12"/>
          <table:table-cell table:style-name="ce121" table:number-columns-repeated="2"/>
          <table:table-cell table:style-name="ce123" table:number-columns-repeated="1014"/>
        </table:table-row>
        <table:table-row table:style-name="ro2">
          <table:table-cell table:style-name="ce2"/>
          <table:table-cell table:style-name="ce13" office:value-type="string" calcext:value-type="string" table:number-columns-spanned="7" table:number-rows-spanned="1">
            <text:p>VERZIÓSZÁM: 4.</text:p>
          </table:table-cell>
          <table:covered-table-cell table:number-columns-repeated="6" table:style-name="ce13"/>
          <table:table-cell table:style-name="ce122" table:number-columns-repeated="2"/>
          <table:table-cell table:style-name="ce124" table:number-columns-repeated="1014"/>
        </table:table-row>
        <table:table-row table:style-name="ro3">
          <table:table-cell table:style-name="ce3"/>
          <table:table-cell table:style-name="ce14"/>
          <table:table-cell table:style-name="ce41" table:number-columns-repeated="3"/>
          <table:table-cell table:style-name="ce82" table:number-columns-repeated="2"/>
          <table:table-cell table:style-name="ce14"/>
          <table:table-cell table:style-name="ce3"/>
          <table:table-cell table:style-name="ce10"/>
          <table:table-cell table:number-columns-repeated="1014"/>
        </table:table-row>
        <table:table-row table:style-name="ro4">
          <table:table-cell table:style-name="ce4"/>
          <table:table-cell table:style-name="ce15" office:value-type="string" calcext:value-type="string" table:number-columns-spanned="7" table:number-rows-spanned="1">
            <text:p>I. Kivitelezéssel kapcsolatos alapad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6" office:value-type="string" calcext:value-type="string" table:number-columns-spanned="2" table:number-rows-spanned="1">
            <text:p>Kivitelező megnevezése:</text:p>
          </table:table-cell>
          <table:covered-table-cell table:style-name="ce16"/>
          <table:table-cell table:style-name="ce59" table:content-validation-name="val4" office:value-type="string" calcext:value-type="string" table:number-columns-spanned="5" table:number-rows-spanned="1">
            <text:p>Pentele Solar Kft.</text:p>
          </table:table-cell>
          <table:covered-table-cell table:number-columns-repeated="4" table:style-name="ce59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Kivitelező székhelye, adószáma:</text:p>
          </table:table-cell>
          <table:covered-table-cell table:style-name="ce17"/>
          <table:table-cell table:style-name="ce60" table:content-validation-name="val4" office:value-type="string" calcext:value-type="string" table:number-columns-spanned="5" table:number-rows-spanned="1">
            <text:p>2400 Dunaújváros, Gagarin tér 21. 1. em. 4., ASZ 23685055-2-07</text:p>
          </table:table-cell>
          <table:covered-table-cell table:number-columns-repeated="4" table:style-name="ce60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Hiteligénylő neve:</text:p>
          </table:table-cell>
          <table:covered-table-cell table:style-name="ce17"/>
          <table:table-cell table:style-name="ce60" table:content-validation-name="val5" office:value-type="string" calcext:value-type="string" table:number-columns-spanned="5" table:number-rows-spanned="1">
            <text:p>Cserhalmi György</text:p>
          </table:table-cell>
          <table:covered-table-cell table:number-columns-repeated="4" table:style-name="ce60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6">
          <table:table-cell table:style-name="ce4"/>
          <table:table-cell table:style-name="ce18" office:value-type="string" calcext:value-type="string" table:number-columns-spanned="2" table:number-rows-spanned="1">
            <text:p>Megvalósítási helyszín (irányítószám, helység, …, helyrajzi szám)</text:p>
          </table:table-cell>
          <table:covered-table-cell table:style-name="ce18"/>
          <table:table-cell table:style-name="ce61" table:content-validation-name="val5" office:value-type="string" calcext:value-type="string" table:number-columns-spanned="5" table:number-rows-spanned="1">
            <text:p>1212 Budapest, Bajcsy-Zsilinszky út 57, 4/17, HRSZ 208394/8/A/17</text:p>
          </table:table-cell>
          <table:covered-table-cell table:number-columns-repeated="4" table:style-name="ce73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9" office:value-type="string" calcext:value-type="string" table:number-columns-spanned="7" table:number-rows-spanned="1">
            <text:p>II. Kivitelezés megvalósításával kapcsolatos adatok</text:p>
          </table:table-cell>
          <table:covered-table-cell table:number-columns-repeated="6" table:style-name="ce19"/>
          <table:table-cell table:style-name="ce4"/>
          <table:table-cell table:style-name="ce10"/>
          <table:table-cell table:number-columns-repeated="1014"/>
        </table:table-row>
        <table:table-row table:style-name="ro8">
          <table:table-cell table:style-name="ce4"/>
          <table:table-cell table:style-name="ce20" office:value-type="string" calcext:value-type="string" table:number-columns-spanned="7" table:number-rows-spanned="1">
            <text:p>A projektet érintő szabályozási környezet bemutatása / A megvalósításhoz szükséges hatósági és egyéb engedély(ek) megnevezése / Az engedélyezési folyamat státuszának és ütemezésének ismertetése:</text:p>
          </table:table-cell>
          <table:covered-table-cell table:number-columns-repeated="6" table:style-name="ce20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4"/>
          <table:table-cell table:style-name="ce125" table:content-validation-name="val1" table:number-columns-spanned="7" table:number-rows-spanned="2"/>
          <table:covered-table-cell table:number-columns-repeated="6" table:style-name="ce127" table:content-validation-name="val1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6"/>
          <table:covered-table-cell table:style-name="ce126" table:content-validation-name="val1"/>
          <table:covered-table-cell table:number-columns-repeated="6" table:style-name="ce128" table:content-validation-name="val1"/>
          <table:table-cell table:style-name="ce6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0">
          <table:table-cell table:style-name="ce5"/>
          <table:table-cell table:style-name="ce23" office:value-type="string" calcext:value-type="string" table:number-columns-spanned="7" table:number-rows-spanned="1">
            <text:p>Építészeti műszaki dokumentáció hiányában az építési termék építménybe történő betervezésének és beépítésének, ennek során a teljesítmény igazolásának részletes szabályairól szóló 275/2013. (VII. 16.) Korm. rendelet értelmében az építési termékek elvárt műszaki teljesítményét a kivitelezési szerződésben kell meghatározni, amelyet a nyilatkozathoz mellékelni szükséges. Felhívjuk a figyelmet arra, hogy a kivitelezési szerződést a fogyasztó és a vállalkozás közötti szerződések részletes szabályairól szóló 45/2014. (II. 26.) Korm. rendelet figyelembevételével kell megkötni!</text:p>
          </table:table-cell>
          <table:covered-table-cell table:number-columns-repeated="6" table:style-name="ce23"/>
          <table:table-cell table:style-name="ce5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1">
          <table:table-cell table:style-name="ce7"/>
          <table:table-cell table:style-name="ce15" office:value-type="string" calcext:value-type="string" table:number-columns-spanned="7" table:number-rows-spanned="1">
            <text:p>III. Beruházási költségek / fajlagos értékek</text:p>
          </table:table-cell>
          <table:covered-table-cell table:number-columns-repeated="6" table:style-name="ce15"/>
          <table:table-cell table:style-name="ce5"/>
          <table:table-cell table:style-name="ce6"/>
          <table:table-cell table:number-columns-repeated="1014"/>
        </table:table-row>
        <table:table-row table:style-name="ro12">
          <table:table-cell table:style-name="ce6"/>
          <table:table-cell table:style-name="ce24" office:value-type="string" calcext:value-type="string" table:number-columns-spanned="2" table:number-rows-spanned="1">
            <text:p>Beruházás megnevezése</text:p>
          </table:table-cell>
          <table:covered-table-cell table:style-name="ce24"/>
          <table:table-cell table:style-name="ce62" office:value-type="string" calcext:value-type="string">
            <text:p>Engedélyhez kötött?</text:p>
          </table:table-cell>
          <table:table-cell table:style-name="ce62" office:value-type="string" calcext:value-type="string">
            <text:p>Beruházás elszámolható költsége </text:p>
            <text:p>(nettó)</text:p>
          </table:table-cell>
          <table:table-cell table:style-name="ce24" office:value-type="string" calcext:value-type="string">
            <text:p>Beruházás mérete</text:p>
          </table:table-cell>
          <table:table-cell table:style-name="ce24" office:value-type="string" calcext:value-type="string">
            <text:p>Fajlagos érték</text:p>
          </table:table-cell>
          <table:table-cell table:style-name="ce62" office:value-type="string" calcext:value-type="string">
            <text:p>Fajlagos határérték (nettó)</text:p>
          </table:table-cell>
          <table:table-cell table:style-name="ce5"/>
          <table:table-cell table:style-name="ce6"/>
          <table:table-cell table:number-columns-repeated="1014"/>
        </table:table-row>
        <table:table-row table:style-name="ro13">
          <table:table-cell table:style-name="ce5"/>
          <table:table-cell table:style-name="ce25" office:value-type="string" calcext:value-type="string">
            <text:p>I.a</text:p>
          </table:table-cell>
          <table:table-cell table:style-name="ce44" office:value-type="string" calcext:value-type="string">
            <text:p><text:span text:style-name="T1">Nyílászáró és bejárati ajtó cseréje,  légbevezetés beé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134" table:content-validation-name="val8"/>
          <table:table-cell table:style-name="ce141" office:value-type="string" calcext:value-type="string">
            <text:p>-</text:p>
          </table:table-cell>
          <table:table-cell table:style-name="ce106" office:value-type="float" office:value="60000" calcext:value-type="float">
            <text:p>60,000 Ft</text:p>
          </table:table-cell>
          <table:table-cell table:style-name="ce5" table:number-columns-repeated="2"/>
          <table:table-cell table:number-columns-repeated="1014"/>
        </table:table-row>
        <table:table-row table:style-name="ro13">
          <table:table-cell table:style-name="ce5"/>
          <table:table-cell table:style-name="ce26" office:value-type="string" calcext:value-type="string">
            <text:p>I.b</text:p>
          </table:table-cell>
          <table:table-cell table:style-name="ce45" office:value-type="string" calcext:value-type="string">
            <text:p>Nyári hővédelem, árnyékoló vagy árnyékvető szerkezetek</text:p>
          </table:table-cell>
          <table:table-cell table:style-name="ce64" table:content-validation-name="val6"/>
          <table:table-cell table:style-name="ce75" table:content-validation-name="val7"/>
          <table:table-cell table:style-name="ce85" table:content-validation-name="val7"/>
          <table:table-cell table:style-name="ce142"/>
          <table:table-cell table:style-name="ce107" table:content-validation-name="val7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6" office:value-type="string" calcext:value-type="string">
            <text:p>II.</text:p>
          </table:table-cell>
          <table:table-cell table:style-name="ce45" office:value-type="string" calcext:value-type="string">
            <text:p><text:span text:style-name="T1">Hőszigetelés (Ft/m</text:span><text:span text:style-name="T2">2</text:span><text:span text:style-name="T3">)</text:span></text:p>
          </table:table-cell>
          <table:table-cell table:style-name="ce64" table:content-validation-name="val6"/>
          <table:table-cell table:style-name="ce76" table:content-validation-name="val7"/>
          <table:table-cell table:style-name="ce135" table:content-validation-name="val7"/>
          <table:table-cell table:style-name="ce143" office:value-type="string" calcext:value-type="string">
            <text:p>-</text:p>
          </table:table-cell>
          <table:table-cell table:style-name="ce108" office:value-type="float" office:value="15000" calcext:value-type="float">
            <text:p>15,000 Ft</text:p>
          </table:table-cell>
          <table:table-cell table:style-name="ce5" table:number-columns-repeated="2"/>
          <table:table-cell table:number-columns-repeated="1014"/>
        </table:table-row>
        <table:table-row table:style-name="ro15">
          <table:table-cell table:style-name="ce5"/>
          <table:table-cell table:style-name="ce27" office:value-type="string" calcext:value-type="string">
            <text:p>III.</text:p>
          </table:table-cell>
          <table:table-cell table:style-name="ce46" office:value-type="string" calcext:value-type="string">
            <text:p>Fűtési, hűtési és használati melegvíz rendszer korszerűsítése, egyéb gépészeti korszerűsítések</text:p>
          </table:table-cell>
          <table:table-cell table:style-name="ce65" table:content-validation-name="val6"/>
          <table:table-cell table:style-name="ce76" table:content-validation-name="val7"/>
          <table:table-cell table:style-name="ce85" table:content-validation-name="val7"/>
          <table:table-cell table:style-name="ce142"/>
          <table:table-cell table:style-name="ce109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8" office:value-type="string" calcext:value-type="string">
            <text:p>IV.</text:p>
          </table:table-cell>
          <table:table-cell table:style-name="ce47" office:value-type="string" calcext:value-type="string">
            <text:p>Egyéb beruházási tevékenység</text:p>
          </table:table-cell>
          <table:table-cell table:style-name="ce66" table:content-validation-name="val6"/>
          <table:table-cell table:style-name="ce77" table:content-validation-name="val7"/>
          <table:table-cell table:style-name="ce87" table:content-validation-name="val7"/>
          <table:table-cell table:style-name="ce144"/>
          <table:table-cell table:style-name="ce110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9" office:value-type="string" calcext:value-type="string">
            <text:p>I.</text:p>
          </table:table-cell>
          <table:table-cell table:style-name="ce44" office:value-type="string" calcext:value-type="string">
            <text:p><text:span text:style-name="T1">Napkollektor rendszer tele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136" table:content-validation-name="val7"/>
          <table:table-cell table:style-name="ce141" office:value-type="string" calcext:value-type="string">
            <text:p>-</text:p>
          </table:table-cell>
          <table:table-cell table:style-name="ce106" office:value-type="float" office:value="270000" calcext:value-type="float">
            <text:p>270,000 Ft</text:p>
          </table:table-cell>
          <table:table-cell table:style-name="ce5" table:number-columns-repeated="2"/>
          <table:table-cell table:number-columns-repeated="1014"/>
        </table:table-row>
        <table:table-row table:style-name="ro8">
          <table:table-cell table:style-name="ce5"/>
          <table:table-cell table:style-name="ce30" office:value-type="string" calcext:value-type="string">
            <text:p>II.</text:p>
          </table:table-cell>
          <table:table-cell table:style-name="ce46" office:value-type="string" calcext:value-type="string">
            <text:p>Napelemes rendszer telepítése (Ft/kW)</text:p>
          </table:table-cell>
          <table:table-cell table:style-name="ce65" table:content-validation-name="val6" office:value-type="string" calcext:value-type="string">
            <text:p>Igen</text:p>
          </table:table-cell>
          <table:table-cell table:style-name="ce76" table:content-validation-name="val7"/>
          <table:table-cell table:style-name="ce137" table:content-validation-name="val7"/>
          <table:table-cell table:style-name="ce143" office:value-type="string" calcext:value-type="string">
            <text:p>-</text:p>
          </table:table-cell>
          <table:table-cell table:style-name="ce108" office:value-type="float" office:value="450000" calcext:value-type="float">
            <text:p>450,000 Ft</text:p>
          </table:table-cell>
          <table:table-cell table:style-name="ce5" table:number-columns-repeated="2"/>
          <table:table-cell table:number-columns-repeated="1014"/>
        </table:table-row>
        <table:table-row table:style-name="ro16">
          <table:table-cell table:style-name="ce5"/>
          <table:table-cell table:style-name="ce30" office:value-type="string" calcext:value-type="string">
            <text:p>III.</text:p>
          </table:table-cell>
          <table:table-cell table:style-name="ce46" office:value-type="string" calcext:value-type="string">
            <text:p>Szilárd biomassza (brikett, pellett, faapríték, faelgázosító) kazánrendszer telepítése (Ft/kW)</text:p>
          </table:table-cell>
          <table:table-cell table:style-name="ce65" table:content-validation-name="val6"/>
          <table:table-cell table:style-name="ce76" table:content-validation-name="val7"/>
          <table:table-cell table:style-name="ce137" table:content-validation-name="val7"/>
          <table:table-cell table:style-name="ce143" office:value-type="string" calcext:value-type="string">
            <text:p>-</text:p>
          </table:table-cell>
          <table:table-cell table:style-name="ce108" office:value-type="float" office:value="150000" calcext:value-type="float">
            <text:p>150,000 Ft</text:p>
          </table:table-cell>
          <table:table-cell table:style-name="ce5" table:number-columns-repeated="2"/>
          <table:table-cell table:number-columns-repeated="1014"/>
        </table:table-row>
        <table:table-row table:style-name="ro6">
          <table:table-cell table:style-name="ce5"/>
          <table:table-cell table:style-name="ce30" office:value-type="string" calcext:value-type="string">
            <text:p>IV.a</text:p>
          </table:table-cell>
          <table:table-cell table:style-name="ce46" office:value-type="string" calcext:value-type="string">
            <text:p>Hőszivattyú rendszer telepítése (földhő-víz) (Ft/kW)</text:p>
          </table:table-cell>
          <table:table-cell table:style-name="ce65" table:content-validation-name="val6"/>
          <table:table-cell table:style-name="ce78" table:content-validation-name="val7"/>
          <table:table-cell table:style-name="ce137" table:content-validation-name="val7"/>
          <table:table-cell table:style-name="ce143" office:value-type="string" calcext:value-type="string">
            <text:p>-</text:p>
          </table:table-cell>
          <table:table-cell table:style-name="ce108" office:value-type="float" office:value="325000" calcext:value-type="float">
            <text:p>325,000 Ft</text:p>
          </table:table-cell>
          <table:table-cell table:style-name="ce5" table:number-columns-repeated="2"/>
          <table:table-cell table:number-columns-repeated="1014"/>
        </table:table-row>
        <table:table-row table:style-name="ro17">
          <table:table-cell table:style-name="ce5"/>
          <table:table-cell table:style-name="ce30" office:value-type="string" calcext:value-type="string">
            <text:p>IV.b</text:p>
          </table:table-cell>
          <table:table-cell table:style-name="ce46" office:value-type="string" calcext:value-type="string">
            <text:p>Hőszivattyú rendszer telepítése (víz-víz) (Ft/kW)</text:p>
          </table:table-cell>
          <table:table-cell table:style-name="ce67" table:content-validation-name="val6"/>
          <table:table-cell table:style-name="ce79" table:content-validation-name="val7"/>
          <table:table-cell table:style-name="ce138" table:content-validation-name="val7"/>
          <table:table-cell table:style-name="ce143" office:value-type="string" calcext:value-type="string">
            <text:p>-</text:p>
          </table:table-cell>
          <table:table-cell table:style-name="ce108" office:value-type="float" office:value="225000" calcext:value-type="float">
            <text:p>225,000 Ft</text:p>
          </table:table-cell>
          <table:table-cell table:style-name="ce5" table:number-columns-repeated="2"/>
          <table:table-cell table:number-columns-repeated="1014"/>
        </table:table-row>
        <table:table-row table:style-name="ro18">
          <table:table-cell table:style-name="ce5"/>
          <table:table-cell table:style-name="ce31" office:value-type="string" calcext:value-type="string">
            <text:p>IV.c</text:p>
          </table:table-cell>
          <table:table-cell table:style-name="ce47" office:value-type="string" calcext:value-type="string">
            <text:p>Hőszivattyú rendszer telepítése (levegő-víz) (Ft/kW)</text:p>
          </table:table-cell>
          <table:table-cell table:style-name="ce66" table:content-validation-name="val6"/>
          <table:table-cell table:style-name="ce80" table:content-validation-name="val7"/>
          <table:table-cell table:style-name="ce139" table:content-validation-name="val7"/>
          <table:table-cell table:style-name="ce145" office:value-type="string" calcext:value-type="string">
            <text:p>-</text:p>
          </table:table-cell>
          <table:table-cell table:style-name="ce111" office:value-type="float" office:value="185000" calcext:value-type="float">
            <text:p>185,000 Ft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5" office:value-type="string" calcext:value-type="string" table:number-columns-spanned="7" table:number-rows-spanned="1">
            <text:p>IV. Nyilatkoz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4"/>
          <table:table-cell table:style-name="ce32"/>
          <table:table-cell table:style-name="ce48" table:number-columns-repeated="5"/>
          <table:table-cell table:style-name="ce112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3" office:value-type="string" calcext:value-type="string" table:number-columns-spanned="2" table:number-rows-spanned="1">
            <text:p>Alulírott</text:p>
          </table:table-cell>
          <table:covered-table-cell table:style-name="ce33"/>
          <table:table-cell table:style-name="ce7" table:number-columns-repeated="2"/>
          <table:table-cell table:style-name="ce6" table:number-columns-repeated="2"/>
          <table:table-cell table:style-name="ce113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4"/>
          <table:table-cell table:style-name="ce129"/>
          <table:table-cell table:style-name="ce68" office:value-type="string" calcext:value-type="string" table:number-columns-spanned="2" table:number-rows-spanned="1">
            <text:p>(teljes név) a(z) </text:p>
          </table:table-cell>
          <table:covered-table-cell table:style-name="ce68"/>
          <table:table-cell table:style-name="ce140" office:value-type="string" calcext:value-type="string" table:number-columns-spanned="2" table:number-rows-spanned="1">
            <text:p>Pentele Solar Kft.</text:p>
          </table:table-cell>
          <table:covered-table-cell table:style-name="ce92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table-cell table:style-name="ce41" office:value-type="string" calcext:value-type="string" table:number-columns-spanned="5" table:number-rows-spanned="2">
            <text:p>kivitelezést végző cég képviseletében eljárva büntetőjogi felelősségem teljes tudatában nyilatkozom az alábbiakról:</text:p>
          </table:table-cell>
          <table:covered-table-cell table:number-columns-repeated="4" table:style-name="ce41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covered-table-cell table:number-columns-repeated="5" table:style-name="ce41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33"/>
          <table:table-cell table:style-name="ce7" table:number-columns-repeated="5"/>
          <table:table-cell table:style-name="ce115"/>
          <table:table-cell table:style-name="ce3"/>
          <table:table-cell table:style-name="ce10"/>
          <table:table-cell table:number-columns-repeated="1014"/>
        </table:table-row>
        <table:table-row table:style-name="ro20">
          <table:table-cell table:style-name="ce3"/>
          <table:table-cell table:style-name="ce36" office:value-type="string" calcext:value-type="string">
            <text:p>1.</text:p>
          </table:table-cell>
          <table:table-cell table:style-name="ce50" office:value-type="string" calcext:value-type="string" table:number-columns-spanned="5" table:number-rows-spanned="1">
            <text:p>Rendelkezünk a Hiteligénylővel megkötött érvényes és feltételesen hatályos szerződéssel.</text:p>
          </table:table-cell>
          <table:covered-table-cell table:number-columns-repeated="4" table:style-name="ce50"/>
          <table:table-cell table:style-name="ce14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1">
          <table:table-cell table:style-name="ce3"/>
          <table:table-cell table:style-name="ce36" office:value-type="string" calcext:value-type="string">
            <text:p>2.</text:p>
          </table:table-cell>
          <table:table-cell table:style-name="ce23" office:value-type="string" calcext:value-type="string" table:number-columns-spanned="5" table:number-rows-spanned="1">
            <text:p>Megismertem az épület korszerűsítésére (tervezett állapotra) vonatkozó 7/2006. (V. 24.) TNM rendelet alapján elkészített energetikai tanúsítványban foglalt elvárt műszaki tartalmat és az építési tevékenységet ennek megfelelően végzem el. A műszaki tartalommal kapcsolatban szakmai aggály nem merült fel.</text:p>
          </table:table-cell>
          <table:covered-table-cell table:number-columns-repeated="4" table:style-name="ce23"/>
          <table:table-cell table:style-name="ce14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3.</text:p>
          </table:table-cell>
          <table:table-cell table:style-name="ce50" office:value-type="string" calcext:value-type="string" table:number-columns-spanned="5" table:number-rows-spanned="1">
            <text:p>A költségek meghatározását és a szükséges engedélyek megadását a megvalósítás helyszínén végzett helyszíni felmérések, valamint a rendelkezésre álló tervrajzok, műszaki adatok alapján határoztuk meg.</text:p>
          </table:table-cell>
          <table:covered-table-cell table:number-columns-repeated="4" table:style-name="ce50"/>
          <table:table-cell table:style-name="ce14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6">
          <table:table-cell table:style-name="ce3"/>
          <table:table-cell table:style-name="ce36" office:value-type="string" calcext:value-type="string">
            <text:p>4.</text:p>
          </table:table-cell>
          <table:table-cell table:style-name="ce50" office:value-type="string" calcext:value-type="string" table:number-columns-spanned="5" table:number-rows-spanned="1">
            <text:p>A megvalósítás helyszínén végzett helyszíni felmérések során olyan szerkezeti hibát, problémát nem fedeztünk fel, mely az épület állékonysági problémájára utalna, beleértve ebbe a tartószerkezet megfelelősségének vizsgálatát is. </text:p>
          </table:table-cell>
          <table:covered-table-cell table:number-columns-repeated="4" table:style-name="ce50"/>
          <table:table-cell table:style-name="ce14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2">
          <table:table-cell table:style-name="ce3"/>
          <table:table-cell table:style-name="ce36" office:value-type="string" calcext:value-type="string">
            <text:p>5.</text:p>
          </table:table-cell>
          <table:table-cell table:style-name="ce50" office:value-type="string" calcext:value-type="string" table:number-columns-spanned="5" table:number-rows-spanned="1">
            <text:p>A beruházás műszaki tartalmának összeállítását a szakma szabályai és a vonatkozó rendeletek alapján készítettük el. </text:p>
          </table:table-cell>
          <table:covered-table-cell table:number-columns-repeated="4" table:style-name="ce50"/>
          <table:table-cell table:style-name="ce14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3">
          <table:table-cell table:style-name="ce3"/>
          <table:table-cell table:style-name="ce37" office:value-type="string" calcext:value-type="string">
            <text:p>6.</text:p>
          </table:table-cell>
          <table:table-cell table:style-name="ce50" office:value-type="string" calcext:value-type="string" table:number-columns-spanned="5" table:number-rows-spanned="1">
            <text:p>Az elszámolható költségként megjelenített költségelemek energetikailag indokoltak és szükségesek. </text:p>
            <text:p>A nem elszámolható költségként megjelenített költségelemek a beruházás megvalósításához szükségesek. </text:p>
            <text:p>A beruházás költségelemeinek költséghatékonysága reális, a költségek a piaci áraknak megfelelnek, a kivitelezési munkálatok költsége az előírt fajlagos költségkorlátokon belül marad.</text:p>
          </table:table-cell>
          <table:covered-table-cell table:number-columns-repeated="4" table:style-name="ce50"/>
          <table:table-cell table:style-name="ce147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4">
          <table:table-cell table:style-name="ce3"/>
          <table:table-cell table:style-name="ce36" office:value-type="string" calcext:value-type="string">
            <text:p>7.</text:p>
          </table:table-cell>
          <table:table-cell table:style-name="ce50" office:value-type="string" calcext:value-type="string" table:number-columns-spanned="5" table:number-rows-spanned="1">
            <text:p>A <text:s/>(feltételes) vállalkozói szerződésben <text:s/>feltüntetett árak a Termékleírásban és az Eljárási Rendben nem elszámolható költségként feltütetett költséget, illetve az ingatlan bővítésével, átalakításával vagy átépítésével kapcsolatos költséget nem tartalmaznak. </text:p>
          </table:table-cell>
          <table:covered-table-cell table:number-columns-repeated="4" table:style-name="ce50"/>
          <table:table-cell table:style-name="ce14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8.</text:p>
          </table:table-cell>
          <table:table-cell table:style-name="ce50" office:value-type="string" calcext:value-type="string" table:number-columns-spanned="5" table:number-rows-spanned="1">
            <text:p>A (feltételes) vállalkozási szerződésben feltüntetett árak alapján a kivitelezési munkálatok támogatható munkadíja a támogatás szempontjából elismerhető anyagköltség 60%-a vagy annál kevesebb.</text:p>
          </table:table-cell>
          <table:covered-table-cell table:number-columns-repeated="4" table:style-name="ce50"/>
          <table:table-cell table:style-name="ce14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5">
          <table:table-cell table:style-name="ce3"/>
          <table:table-cell table:style-name="ce36" office:value-type="string" calcext:value-type="string">
            <text:p>9.</text:p>
          </table:table-cell>
          <table:table-cell table:style-name="ce23" office:value-type="string" calcext:value-type="string" table:number-columns-spanned="5" table:number-rows-spanned="1">
            <text:p>A beépíteni kívánt eszközök megfelelnek a vonatkozó európai irányelveknek, szabványoknak, illetve az azokat harmonizáló magyar rendeleteknek, szabványoknak, környezetvédelmi előírásoknak. A beépítésre kerülő, megújuló energiát hasznosító rendszerek megfelelnek továbbá a megújuló energiát termelő berendezések és rendszerek beszerzéséhez és működtetéséhez nyújtott támogatások igénybevételének műszaki követelményeiről szóló 55/2016. (XII. 21.) NFM rendeletben foglaltak előírásoknak, továbbá a beépítésre javasolt energiatermelő berendezés(ek) alkalmas(ak) a beruházással érintett épület(ek) energiaellátásának folyamatos és környezetkímélő biztosítására.</text:p>
          </table:table-cell>
          <table:covered-table-cell table:number-columns-repeated="4" table:style-name="ce23"/>
          <table:table-cell table:style-name="ce14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6">
          <table:table-cell table:style-name="ce3"/>
          <table:table-cell table:style-name="ce36" office:value-type="string" calcext:value-type="string">
            <text:p>10.</text:p>
          </table:table-cell>
          <table:table-cell table:style-name="ce23" office:value-type="string" calcext:value-type="string" table:number-columns-spanned="5" table:number-rows-spanned="1">
            <text:p>A beépítendő építési termékek és szerkezetek tűzvédelmi [az Országos Tűzvédelmi Szabályzatról szóló 54/2014. (XII. 5.) BM rendelet alapján], valamint minőségi megfelelősége [az építési termék építménybe történő betervezésének és beépítésének, ennek során a teljesítmény igazolásának részletes szabályairól szóló 275/2013. (VII. 16.) Korm. rendelet szerinti teljesítménynyilatkozat bemutatásával] igazolható.</text:p>
          </table:table-cell>
          <table:covered-table-cell table:number-columns-repeated="4" table:style-name="ce23"/>
          <table:table-cell table:style-name="ce14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7">
          <table:table-cell table:style-name="ce3"/>
          <table:table-cell table:style-name="ce36" office:value-type="string" calcext:value-type="string">
            <text:p>11.</text:p>
          </table:table-cell>
          <table:table-cell table:style-name="ce50" office:value-type="string" calcext:value-type="string" table:number-columns-spanned="5" table:number-rows-spanned="1">
            <text:p>A megújuló energia hasznosításával villamos energiát termelő rendszer által éves szinten – szakértői számítások alapján – megtermelhető villamos energia mennyisége nem haladja meg az érintett épület fejlesztés utáni éves villamosenergia-igényét, amely tartalmazza az épület, az épületgépészet és az épületben lévő, villamos energiát használó elektronikai eszközök villamosenergia-igényét is.</text:p>
          </table:table-cell>
          <table:covered-table-cell table:number-columns-repeated="4" table:style-name="ce50"/>
          <table:table-cell table:style-name="ce148" table:content-validation-name="val10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8">
          <table:table-cell table:style-name="ce3"/>
          <table:table-cell table:style-name="ce36" office:value-type="string" calcext:value-type="string">
            <text:p>12.</text:p>
          </table:table-cell>
          <table:table-cell table:style-name="ce50" office:value-type="string" calcext:value-type="string" table:number-columns-spanned="5" table:number-rows-spanned="1">
            <text:p>A projekt keretében beszerezni kívánt eszközöket az érintett eszközök hivatalos forgalmazásával üzletszerűen foglalkozó, kereskedőnek vagy gyártónak minősülő szállítótól szerzem/szerezzük be, a piacon szokványos jótállási és szavatossági feltételek biztosítása mellett.*</text:p>
          </table:table-cell>
          <table:covered-table-cell table:number-columns-repeated="4" table:style-name="ce50"/>
          <table:table-cell table:style-name="ce148" table:content-validation-name="val10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9">
          <table:table-cell table:style-name="ce3"/>
          <table:table-cell table:style-name="ce36" office:value-type="string" calcext:value-type="string">
            <text:p>13.</text:p>
          </table:table-cell>
          <table:table-cell table:style-name="ce23" office:value-type="string" calcext:value-type="string" table:number-columns-spanned="5" table:number-rows-spanned="1">
            <text:p>A beépítendő hőtermelők teljesítménye nem haladja meg az épület hőigénye által indokolt teljesítmény 110%-át. </text:p>
            <text:p>Amennyiben az épület hőigényének megfelelő teljesítményű hőtermelő nem beszerezhető, illetve nincs forgalomban olyan hőtermelő, amely teljesíti a 110%-os elszámolhatósági határértéket, a beépítendő hőtermelő teljesítménye és az épület hőigénye közötti lehető legkisebb különbségre törekedem.  </text:p>
          </table:table-cell>
          <table:covered-table-cell table:number-columns-repeated="4" table:style-name="ce23"/>
          <table:table-cell table:style-name="ce148" table:content-validation-name="val10" office:value-type="string" calcext:value-type="string">
            <text:p>Nem releváns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30">
          <table:table-cell table:style-name="ce3"/>
          <table:table-cell table:style-name="ce38"/>
          <table:table-cell table:style-name="ce51" office:value-type="string" calcext:value-type="string" table:number-columns-spanned="5" table:number-rows-spanned="1">
            <text:p>*Az Eljárási Rendben foglaltaknak megfelelően az energiahatékonyság javítására és a megújulóenergia-felhasználás javítására vonatkozó tevékenységek vonatkozásában kizárólag a kivitelező által kibocsátott számla számolható el.</text:p>
          </table:table-cell>
          <table:covered-table-cell table:number-columns-repeated="4" table:style-name="ce51"/>
          <table:table-cell table:style-name="ce119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130" table:content-validation-name="val2" office:value-type="string" calcext:value-type="string" table:number-columns-spanned="3" table:number-rows-spanned="1">
            <text:p>Budapest, 2013.03.</text:p>
          </table:table-cell>
          <table:covered-table-cell table:style-name="ce132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3" table:content-validation-name="val3" table:number-columns-spanned="3" table:number-rows-spanned="1"/>
          <table:covered-table-cell table:number-columns-repeated="2" table:style-name="ce53" table:content-validation-name="val3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string" calcext:value-type="string" table:number-columns-spanned="3" table:number-rows-spanned="1">
            <text:p>Pentele Solar Kft.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5" office:value-type="string" calcext:value-type="string" table:number-columns-spanned="4" table:number-rows-spanned="1">
            <text:p>a nyilatkozó kivitelezést végző neve és aláírása</text:p>
          </table:table-cell>
          <table:covered-table-cell table:number-columns-repeated="3" table:style-name="ce95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7" office:value-type="string" calcext:value-type="string" table:number-columns-spanned="2" table:number-rows-spanned="1">
            <text:p>Alulírott</text:p>
          </table:table-cell>
          <table:covered-table-cell table:style-name="ce7"/>
          <table:table-cell table:style-name="ce7" table:number-columns-repeated="2"/>
          <table:table-cell table:style-name="ce6" table:number-columns-repeated="2"/>
          <table:table-cell table:style-name="ce120"/>
          <table:table-cell table:style-name="ce9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39"/>
          <table:table-cell table:style-name="ce55" office:value-type="string" calcext:value-type="string" table:number-columns-spanned="2" table:number-rows-spanned="1">
            <text:p>Cserhalmi György</text:p>
          </table:table-cell>
          <table:covered-table-cell table:style-name="ce55"/>
          <table:table-cell table:style-name="ce7" office:value-type="string" calcext:value-type="string" table:number-columns-spanned="4" table:number-rows-spanned="1">
            <text:p>(teljes név) mint az I. pontban megjelölt Hiteligénylő (képviselője)</text:p>
          </table:table-cell>
          <table:covered-table-cell table:number-columns-repeated="3" table:style-name="ce7"/>
          <table:table-cell table:style-name="ce9"/>
          <table:table-cell table:style-name="ce10"/>
          <table:table-cell table:number-columns-repeated="1014"/>
        </table:table-row>
        <table:table-row table:style-name="ro31">
          <table:table-cell table:style-name="ce9"/>
          <table:table-cell table:style-name="ce6"/>
          <table:table-cell table:style-name="ce7" office:value-type="string" calcext:value-type="string" table:number-columns-spanned="6" table:number-rows-spanned="1">
            <text:p><text:s/>kijelentem, hogy a jelen Nyilatkozatban feltüntetett adatok tartalmát megismertem és elfogadom, valamint a Projektre vonatkozóan kötelezően betartom és betartatom.</text:p>
          </table:table-cell>
          <table:covered-table-cell table:number-columns-repeated="5" table:style-name="ce7"/>
          <table:table-cell table:style-name="ce9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40" table:number-columns-spanned="2" table:number-rows-spanned="1"/>
          <table:covered-table-cell table:style-name="ce40"/>
          <table:table-cell table:style-name="ce70" table:number-columns-repeated="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2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131" table:content-validation-name="val2" office:value-type="string" calcext:value-type="string" table:number-columns-spanned="3" table:number-rows-spanned="1">
            <text:p>Budapest, 2018.03.</text:p>
          </table:table-cell>
          <table:covered-table-cell table:style-name="ce133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96" office:value-type="string" calcext:value-type="string" table:number-columns-spanned="3" table:number-rows-spanned="1">
            <text:p>Cserhalmi György</text:p>
          </table:table-cell>
          <table:covered-table-cell table:number-columns-repeated="2" table:style-name="ce9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8" office:value-type="string" calcext:value-type="string" table:number-columns-spanned="3" table:number-rows-spanned="2">
            <text:p>a Hiteligénylő (képviselőjének) neve és aláírása</text:p>
          </table:table-cell>
          <table:covered-table-cell table:number-columns-repeated="2" table:style-name="ce8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3"/>
          <table:covered-table-cell table:number-columns-repeated="3" table:style-name="ce8"/>
          <table:table-cell table:style-name="ce3"/>
          <table:table-cell table:style-name="ce10"/>
          <table:table-cell table:number-columns-repeated="1014"/>
        </table:table-row>
        <table:table-row table:style-name="ro3" table:number-rows-repeated="184">
          <table:table-cell table:style-name="ce10" table:number-columns-repeated="10"/>
          <table:table-cell table:number-columns-repeated="1014"/>
        </table:table-row>
        <table:table-row table:style-name="ro3">
          <table:table-cell table:style-name="ce10" table:number-columns-repeated="5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 office:value-type="string" calcext:value-type="string">
            <text:p>Előttünk mint tanúk előtt:</text:p>
          </table:table-cell>
          <table:table-cell table:style-name="ce72" office:value-type="string" calcext:value-type="string">
            <text:p>1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/>
          <table:table-cell table:style-name="ce58"/>
          <table:table-cell table:style-name="ce57"/>
          <table:table-cell table:style-name="ce9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3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/>
          <table:table-cell table:style-name="ce72" office:value-type="string" calcext:value-type="string">
            <text:p>2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100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Napelem.C65:Napelem.D65">
            <calcext:condition calcext:apply-style-name="ConditionalStyle_2" calcext:value="formula-is(COUNTA([.C65])=1)" calcext:base-cell-address="Napelem.C65"/>
          </calcext:conditional-format>
          <calcext:conditional-format calcext:target-range-address="Napelem.C53:Napelem.D53">
            <calcext:condition calcext:apply-style-name="ConditionalStyle_3" calcext:value="formula-is(COUNTA([.C53])=1)" calcext:base-cell-address="Napelem.C53"/>
          </calcext:conditional-format>
          <calcext:conditional-format calcext:target-range-address="Napelem.H38:Napelem.H50">
            <calcext:condition calcext:apply-style-name="ConditionalStyle_4" calcext:value="formula-is([.$H38]=&quot;Nem&quot;)" calcext:base-cell-address="Napelem.H38"/>
          </calcext:conditional-format>
          <calcext:conditional-format calcext:target-range-address="Napelem.H38:Napelem.H50">
            <calcext:condition calcext:apply-style-name="ConditionalStyle_5" calcext:value="formula-is(COUNTA([.$H38])=1)" calcext:base-cell-address="Napelem.H38"/>
          </calcext:conditional-format>
          <calcext:conditional-format calcext:target-range-address="Napelem.B12:Napelem.H13">
            <calcext:condition calcext:apply-style-name="ConditionalStyle_6" calcext:value="formula-is(COUNTA([.$B$12])=1)" calcext:base-cell-address="Napelem.B12"/>
          </calcext:conditional-format>
          <calcext:conditional-format calcext:target-range-address="Napelem.F24:Napelem.F29">
            <calcext:condition calcext:apply-style-name="ConditionalStyle_7" calcext:value="formula-is(COUNTA([.F24])=1)" calcext:base-cell-address="Napelem.F24"/>
          </calcext:conditional-format>
          <calcext:conditional-format calcext:target-range-address="Napelem.G19:Napelem.G29">
            <calcext:condition calcext:apply-style-name="ConditionalStyle_8" calcext:value="formula-is(AND([.$G19]&lt;&gt;&quot;-&quot;;[.$G19]&gt;[.$H19]))" calcext:base-cell-address="Napelem.G19"/>
          </calcext:conditional-format>
          <calcext:conditional-format calcext:target-range-address="Napelem.F19:Napelem.F19">
            <calcext:condition calcext:apply-style-name="ConditionalStyle_9" calcext:value="formula-is(COUNTA([.F19])=1)" calcext:base-cell-address="Napelem.F19"/>
          </calcext:conditional-format>
          <calcext:conditional-format calcext:target-range-address="Napelem.F21:Napelem.F21">
            <calcext:condition calcext:apply-style-name="ConditionalStyle_10" calcext:value="formula-is(COUNTA([.F21])=1)" calcext:base-cell-address="Napelem.F21"/>
          </calcext:conditional-format>
          <calcext:conditional-format calcext:target-range-address="Napelem.C34:Napelem.C34">
            <calcext:condition calcext:apply-style-name="ConditionalStyle_11" calcext:value="formula-is(COUNTA([.C34])=1)" calcext:base-cell-address="Napelem.C34"/>
          </calcext:conditional-format>
        </calcext:conditional-formats>
      </table:table>
      <table:table table:name="Fűtőfilm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6" table:default-cell-style-name="ce11"/>
        <table:table-column table:style-name="co7" table:number-columns-repeated="1015" table:default-cell-style-name="ce11"/>
        <table:table-row table:style-name="ro1">
          <table:table-cell table:style-name="ce1"/>
          <table:table-cell table:style-name="ce12" office:value-type="string" calcext:value-type="string" table:number-columns-spanned="7" table:number-rows-spanned="1">
            <text:p>A HITELKÉRELEM BENYÚJTÁSÁHOZ SZÜKSÉGES MELLÉKLET!  </text:p>
            <text:p>A KIVITELEZŐNEK ÉS A HITELIGÉNYLŐNEK SZÜKSÉGES AZ ADATOKRÓL NYILATKOZNIUK! </text:p>
            <text:p>TÖBB KIVITELEZŐ ESETÉN VALAMENNYI KIVITELEZŐRE KÜLÖN-KÜLÖN SZÜKSÉGES KITÖLTENI!</text:p>
          </table:table-cell>
          <table:covered-table-cell table:number-columns-repeated="6" table:style-name="ce12"/>
          <table:table-cell table:style-name="ce121" table:number-columns-repeated="2"/>
          <table:table-cell table:style-name="ce123" table:number-columns-repeated="1014"/>
        </table:table-row>
        <table:table-row table:style-name="ro2">
          <table:table-cell table:style-name="ce2"/>
          <table:table-cell table:style-name="ce13" office:value-type="string" calcext:value-type="string" table:number-columns-spanned="7" table:number-rows-spanned="1">
            <text:p>VERZIÓSZÁM: 4.</text:p>
          </table:table-cell>
          <table:covered-table-cell table:number-columns-repeated="6" table:style-name="ce13"/>
          <table:table-cell table:style-name="ce122" table:number-columns-repeated="2"/>
          <table:table-cell table:style-name="ce124" table:number-columns-repeated="1014"/>
        </table:table-row>
        <table:table-row table:style-name="ro3">
          <table:table-cell table:style-name="ce3"/>
          <table:table-cell table:style-name="ce14"/>
          <table:table-cell table:style-name="ce41" table:number-columns-repeated="3"/>
          <table:table-cell table:style-name="ce82" table:number-columns-repeated="2"/>
          <table:table-cell table:style-name="ce14"/>
          <table:table-cell table:style-name="ce3"/>
          <table:table-cell table:style-name="ce10"/>
          <table:table-cell table:number-columns-repeated="1014"/>
        </table:table-row>
        <table:table-row table:style-name="ro4">
          <table:table-cell table:style-name="ce4"/>
          <table:table-cell table:style-name="ce15" office:value-type="string" calcext:value-type="string" table:number-columns-spanned="7" table:number-rows-spanned="1">
            <text:p>I. Kivitelezéssel kapcsolatos alapad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6" office:value-type="string" calcext:value-type="string" table:number-columns-spanned="2" table:number-rows-spanned="1">
            <text:p>Kivitelező megnevezése:</text:p>
          </table:table-cell>
          <table:covered-table-cell table:style-name="ce16"/>
          <table:table-cell table:style-name="ce59" table:content-validation-name="val4" office:value-type="string" calcext:value-type="string" table:number-columns-spanned="5" table:number-rows-spanned="1">
            <text:p>BVF Fűtési Megoldások Kft.</text:p>
          </table:table-cell>
          <table:covered-table-cell table:number-columns-repeated="4" table:style-name="ce59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Kivitelező székhelye, adószáma:</text:p>
          </table:table-cell>
          <table:covered-table-cell table:style-name="ce17"/>
          <table:table-cell table:style-name="ce60" table:content-validation-name="val4" office:value-type="string" calcext:value-type="string" table:number-columns-spanned="5" table:number-rows-spanned="1">
            <text:p>1173 Budapest, Gyurgyalag u 23.,, ASZ 10438925-2-42</text:p>
          </table:table-cell>
          <table:covered-table-cell table:number-columns-repeated="4" table:style-name="ce60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Hiteligénylő neve:</text:p>
          </table:table-cell>
          <table:covered-table-cell table:style-name="ce17"/>
          <table:table-cell table:style-name="ce60" table:content-validation-name="val5" office:value-type="string" calcext:value-type="string" table:number-columns-spanned="5" table:number-rows-spanned="1">
            <text:p>Cserhalmi György</text:p>
          </table:table-cell>
          <table:covered-table-cell table:number-columns-repeated="4" table:style-name="ce60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6">
          <table:table-cell table:style-name="ce4"/>
          <table:table-cell table:style-name="ce18" office:value-type="string" calcext:value-type="string" table:number-columns-spanned="2" table:number-rows-spanned="1">
            <text:p>Megvalósítási helyszín (irányítószám, helység, …, helyrajzi szám)</text:p>
          </table:table-cell>
          <table:covered-table-cell table:style-name="ce18"/>
          <table:table-cell table:style-name="ce61" table:content-validation-name="val5" office:value-type="string" calcext:value-type="string" table:number-columns-spanned="5" table:number-rows-spanned="1">
            <text:p>1212 Budapest, Bajcsy-Zsilinszky út 57, 4/17, HRSZ 208394/8/A/17</text:p>
          </table:table-cell>
          <table:covered-table-cell table:number-columns-repeated="4" table:style-name="ce73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9" office:value-type="string" calcext:value-type="string" table:number-columns-spanned="7" table:number-rows-spanned="1">
            <text:p>II. Kivitelezés megvalósításával kapcsolatos adatok</text:p>
          </table:table-cell>
          <table:covered-table-cell table:number-columns-repeated="6" table:style-name="ce19"/>
          <table:table-cell table:style-name="ce4"/>
          <table:table-cell table:style-name="ce10"/>
          <table:table-cell table:number-columns-repeated="1014"/>
        </table:table-row>
        <table:table-row table:style-name="ro8">
          <table:table-cell table:style-name="ce4"/>
          <table:table-cell table:style-name="ce20" office:value-type="string" calcext:value-type="string" table:number-columns-spanned="7" table:number-rows-spanned="1">
            <text:p>A projektet érintő szabályozási környezet bemutatása / A megvalósításhoz szükséges hatósági és egyéb engedély(ek) megnevezése / Az engedélyezési folyamat státuszának és ütemezésének ismertetése:</text:p>
          </table:table-cell>
          <table:covered-table-cell table:number-columns-repeated="6" table:style-name="ce20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4"/>
          <table:table-cell table:style-name="ce149" table:content-validation-name="val1" table:number-columns-spanned="7" table:number-rows-spanned="2"/>
          <table:covered-table-cell table:number-columns-repeated="6" table:style-name="ce151" table:content-validation-name="val1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6"/>
          <table:covered-table-cell table:style-name="ce150" table:content-validation-name="val1"/>
          <table:covered-table-cell table:number-columns-repeated="6" table:style-name="ce152" table:content-validation-name="val1"/>
          <table:table-cell table:style-name="ce6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0">
          <table:table-cell table:style-name="ce5"/>
          <table:table-cell table:style-name="ce23" office:value-type="string" calcext:value-type="string" table:number-columns-spanned="7" table:number-rows-spanned="1">
            <text:p>Építészeti műszaki dokumentáció hiányában az építési termék építménybe történő betervezésének és beépítésének, ennek során a teljesítmény igazolásának részletes szabályairól szóló 275/2013. (VII. 16.) Korm. rendelet értelmében az építési termékek elvárt műszaki teljesítményét a kivitelezési szerződésben kell meghatározni, amelyet a nyilatkozathoz mellékelni szükséges. Felhívjuk a figyelmet arra, hogy a kivitelezési szerződést a fogyasztó és a vállalkozás közötti szerződések részletes szabályairól szóló 45/2014. (II. 26.) Korm. rendelet figyelembevételével kell megkötni!</text:p>
          </table:table-cell>
          <table:covered-table-cell table:number-columns-repeated="6" table:style-name="ce23"/>
          <table:table-cell table:style-name="ce5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1">
          <table:table-cell table:style-name="ce7"/>
          <table:table-cell table:style-name="ce15" office:value-type="string" calcext:value-type="string" table:number-columns-spanned="7" table:number-rows-spanned="1">
            <text:p>III. Beruházási költségek / fajlagos értékek</text:p>
          </table:table-cell>
          <table:covered-table-cell table:number-columns-repeated="6" table:style-name="ce15"/>
          <table:table-cell table:style-name="ce5"/>
          <table:table-cell table:style-name="ce6"/>
          <table:table-cell table:number-columns-repeated="1014"/>
        </table:table-row>
        <table:table-row table:style-name="ro12">
          <table:table-cell table:style-name="ce6"/>
          <table:table-cell table:style-name="ce24" office:value-type="string" calcext:value-type="string" table:number-columns-spanned="2" table:number-rows-spanned="1">
            <text:p>Beruházás megnevezése</text:p>
          </table:table-cell>
          <table:covered-table-cell table:style-name="ce24"/>
          <table:table-cell table:style-name="ce62" office:value-type="string" calcext:value-type="string">
            <text:p>Engedélyhez kötött?</text:p>
          </table:table-cell>
          <table:table-cell table:style-name="ce62" office:value-type="string" calcext:value-type="string">
            <text:p>Beruházás elszámolható költsége </text:p>
            <text:p>(nettó)</text:p>
          </table:table-cell>
          <table:table-cell table:style-name="ce24" office:value-type="string" calcext:value-type="string">
            <text:p>Beruházás mérete</text:p>
          </table:table-cell>
          <table:table-cell table:style-name="ce24" office:value-type="string" calcext:value-type="string">
            <text:p>Fajlagos érték</text:p>
          </table:table-cell>
          <table:table-cell table:style-name="ce62" office:value-type="string" calcext:value-type="string">
            <text:p>Fajlagos határérték (nettó)</text:p>
          </table:table-cell>
          <table:table-cell table:style-name="ce5"/>
          <table:table-cell table:style-name="ce6"/>
          <table:table-cell table:number-columns-repeated="1014"/>
        </table:table-row>
        <table:table-row table:style-name="ro13">
          <table:table-cell table:style-name="ce5"/>
          <table:table-cell table:style-name="ce25" office:value-type="string" calcext:value-type="string">
            <text:p>I.a</text:p>
          </table:table-cell>
          <table:table-cell table:style-name="ce44" office:value-type="string" calcext:value-type="string">
            <text:p><text:span text:style-name="T1">Nyílászáró és bejárati ajtó cseréje,  légbevezetés beé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158" table:content-validation-name="val8"/>
          <table:table-cell table:style-name="ce164" office:value-type="string" calcext:value-type="string">
            <text:p>-</text:p>
          </table:table-cell>
          <table:table-cell table:style-name="ce106" office:value-type="float" office:value="60000" calcext:value-type="float">
            <text:p>60,000 Ft</text:p>
          </table:table-cell>
          <table:table-cell table:style-name="ce5" table:number-columns-repeated="2"/>
          <table:table-cell table:number-columns-repeated="1014"/>
        </table:table-row>
        <table:table-row table:style-name="ro13">
          <table:table-cell table:style-name="ce5"/>
          <table:table-cell table:style-name="ce26" office:value-type="string" calcext:value-type="string">
            <text:p>I.b</text:p>
          </table:table-cell>
          <table:table-cell table:style-name="ce45" office:value-type="string" calcext:value-type="string">
            <text:p>Nyári hővédelem, árnyékoló vagy árnyékvető szerkezetek</text:p>
          </table:table-cell>
          <table:table-cell table:style-name="ce64" table:content-validation-name="val6"/>
          <table:table-cell table:style-name="ce75" table:content-validation-name="val7"/>
          <table:table-cell table:style-name="ce85" table:content-validation-name="val7"/>
          <table:table-cell table:style-name="ce165"/>
          <table:table-cell table:style-name="ce107" table:content-validation-name="val7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6" office:value-type="string" calcext:value-type="string">
            <text:p>II.</text:p>
          </table:table-cell>
          <table:table-cell table:style-name="ce45" office:value-type="string" calcext:value-type="string">
            <text:p><text:span text:style-name="T1">Hőszigetelés (Ft/m</text:span><text:span text:style-name="T2">2</text:span><text:span text:style-name="T3">)</text:span></text:p>
          </table:table-cell>
          <table:table-cell table:style-name="ce64" table:content-validation-name="val6"/>
          <table:table-cell table:style-name="ce76" table:content-validation-name="val7"/>
          <table:table-cell table:style-name="ce159" table:content-validation-name="val7"/>
          <table:table-cell table:style-name="ce166" office:value-type="string" calcext:value-type="string">
            <text:p>-</text:p>
          </table:table-cell>
          <table:table-cell table:style-name="ce108" office:value-type="float" office:value="15000" calcext:value-type="float">
            <text:p>15,000 Ft</text:p>
          </table:table-cell>
          <table:table-cell table:style-name="ce5" table:number-columns-repeated="2"/>
          <table:table-cell table:number-columns-repeated="1014"/>
        </table:table-row>
        <table:table-row table:style-name="ro15">
          <table:table-cell table:style-name="ce5"/>
          <table:table-cell table:style-name="ce27" office:value-type="string" calcext:value-type="string">
            <text:p>III.</text:p>
          </table:table-cell>
          <table:table-cell table:style-name="ce46" office:value-type="string" calcext:value-type="string">
            <text:p>Fűtési, hűtési és használati melegvíz rendszer korszerűsítése, egyéb gépészeti korszerűsítések</text:p>
          </table:table-cell>
          <table:table-cell table:style-name="ce65" table:content-validation-name="val6" office:value-type="string" calcext:value-type="string">
            <text:p>Nem</text:p>
          </table:table-cell>
          <table:table-cell table:style-name="ce76" table:content-validation-name="val7"/>
          <table:table-cell table:style-name="ce85" table:content-validation-name="val7"/>
          <table:table-cell table:style-name="ce165"/>
          <table:table-cell table:style-name="ce109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8" office:value-type="string" calcext:value-type="string">
            <text:p>IV.</text:p>
          </table:table-cell>
          <table:table-cell table:style-name="ce47" office:value-type="string" calcext:value-type="string">
            <text:p>Egyéb beruházási tevékenység</text:p>
          </table:table-cell>
          <table:table-cell table:style-name="ce66" table:content-validation-name="val6"/>
          <table:table-cell table:style-name="ce77" table:content-validation-name="val7"/>
          <table:table-cell table:style-name="ce87" table:content-validation-name="val7"/>
          <table:table-cell table:style-name="ce167"/>
          <table:table-cell table:style-name="ce110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9" office:value-type="string" calcext:value-type="string">
            <text:p>I.</text:p>
          </table:table-cell>
          <table:table-cell table:style-name="ce44" office:value-type="string" calcext:value-type="string">
            <text:p><text:span text:style-name="T1">Napkollektor rendszer tele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160" table:content-validation-name="val7"/>
          <table:table-cell table:style-name="ce164" office:value-type="string" calcext:value-type="string">
            <text:p>-</text:p>
          </table:table-cell>
          <table:table-cell table:style-name="ce106" office:value-type="float" office:value="270000" calcext:value-type="float">
            <text:p>270,000 Ft</text:p>
          </table:table-cell>
          <table:table-cell table:style-name="ce5" table:number-columns-repeated="2"/>
          <table:table-cell table:number-columns-repeated="1014"/>
        </table:table-row>
        <table:table-row table:style-name="ro8">
          <table:table-cell table:style-name="ce5"/>
          <table:table-cell table:style-name="ce30" office:value-type="string" calcext:value-type="string">
            <text:p>II.</text:p>
          </table:table-cell>
          <table:table-cell table:style-name="ce46" office:value-type="string" calcext:value-type="string">
            <text:p>Napelemes rendszer telepítése (Ft/kW)</text:p>
          </table:table-cell>
          <table:table-cell table:style-name="ce65" table:content-validation-name="val6"/>
          <table:table-cell table:style-name="ce76" table:content-validation-name="val7"/>
          <table:table-cell table:style-name="ce161" table:content-validation-name="val7"/>
          <table:table-cell table:style-name="ce166" office:value-type="string" calcext:value-type="string">
            <text:p>-</text:p>
          </table:table-cell>
          <table:table-cell table:style-name="ce108" office:value-type="float" office:value="450000" calcext:value-type="float">
            <text:p>450,000 Ft</text:p>
          </table:table-cell>
          <table:table-cell table:style-name="ce5" table:number-columns-repeated="2"/>
          <table:table-cell table:number-columns-repeated="1014"/>
        </table:table-row>
        <table:table-row table:style-name="ro16">
          <table:table-cell table:style-name="ce5"/>
          <table:table-cell table:style-name="ce30" office:value-type="string" calcext:value-type="string">
            <text:p>III.</text:p>
          </table:table-cell>
          <table:table-cell table:style-name="ce46" office:value-type="string" calcext:value-type="string">
            <text:p>Szilárd biomassza (brikett, pellett, faapríték, faelgázosító) kazánrendszer telepítése (Ft/kW)</text:p>
          </table:table-cell>
          <table:table-cell table:style-name="ce65" table:content-validation-name="val6"/>
          <table:table-cell table:style-name="ce76" table:content-validation-name="val7"/>
          <table:table-cell table:style-name="ce161" table:content-validation-name="val7"/>
          <table:table-cell table:style-name="ce166" office:value-type="string" calcext:value-type="string">
            <text:p>-</text:p>
          </table:table-cell>
          <table:table-cell table:style-name="ce108" office:value-type="float" office:value="150000" calcext:value-type="float">
            <text:p>150,000 Ft</text:p>
          </table:table-cell>
          <table:table-cell table:style-name="ce5" table:number-columns-repeated="2"/>
          <table:table-cell table:number-columns-repeated="1014"/>
        </table:table-row>
        <table:table-row table:style-name="ro6">
          <table:table-cell table:style-name="ce5"/>
          <table:table-cell table:style-name="ce30" office:value-type="string" calcext:value-type="string">
            <text:p>IV.a</text:p>
          </table:table-cell>
          <table:table-cell table:style-name="ce46" office:value-type="string" calcext:value-type="string">
            <text:p>Hőszivattyú rendszer telepítése (földhő-víz) (Ft/kW)</text:p>
          </table:table-cell>
          <table:table-cell table:style-name="ce65" table:content-validation-name="val6"/>
          <table:table-cell table:style-name="ce78" table:content-validation-name="val7"/>
          <table:table-cell table:style-name="ce161" table:content-validation-name="val7"/>
          <table:table-cell table:style-name="ce166" office:value-type="string" calcext:value-type="string">
            <text:p>-</text:p>
          </table:table-cell>
          <table:table-cell table:style-name="ce108" office:value-type="float" office:value="325000" calcext:value-type="float">
            <text:p>325,000 Ft</text:p>
          </table:table-cell>
          <table:table-cell table:style-name="ce5" table:number-columns-repeated="2"/>
          <table:table-cell table:number-columns-repeated="1014"/>
        </table:table-row>
        <table:table-row table:style-name="ro17">
          <table:table-cell table:style-name="ce5"/>
          <table:table-cell table:style-name="ce30" office:value-type="string" calcext:value-type="string">
            <text:p>IV.b</text:p>
          </table:table-cell>
          <table:table-cell table:style-name="ce46" office:value-type="string" calcext:value-type="string">
            <text:p>Hőszivattyú rendszer telepítése (víz-víz) (Ft/kW)</text:p>
          </table:table-cell>
          <table:table-cell table:style-name="ce67" table:content-validation-name="val6"/>
          <table:table-cell table:style-name="ce79" table:content-validation-name="val7"/>
          <table:table-cell table:style-name="ce162" table:content-validation-name="val7"/>
          <table:table-cell table:style-name="ce166" office:value-type="string" calcext:value-type="string">
            <text:p>-</text:p>
          </table:table-cell>
          <table:table-cell table:style-name="ce108" office:value-type="float" office:value="225000" calcext:value-type="float">
            <text:p>225,000 Ft</text:p>
          </table:table-cell>
          <table:table-cell table:style-name="ce5" table:number-columns-repeated="2"/>
          <table:table-cell table:number-columns-repeated="1014"/>
        </table:table-row>
        <table:table-row table:style-name="ro18">
          <table:table-cell table:style-name="ce5"/>
          <table:table-cell table:style-name="ce31" office:value-type="string" calcext:value-type="string">
            <text:p>IV.c</text:p>
          </table:table-cell>
          <table:table-cell table:style-name="ce47" office:value-type="string" calcext:value-type="string">
            <text:p>Hőszivattyú rendszer telepítése (levegő-víz) (Ft/kW)</text:p>
          </table:table-cell>
          <table:table-cell table:style-name="ce66" table:content-validation-name="val6"/>
          <table:table-cell table:style-name="ce80" table:content-validation-name="val7"/>
          <table:table-cell table:style-name="ce163" table:content-validation-name="val7"/>
          <table:table-cell table:style-name="ce168" office:value-type="string" calcext:value-type="string">
            <text:p>-</text:p>
          </table:table-cell>
          <table:table-cell table:style-name="ce111" office:value-type="float" office:value="185000" calcext:value-type="float">
            <text:p>185,000 Ft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5" office:value-type="string" calcext:value-type="string" table:number-columns-spanned="7" table:number-rows-spanned="1">
            <text:p>IV. Nyilatkoz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4"/>
          <table:table-cell table:style-name="ce32"/>
          <table:table-cell table:style-name="ce48" table:number-columns-repeated="5"/>
          <table:table-cell table:style-name="ce112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3" office:value-type="string" calcext:value-type="string" table:number-columns-spanned="2" table:number-rows-spanned="1">
            <text:p>Alulírott</text:p>
          </table:table-cell>
          <table:covered-table-cell table:style-name="ce33"/>
          <table:table-cell table:style-name="ce7" table:number-columns-repeated="2"/>
          <table:table-cell table:style-name="ce6" table:number-columns-repeated="2"/>
          <table:table-cell table:style-name="ce113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4"/>
          <table:table-cell table:style-name="ce153"/>
          <table:table-cell table:style-name="ce68" office:value-type="string" calcext:value-type="string" table:number-columns-spanned="2" table:number-rows-spanned="1">
            <text:p>(teljes név) a(z) </text:p>
          </table:table-cell>
          <table:covered-table-cell table:style-name="ce68"/>
          <table:table-cell table:style-name="ce92" office:value-type="string" calcext:value-type="string" table:number-columns-spanned="2" table:number-rows-spanned="1">
            <text:p>BVF Fűtési Megoldások Kft.</text:p>
          </table:table-cell>
          <table:covered-table-cell table:style-name="ce92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table-cell table:style-name="ce41" office:value-type="string" calcext:value-type="string" table:number-columns-spanned="5" table:number-rows-spanned="2">
            <text:p>kivitelezést végző cég képviseletében eljárva büntetőjogi felelősségem teljes tudatában nyilatkozom az alábbiakról:</text:p>
          </table:table-cell>
          <table:covered-table-cell table:number-columns-repeated="4" table:style-name="ce41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covered-table-cell table:number-columns-repeated="5" table:style-name="ce41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33"/>
          <table:table-cell table:style-name="ce7" table:number-columns-repeated="5"/>
          <table:table-cell table:style-name="ce115"/>
          <table:table-cell table:style-name="ce3"/>
          <table:table-cell table:style-name="ce10"/>
          <table:table-cell table:number-columns-repeated="1014"/>
        </table:table-row>
        <table:table-row table:style-name="ro20">
          <table:table-cell table:style-name="ce3"/>
          <table:table-cell table:style-name="ce36" office:value-type="string" calcext:value-type="string">
            <text:p>1.</text:p>
          </table:table-cell>
          <table:table-cell table:style-name="ce50" office:value-type="string" calcext:value-type="string" table:number-columns-spanned="5" table:number-rows-spanned="1">
            <text:p>Rendelkezünk a Hiteligénylővel megkötött érvényes és feltételesen hatályos szerződéssel.</text:p>
          </table:table-cell>
          <table:covered-table-cell table:number-columns-repeated="4" table:style-name="ce50"/>
          <table:table-cell table:style-name="ce169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1">
          <table:table-cell table:style-name="ce3"/>
          <table:table-cell table:style-name="ce36" office:value-type="string" calcext:value-type="string">
            <text:p>2.</text:p>
          </table:table-cell>
          <table:table-cell table:style-name="ce23" office:value-type="string" calcext:value-type="string" table:number-columns-spanned="5" table:number-rows-spanned="1">
            <text:p>Megismertem az épület korszerűsítésére (tervezett állapotra) vonatkozó 7/2006. (V. 24.) TNM rendelet alapján elkészített energetikai tanúsítványban foglalt elvárt műszaki tartalmat és az építési tevékenységet ennek megfelelően végzem el. A műszaki tartalommal kapcsolatban szakmai aggály nem merült fel.</text:p>
          </table:table-cell>
          <table:covered-table-cell table:number-columns-repeated="4" table:style-name="ce23"/>
          <table:table-cell table:style-name="ce169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3.</text:p>
          </table:table-cell>
          <table:table-cell table:style-name="ce50" office:value-type="string" calcext:value-type="string" table:number-columns-spanned="5" table:number-rows-spanned="1">
            <text:p>A költségek meghatározását és a szükséges engedélyek megadását a megvalósítás helyszínén végzett helyszíni felmérések, valamint a rendelkezésre álló tervrajzok, műszaki adatok alapján határoztuk meg.</text:p>
          </table:table-cell>
          <table:covered-table-cell table:number-columns-repeated="4" table:style-name="ce50"/>
          <table:table-cell table:style-name="ce169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6">
          <table:table-cell table:style-name="ce3"/>
          <table:table-cell table:style-name="ce36" office:value-type="string" calcext:value-type="string">
            <text:p>4.</text:p>
          </table:table-cell>
          <table:table-cell table:style-name="ce50" office:value-type="string" calcext:value-type="string" table:number-columns-spanned="5" table:number-rows-spanned="1">
            <text:p>A megvalósítás helyszínén végzett helyszíni felmérések során olyan szerkezeti hibát, problémát nem fedeztünk fel, mely az épület állékonysági problémájára utalna, beleértve ebbe a tartószerkezet megfelelősségének vizsgálatát is. </text:p>
          </table:table-cell>
          <table:covered-table-cell table:number-columns-repeated="4" table:style-name="ce50"/>
          <table:table-cell table:style-name="ce169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2">
          <table:table-cell table:style-name="ce3"/>
          <table:table-cell table:style-name="ce36" office:value-type="string" calcext:value-type="string">
            <text:p>5.</text:p>
          </table:table-cell>
          <table:table-cell table:style-name="ce50" office:value-type="string" calcext:value-type="string" table:number-columns-spanned="5" table:number-rows-spanned="1">
            <text:p>A beruházás műszaki tartalmának összeállítását a szakma szabályai és a vonatkozó rendeletek alapján készítettük el. </text:p>
          </table:table-cell>
          <table:covered-table-cell table:number-columns-repeated="4" table:style-name="ce50"/>
          <table:table-cell table:style-name="ce169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3">
          <table:table-cell table:style-name="ce3"/>
          <table:table-cell table:style-name="ce37" office:value-type="string" calcext:value-type="string">
            <text:p>6.</text:p>
          </table:table-cell>
          <table:table-cell table:style-name="ce50" office:value-type="string" calcext:value-type="string" table:number-columns-spanned="5" table:number-rows-spanned="1">
            <text:p>Az elszámolható költségként megjelenített költségelemek energetikailag indokoltak és szükségesek. </text:p>
            <text:p>A nem elszámolható költségként megjelenített költségelemek a beruházás megvalósításához szükségesek. </text:p>
            <text:p>A beruházás költségelemeinek költséghatékonysága reális, a költségek a piaci áraknak megfelelnek, a kivitelezési munkálatok költsége az előírt fajlagos költségkorlátokon belül marad.</text:p>
          </table:table-cell>
          <table:covered-table-cell table:number-columns-repeated="4" table:style-name="ce50"/>
          <table:table-cell table:style-name="ce170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4">
          <table:table-cell table:style-name="ce3"/>
          <table:table-cell table:style-name="ce36" office:value-type="string" calcext:value-type="string">
            <text:p>7.</text:p>
          </table:table-cell>
          <table:table-cell table:style-name="ce50" office:value-type="string" calcext:value-type="string" table:number-columns-spanned="5" table:number-rows-spanned="1">
            <text:p>A <text:s/>(feltételes) vállalkozói szerződésben <text:s/>feltüntetett árak a Termékleírásban és az Eljárási Rendben nem elszámolható költségként feltütetett költséget, illetve az ingatlan bővítésével, átalakításával vagy átépítésével kapcsolatos költséget nem tartalmaznak. </text:p>
          </table:table-cell>
          <table:covered-table-cell table:number-columns-repeated="4" table:style-name="ce50"/>
          <table:table-cell table:style-name="ce169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8.</text:p>
          </table:table-cell>
          <table:table-cell table:style-name="ce50" office:value-type="string" calcext:value-type="string" table:number-columns-spanned="5" table:number-rows-spanned="1">
            <text:p>A (feltételes) vállalkozási szerződésben feltüntetett árak alapján a kivitelezési munkálatok támogatható munkadíja a támogatás szempontjából elismerhető anyagköltség 60%-a vagy annál kevesebb.</text:p>
          </table:table-cell>
          <table:covered-table-cell table:number-columns-repeated="4" table:style-name="ce50"/>
          <table:table-cell table:style-name="ce169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5">
          <table:table-cell table:style-name="ce3"/>
          <table:table-cell table:style-name="ce36" office:value-type="string" calcext:value-type="string">
            <text:p>9.</text:p>
          </table:table-cell>
          <table:table-cell table:style-name="ce23" office:value-type="string" calcext:value-type="string" table:number-columns-spanned="5" table:number-rows-spanned="1">
            <text:p>A beépíteni kívánt eszközök megfelelnek a vonatkozó európai irányelveknek, szabványoknak, illetve az azokat harmonizáló magyar rendeleteknek, szabványoknak, környezetvédelmi előírásoknak. A beépítésre kerülő, megújuló energiát hasznosító rendszerek megfelelnek továbbá a megújuló energiát termelő berendezések és rendszerek beszerzéséhez és működtetéséhez nyújtott támogatások igénybevételének műszaki követelményeiről szóló 55/2016. (XII. 21.) NFM rendeletben foglaltak előírásoknak, továbbá a beépítésre javasolt energiatermelő berendezés(ek) alkalmas(ak) a beruházással érintett épület(ek) energiaellátásának folyamatos és környezetkímélő biztosítására.</text:p>
          </table:table-cell>
          <table:covered-table-cell table:number-columns-repeated="4" table:style-name="ce23"/>
          <table:table-cell table:style-name="ce169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6">
          <table:table-cell table:style-name="ce3"/>
          <table:table-cell table:style-name="ce36" office:value-type="string" calcext:value-type="string">
            <text:p>10.</text:p>
          </table:table-cell>
          <table:table-cell table:style-name="ce23" office:value-type="string" calcext:value-type="string" table:number-columns-spanned="5" table:number-rows-spanned="1">
            <text:p>A beépítendő építési termékek és szerkezetek tűzvédelmi [az Országos Tűzvédelmi Szabályzatról szóló 54/2014. (XII. 5.) BM rendelet alapján], valamint minőségi megfelelősége [az építési termék építménybe történő betervezésének és beépítésének, ennek során a teljesítmény igazolásának részletes szabályairól szóló 275/2013. (VII. 16.) Korm. rendelet szerinti teljesítménynyilatkozat bemutatásával] igazolható.</text:p>
          </table:table-cell>
          <table:covered-table-cell table:number-columns-repeated="4" table:style-name="ce23"/>
          <table:table-cell table:style-name="ce169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7">
          <table:table-cell table:style-name="ce3"/>
          <table:table-cell table:style-name="ce36" office:value-type="string" calcext:value-type="string">
            <text:p>11.</text:p>
          </table:table-cell>
          <table:table-cell table:style-name="ce50" office:value-type="string" calcext:value-type="string" table:number-columns-spanned="5" table:number-rows-spanned="1">
            <text:p>A megújuló energia hasznosításával villamos energiát termelő rendszer által éves szinten – szakértői számítások alapján – megtermelhető villamos energia mennyisége nem haladja meg az érintett épület fejlesztés utáni éves villamosenergia-igényét, amely tartalmazza az épület, az épületgépészet és az épületben lévő, villamos energiát használó elektronikai eszközök villamosenergia-igényét is.</text:p>
          </table:table-cell>
          <table:covered-table-cell table:number-columns-repeated="4" table:style-name="ce50"/>
          <table:table-cell table:style-name="ce171" table:content-validation-name="val10" office:value-type="string" calcext:value-type="string">
            <text:p>Nem releváns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8">
          <table:table-cell table:style-name="ce3"/>
          <table:table-cell table:style-name="ce36" office:value-type="string" calcext:value-type="string">
            <text:p>12.</text:p>
          </table:table-cell>
          <table:table-cell table:style-name="ce50" office:value-type="string" calcext:value-type="string" table:number-columns-spanned="5" table:number-rows-spanned="1">
            <text:p>A projekt keretében beszerezni kívánt eszközöket az érintett eszközök hivatalos forgalmazásával üzletszerűen foglalkozó, kereskedőnek vagy gyártónak minősülő szállítótól szerzem/szerezzük be, a piacon szokványos jótállási és szavatossági feltételek biztosítása mellett.*</text:p>
          </table:table-cell>
          <table:covered-table-cell table:number-columns-repeated="4" table:style-name="ce50"/>
          <table:table-cell table:style-name="ce171" table:content-validation-name="val10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9">
          <table:table-cell table:style-name="ce3"/>
          <table:table-cell table:style-name="ce36" office:value-type="string" calcext:value-type="string">
            <text:p>13.</text:p>
          </table:table-cell>
          <table:table-cell table:style-name="ce23" office:value-type="string" calcext:value-type="string" table:number-columns-spanned="5" table:number-rows-spanned="1">
            <text:p>A beépítendő hőtermelők teljesítménye nem haladja meg az épület hőigénye által indokolt teljesítmény 110%-át. </text:p>
            <text:p>Amennyiben az épület hőigényének megfelelő teljesítményű hőtermelő nem beszerezhető, illetve nincs forgalomban olyan hőtermelő, amely teljesíti a 110%-os elszámolhatósági határértéket, a beépítendő hőtermelő teljesítménye és az épület hőigénye közötti lehető legkisebb különbségre törekedem.  </text:p>
          </table:table-cell>
          <table:covered-table-cell table:number-columns-repeated="4" table:style-name="ce23"/>
          <table:table-cell table:style-name="ce171" table:content-validation-name="val10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30">
          <table:table-cell table:style-name="ce3"/>
          <table:table-cell table:style-name="ce38"/>
          <table:table-cell table:style-name="ce51" office:value-type="string" calcext:value-type="string" table:number-columns-spanned="5" table:number-rows-spanned="1">
            <text:p>*Az Eljárási Rendben foglaltaknak megfelelően az energiahatékonyság javítására és a megújulóenergia-felhasználás javítására vonatkozó tevékenységek vonatkozásában kizárólag a kivitelező által kibocsátott számla számolható el.</text:p>
          </table:table-cell>
          <table:covered-table-cell table:number-columns-repeated="4" table:style-name="ce51"/>
          <table:table-cell table:style-name="ce119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154" table:content-validation-name="val2" office:value-type="string" calcext:value-type="string" table:number-columns-spanned="3" table:number-rows-spanned="1">
            <text:p>Budapest, 2013.03.</text:p>
          </table:table-cell>
          <table:covered-table-cell table:style-name="ce156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3" table:content-validation-name="val3" table:number-columns-spanned="3" table:number-rows-spanned="1"/>
          <table:covered-table-cell table:number-columns-repeated="2" table:style-name="ce53" table:content-validation-name="val3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string" calcext:value-type="string" table:number-columns-spanned="3" table:number-rows-spanned="1">
            <text:p>BVF Fűtési Megoldások Kft.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5" office:value-type="string" calcext:value-type="string" table:number-columns-spanned="4" table:number-rows-spanned="1">
            <text:p>a nyilatkozó kivitelezést végző neve és aláírása</text:p>
          </table:table-cell>
          <table:covered-table-cell table:number-columns-repeated="3" table:style-name="ce95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7" office:value-type="string" calcext:value-type="string" table:number-columns-spanned="2" table:number-rows-spanned="1">
            <text:p>Alulírott</text:p>
          </table:table-cell>
          <table:covered-table-cell table:style-name="ce7"/>
          <table:table-cell table:style-name="ce7" table:number-columns-repeated="2"/>
          <table:table-cell table:style-name="ce6" table:number-columns-repeated="2"/>
          <table:table-cell table:style-name="ce120"/>
          <table:table-cell table:style-name="ce9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39"/>
          <table:table-cell table:style-name="ce55" office:value-type="string" calcext:value-type="string" table:number-columns-spanned="2" table:number-rows-spanned="1">
            <text:p>Cserhalmi György</text:p>
          </table:table-cell>
          <table:covered-table-cell table:style-name="ce55"/>
          <table:table-cell table:style-name="ce7" office:value-type="string" calcext:value-type="string" table:number-columns-spanned="4" table:number-rows-spanned="1">
            <text:p>(teljes név) mint az I. pontban megjelölt Hiteligénylő (képviselője)</text:p>
          </table:table-cell>
          <table:covered-table-cell table:number-columns-repeated="3" table:style-name="ce7"/>
          <table:table-cell table:style-name="ce9"/>
          <table:table-cell table:style-name="ce10"/>
          <table:table-cell table:number-columns-repeated="1014"/>
        </table:table-row>
        <table:table-row table:style-name="ro31">
          <table:table-cell table:style-name="ce9"/>
          <table:table-cell table:style-name="ce6"/>
          <table:table-cell table:style-name="ce7" office:value-type="string" calcext:value-type="string" table:number-columns-spanned="6" table:number-rows-spanned="1">
            <text:p><text:s/>kijelentem, hogy a jelen Nyilatkozatban feltüntetett adatok tartalmát megismertem és elfogadom, valamint a Projektre vonatkozóan kötelezően betartom és betartatom.</text:p>
          </table:table-cell>
          <table:covered-table-cell table:number-columns-repeated="5" table:style-name="ce7"/>
          <table:table-cell table:style-name="ce9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40" table:number-columns-spanned="2" table:number-rows-spanned="1"/>
          <table:covered-table-cell table:style-name="ce40"/>
          <table:table-cell table:style-name="ce70" table:number-columns-repeated="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2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155" table:content-validation-name="val2" office:value-type="string" calcext:value-type="string" table:number-columns-spanned="3" table:number-rows-spanned="1">
            <text:p>Budapest, 2018.03.</text:p>
          </table:table-cell>
          <table:covered-table-cell table:style-name="ce157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96" office:value-type="string" calcext:value-type="string" table:number-columns-spanned="3" table:number-rows-spanned="1">
            <text:p>Cserhalmi György</text:p>
          </table:table-cell>
          <table:covered-table-cell table:number-columns-repeated="2" table:style-name="ce9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8" office:value-type="string" calcext:value-type="string" table:number-columns-spanned="3" table:number-rows-spanned="2">
            <text:p>a Hiteligénylő (képviselőjének) neve és aláírása</text:p>
          </table:table-cell>
          <table:covered-table-cell table:number-columns-repeated="2" table:style-name="ce8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3"/>
          <table:covered-table-cell table:number-columns-repeated="3" table:style-name="ce8"/>
          <table:table-cell table:style-name="ce3"/>
          <table:table-cell table:style-name="ce10"/>
          <table:table-cell table:number-columns-repeated="1014"/>
        </table:table-row>
        <table:table-row table:style-name="ro3" table:number-rows-repeated="184">
          <table:table-cell table:style-name="ce10" table:number-columns-repeated="10"/>
          <table:table-cell table:number-columns-repeated="1014"/>
        </table:table-row>
        <table:table-row table:style-name="ro3">
          <table:table-cell table:style-name="ce10" table:number-columns-repeated="5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 office:value-type="string" calcext:value-type="string">
            <text:p>Előttünk mint tanúk előtt:</text:p>
          </table:table-cell>
          <table:table-cell table:style-name="ce72" office:value-type="string" calcext:value-type="string">
            <text:p>1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/>
          <table:table-cell table:style-name="ce58"/>
          <table:table-cell table:style-name="ce57"/>
          <table:table-cell table:style-name="ce9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3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/>
          <table:table-cell table:style-name="ce72" office:value-type="string" calcext:value-type="string">
            <text:p>2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100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Fűtőfilm.C65:Fűtőfilm.D65">
            <calcext:condition calcext:apply-style-name="ConditionalStyle_2" calcext:value="formula-is(COUNTA([.C65])=1)" calcext:base-cell-address="Fűtőfilm.C65"/>
          </calcext:conditional-format>
          <calcext:conditional-format calcext:target-range-address="Fűtőfilm.C53:Fűtőfilm.D53">
            <calcext:condition calcext:apply-style-name="ConditionalStyle_3" calcext:value="formula-is(COUNTA([.C53])=1)" calcext:base-cell-address="Fűtőfilm.C53"/>
          </calcext:conditional-format>
          <calcext:conditional-format calcext:target-range-address="Fűtőfilm.H38:Fűtőfilm.H50">
            <calcext:condition calcext:apply-style-name="ConditionalStyle_4" calcext:value="formula-is([.$H38]=&quot;Nem&quot;)" calcext:base-cell-address="Fűtőfilm.H38"/>
          </calcext:conditional-format>
          <calcext:conditional-format calcext:target-range-address="Fűtőfilm.H38:Fűtőfilm.H50">
            <calcext:condition calcext:apply-style-name="ConditionalStyle_5" calcext:value="formula-is(COUNTA([.$H38])=1)" calcext:base-cell-address="Fűtőfilm.H38"/>
          </calcext:conditional-format>
          <calcext:conditional-format calcext:target-range-address="Fűtőfilm.B12:Fűtőfilm.H13">
            <calcext:condition calcext:apply-style-name="ConditionalStyle_6" calcext:value="formula-is(COUNTA([.$B$12])=1)" calcext:base-cell-address="Fűtőfilm.B12"/>
          </calcext:conditional-format>
          <calcext:conditional-format calcext:target-range-address="Fűtőfilm.F24:Fűtőfilm.F29">
            <calcext:condition calcext:apply-style-name="ConditionalStyle_7" calcext:value="formula-is(COUNTA([.F24])=1)" calcext:base-cell-address="Fűtőfilm.F24"/>
          </calcext:conditional-format>
          <calcext:conditional-format calcext:target-range-address="Fűtőfilm.G19:Fűtőfilm.G29">
            <calcext:condition calcext:apply-style-name="ConditionalStyle_8" calcext:value="formula-is(AND([.$G19]&lt;&gt;&quot;-&quot;;[.$G19]&gt;[.$H19]))" calcext:base-cell-address="Fűtőfilm.G19"/>
          </calcext:conditional-format>
          <calcext:conditional-format calcext:target-range-address="Fűtőfilm.F19:Fűtőfilm.F19">
            <calcext:condition calcext:apply-style-name="ConditionalStyle_9" calcext:value="formula-is(COUNTA([.F19])=1)" calcext:base-cell-address="Fűtőfilm.F19"/>
          </calcext:conditional-format>
          <calcext:conditional-format calcext:target-range-address="Fűtőfilm.F21:Fűtőfilm.F21">
            <calcext:condition calcext:apply-style-name="ConditionalStyle_10" calcext:value="formula-is(COUNTA([.F21])=1)" calcext:base-cell-address="Fűtőfilm.F21"/>
          </calcext:conditional-format>
          <calcext:conditional-format calcext:target-range-address="Fűtőfilm.C34:Fűtőfilm.C34">
            <calcext:condition calcext:apply-style-name="ConditionalStyle_11" calcext:value="formula-is(COUNTA([.C34])=1)" calcext:base-cell-address="Fűtőfilm.C34"/>
          </calcext:conditional-format>
        </calcext:conditional-formats>
      </table:table>
      <table:table table:name="Zsaluzia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6" table:default-cell-style-name="ce11"/>
        <table:table-column table:style-name="co7" table:number-columns-repeated="1015" table:default-cell-style-name="ce11"/>
        <table:table-row table:style-name="ro1">
          <table:table-cell table:style-name="ce1"/>
          <table:table-cell table:style-name="ce12" office:value-type="string" calcext:value-type="string" table:number-columns-spanned="7" table:number-rows-spanned="1">
            <text:p>A HITELKÉRELEM BENYÚJTÁSÁHOZ SZÜKSÉGES MELLÉKLET!  </text:p>
            <text:p>A KIVITELEZŐNEK ÉS A HITELIGÉNYLŐNEK SZÜKSÉGES AZ ADATOKRÓL NYILATKOZNIUK! </text:p>
            <text:p>TÖBB KIVITELEZŐ ESETÉN VALAMENNYI KIVITELEZŐRE KÜLÖN-KÜLÖN SZÜKSÉGES KITÖLTENI!</text:p>
          </table:table-cell>
          <table:covered-table-cell table:number-columns-repeated="6" table:style-name="ce12"/>
          <table:table-cell table:style-name="ce121" table:number-columns-repeated="2"/>
          <table:table-cell table:style-name="ce123" table:number-columns-repeated="1014"/>
        </table:table-row>
        <table:table-row table:style-name="ro2">
          <table:table-cell table:style-name="ce2"/>
          <table:table-cell table:style-name="ce13" office:value-type="string" calcext:value-type="string" table:number-columns-spanned="7" table:number-rows-spanned="1">
            <text:p>VERZIÓSZÁM: 4.</text:p>
          </table:table-cell>
          <table:covered-table-cell table:number-columns-repeated="6" table:style-name="ce13"/>
          <table:table-cell table:style-name="ce122" table:number-columns-repeated="2"/>
          <table:table-cell table:style-name="ce124" table:number-columns-repeated="1014"/>
        </table:table-row>
        <table:table-row table:style-name="ro3">
          <table:table-cell table:style-name="ce3"/>
          <table:table-cell table:style-name="ce14"/>
          <table:table-cell table:style-name="ce41" table:number-columns-repeated="3"/>
          <table:table-cell table:style-name="ce82" table:number-columns-repeated="2"/>
          <table:table-cell table:style-name="ce14"/>
          <table:table-cell table:style-name="ce3"/>
          <table:table-cell table:style-name="ce10"/>
          <table:table-cell table:number-columns-repeated="1014"/>
        </table:table-row>
        <table:table-row table:style-name="ro4">
          <table:table-cell table:style-name="ce4"/>
          <table:table-cell table:style-name="ce15" office:value-type="string" calcext:value-type="string" table:number-columns-spanned="7" table:number-rows-spanned="1">
            <text:p>I. Kivitelezéssel kapcsolatos alapad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6" office:value-type="string" calcext:value-type="string" table:number-columns-spanned="2" table:number-rows-spanned="1">
            <text:p>Kivitelező megnevezése:</text:p>
          </table:table-cell>
          <table:covered-table-cell table:style-name="ce16"/>
          <table:table-cell table:style-name="ce59" table:content-validation-name="val4" office:value-type="string" calcext:value-type="string" table:number-columns-spanned="5" table:number-rows-spanned="1">
            <text:p>Fehér és Társai Kft.</text:p>
          </table:table-cell>
          <table:covered-table-cell table:number-columns-repeated="4" table:style-name="ce59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Kivitelező székhelye, adószáma:</text:p>
          </table:table-cell>
          <table:covered-table-cell table:style-name="ce17"/>
          <table:table-cell table:style-name="ce60" table:content-validation-name="val4" office:value-type="string" calcext:value-type="string" table:number-columns-spanned="5" table:number-rows-spanned="1">
            <text:p>7047 Sárszentlőrinc, Petőfi u. 11., ASZ 11029434217</text:p>
          </table:table-cell>
          <table:covered-table-cell table:number-columns-repeated="4" table:style-name="ce60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Hiteligénylő neve:</text:p>
          </table:table-cell>
          <table:covered-table-cell table:style-name="ce17"/>
          <table:table-cell table:style-name="ce60" table:content-validation-name="val5" office:value-type="string" calcext:value-type="string" table:number-columns-spanned="5" table:number-rows-spanned="1">
            <text:p>Cserhalmi György</text:p>
          </table:table-cell>
          <table:covered-table-cell table:number-columns-repeated="4" table:style-name="ce60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6">
          <table:table-cell table:style-name="ce4"/>
          <table:table-cell table:style-name="ce18" office:value-type="string" calcext:value-type="string" table:number-columns-spanned="2" table:number-rows-spanned="1">
            <text:p>Megvalósítási helyszín (irányítószám, helység, …, helyrajzi szám)</text:p>
          </table:table-cell>
          <table:covered-table-cell table:style-name="ce18"/>
          <table:table-cell table:style-name="ce61" table:content-validation-name="val5" office:value-type="string" calcext:value-type="string" table:number-columns-spanned="5" table:number-rows-spanned="1">
            <text:p>1212 Budapest, Bajcsy-Zsilinszky út 57, 4/17, HRSZ 208394/8/A/17</text:p>
          </table:table-cell>
          <table:covered-table-cell table:number-columns-repeated="4" table:style-name="ce73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9" office:value-type="string" calcext:value-type="string" table:number-columns-spanned="7" table:number-rows-spanned="1">
            <text:p>II. Kivitelezés megvalósításával kapcsolatos adatok</text:p>
          </table:table-cell>
          <table:covered-table-cell table:number-columns-repeated="6" table:style-name="ce19"/>
          <table:table-cell table:style-name="ce4"/>
          <table:table-cell table:style-name="ce10"/>
          <table:table-cell table:number-columns-repeated="1014"/>
        </table:table-row>
        <table:table-row table:style-name="ro8">
          <table:table-cell table:style-name="ce4"/>
          <table:table-cell table:style-name="ce20" office:value-type="string" calcext:value-type="string" table:number-columns-spanned="7" table:number-rows-spanned="1">
            <text:p>A projektet érintő szabályozási környezet bemutatása / A megvalósításhoz szükséges hatósági és egyéb engedély(ek) megnevezése / Az engedélyezési folyamat státuszának és ütemezésének ismertetése:</text:p>
          </table:table-cell>
          <table:covered-table-cell table:number-columns-repeated="6" table:style-name="ce20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4"/>
          <table:table-cell table:style-name="ce172" table:content-validation-name="val1" table:number-columns-spanned="7" table:number-rows-spanned="2"/>
          <table:covered-table-cell table:number-columns-repeated="6" table:style-name="ce174" table:content-validation-name="val1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6"/>
          <table:covered-table-cell table:style-name="ce173" table:content-validation-name="val1"/>
          <table:covered-table-cell table:number-columns-repeated="6" table:style-name="ce175" table:content-validation-name="val1"/>
          <table:table-cell table:style-name="ce6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0">
          <table:table-cell table:style-name="ce5"/>
          <table:table-cell table:style-name="ce23" office:value-type="string" calcext:value-type="string" table:number-columns-spanned="7" table:number-rows-spanned="1">
            <text:p>Építészeti műszaki dokumentáció hiányában az építési termék építménybe történő betervezésének és beépítésének, ennek során a teljesítmény igazolásának részletes szabályairól szóló 275/2013. (VII. 16.) Korm. rendelet értelmében az építési termékek elvárt műszaki teljesítményét a kivitelezési szerződésben kell meghatározni, amelyet a nyilatkozathoz mellékelni szükséges. Felhívjuk a figyelmet arra, hogy a kivitelezési szerződést a fogyasztó és a vállalkozás közötti szerződések részletes szabályairól szóló 45/2014. (II. 26.) Korm. rendelet figyelembevételével kell megkötni!</text:p>
          </table:table-cell>
          <table:covered-table-cell table:number-columns-repeated="6" table:style-name="ce23"/>
          <table:table-cell table:style-name="ce5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1">
          <table:table-cell table:style-name="ce7"/>
          <table:table-cell table:style-name="ce15" office:value-type="string" calcext:value-type="string" table:number-columns-spanned="7" table:number-rows-spanned="1">
            <text:p>III. Beruházási költségek / fajlagos értékek</text:p>
          </table:table-cell>
          <table:covered-table-cell table:number-columns-repeated="6" table:style-name="ce15"/>
          <table:table-cell table:style-name="ce5"/>
          <table:table-cell table:style-name="ce6"/>
          <table:table-cell table:number-columns-repeated="1014"/>
        </table:table-row>
        <table:table-row table:style-name="ro12">
          <table:table-cell table:style-name="ce6"/>
          <table:table-cell table:style-name="ce24" office:value-type="string" calcext:value-type="string" table:number-columns-spanned="2" table:number-rows-spanned="1">
            <text:p>Beruházás megnevezése</text:p>
          </table:table-cell>
          <table:covered-table-cell table:style-name="ce24"/>
          <table:table-cell table:style-name="ce62" office:value-type="string" calcext:value-type="string">
            <text:p>Engedélyhez kötött?</text:p>
          </table:table-cell>
          <table:table-cell table:style-name="ce62" office:value-type="string" calcext:value-type="string">
            <text:p>Beruházás elszámolható költsége </text:p>
            <text:p>(nettó)</text:p>
          </table:table-cell>
          <table:table-cell table:style-name="ce24" office:value-type="string" calcext:value-type="string">
            <text:p>Beruházás mérete</text:p>
          </table:table-cell>
          <table:table-cell table:style-name="ce24" office:value-type="string" calcext:value-type="string">
            <text:p>Fajlagos érték</text:p>
          </table:table-cell>
          <table:table-cell table:style-name="ce62" office:value-type="string" calcext:value-type="string">
            <text:p>Fajlagos határérték (nettó)</text:p>
          </table:table-cell>
          <table:table-cell table:style-name="ce5"/>
          <table:table-cell table:style-name="ce6"/>
          <table:table-cell table:number-columns-repeated="1014"/>
        </table:table-row>
        <table:table-row table:style-name="ro13">
          <table:table-cell table:style-name="ce5"/>
          <table:table-cell table:style-name="ce25" office:value-type="string" calcext:value-type="string">
            <text:p>I.a</text:p>
          </table:table-cell>
          <table:table-cell table:style-name="ce44" office:value-type="string" calcext:value-type="string">
            <text:p><text:span text:style-name="T1">Nyílászáró és bejárati ajtó cseréje,  légbevezetés beé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181" table:content-validation-name="val8"/>
          <table:table-cell table:style-name="ce187" office:value-type="string" calcext:value-type="string">
            <text:p>-</text:p>
          </table:table-cell>
          <table:table-cell table:style-name="ce106" office:value-type="float" office:value="60000" calcext:value-type="float">
            <text:p>60,000 Ft</text:p>
          </table:table-cell>
          <table:table-cell table:style-name="ce5" table:number-columns-repeated="2"/>
          <table:table-cell table:number-columns-repeated="1014"/>
        </table:table-row>
        <table:table-row table:style-name="ro33">
          <table:table-cell table:style-name="ce5"/>
          <table:table-cell table:style-name="ce26" office:value-type="string" calcext:value-type="string">
            <text:p>I.b</text:p>
          </table:table-cell>
          <table:table-cell table:style-name="ce45" office:value-type="string" calcext:value-type="string">
            <text:p>Nyári hővédelem, árnyékoló vagy árnyékvető szerkezetek</text:p>
          </table:table-cell>
          <table:table-cell table:style-name="ce64" table:content-validation-name="val6" office:value-type="string" calcext:value-type="string">
            <text:p>Nem</text:p>
          </table:table-cell>
          <table:table-cell table:style-name="ce75" table:content-validation-name="val7"/>
          <table:table-cell table:style-name="ce85" table:content-validation-name="val7"/>
          <table:table-cell table:style-name="ce188"/>
          <table:table-cell table:style-name="ce107" table:content-validation-name="val7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6" office:value-type="string" calcext:value-type="string">
            <text:p>II.</text:p>
          </table:table-cell>
          <table:table-cell table:style-name="ce45" office:value-type="string" calcext:value-type="string">
            <text:p><text:span text:style-name="T1">Hőszigetelés (Ft/m</text:span><text:span text:style-name="T2">2</text:span><text:span text:style-name="T3">)</text:span></text:p>
          </table:table-cell>
          <table:table-cell table:style-name="ce64" table:content-validation-name="val6"/>
          <table:table-cell table:style-name="ce76" table:content-validation-name="val7"/>
          <table:table-cell table:style-name="ce182" table:content-validation-name="val7"/>
          <table:table-cell table:style-name="ce189" office:value-type="string" calcext:value-type="string">
            <text:p>-</text:p>
          </table:table-cell>
          <table:table-cell table:style-name="ce108" office:value-type="float" office:value="15000" calcext:value-type="float">
            <text:p>15,000 Ft</text:p>
          </table:table-cell>
          <table:table-cell table:style-name="ce5" table:number-columns-repeated="2"/>
          <table:table-cell table:number-columns-repeated="1014"/>
        </table:table-row>
        <table:table-row table:style-name="ro15">
          <table:table-cell table:style-name="ce5"/>
          <table:table-cell table:style-name="ce27" office:value-type="string" calcext:value-type="string">
            <text:p>III.</text:p>
          </table:table-cell>
          <table:table-cell table:style-name="ce46" office:value-type="string" calcext:value-type="string">
            <text:p>Fűtési, hűtési és használati melegvíz rendszer korszerűsítése, egyéb gépészeti korszerűsítések</text:p>
          </table:table-cell>
          <table:table-cell table:style-name="ce65" table:content-validation-name="val6"/>
          <table:table-cell table:style-name="ce76" table:content-validation-name="val7"/>
          <table:table-cell table:style-name="ce85" table:content-validation-name="val7"/>
          <table:table-cell table:style-name="ce188"/>
          <table:table-cell table:style-name="ce109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8" office:value-type="string" calcext:value-type="string">
            <text:p>IV.</text:p>
          </table:table-cell>
          <table:table-cell table:style-name="ce47" office:value-type="string" calcext:value-type="string">
            <text:p>Egyéb beruházási tevékenység</text:p>
          </table:table-cell>
          <table:table-cell table:style-name="ce66" table:content-validation-name="val6"/>
          <table:table-cell table:style-name="ce77" table:content-validation-name="val7"/>
          <table:table-cell table:style-name="ce87" table:content-validation-name="val7"/>
          <table:table-cell table:style-name="ce190"/>
          <table:table-cell table:style-name="ce110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9" office:value-type="string" calcext:value-type="string">
            <text:p>I.</text:p>
          </table:table-cell>
          <table:table-cell table:style-name="ce44" office:value-type="string" calcext:value-type="string">
            <text:p><text:span text:style-name="T1">Napkollektor rendszer tele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183" table:content-validation-name="val7"/>
          <table:table-cell table:style-name="ce187" office:value-type="string" calcext:value-type="string">
            <text:p>-</text:p>
          </table:table-cell>
          <table:table-cell table:style-name="ce106" office:value-type="float" office:value="270000" calcext:value-type="float">
            <text:p>270,000 Ft</text:p>
          </table:table-cell>
          <table:table-cell table:style-name="ce5" table:number-columns-repeated="2"/>
          <table:table-cell table:number-columns-repeated="1014"/>
        </table:table-row>
        <table:table-row table:style-name="ro8">
          <table:table-cell table:style-name="ce5"/>
          <table:table-cell table:style-name="ce30" office:value-type="string" calcext:value-type="string">
            <text:p>II.</text:p>
          </table:table-cell>
          <table:table-cell table:style-name="ce46" office:value-type="string" calcext:value-type="string">
            <text:p>Napelemes rendszer telepítése (Ft/kW)</text:p>
          </table:table-cell>
          <table:table-cell table:style-name="ce65" table:content-validation-name="val6"/>
          <table:table-cell table:style-name="ce76" table:content-validation-name="val7"/>
          <table:table-cell table:style-name="ce184" table:content-validation-name="val7"/>
          <table:table-cell table:style-name="ce189" office:value-type="string" calcext:value-type="string">
            <text:p>-</text:p>
          </table:table-cell>
          <table:table-cell table:style-name="ce108" office:value-type="float" office:value="450000" calcext:value-type="float">
            <text:p>450,000 Ft</text:p>
          </table:table-cell>
          <table:table-cell table:style-name="ce5" table:number-columns-repeated="2"/>
          <table:table-cell table:number-columns-repeated="1014"/>
        </table:table-row>
        <table:table-row table:style-name="ro16">
          <table:table-cell table:style-name="ce5"/>
          <table:table-cell table:style-name="ce30" office:value-type="string" calcext:value-type="string">
            <text:p>III.</text:p>
          </table:table-cell>
          <table:table-cell table:style-name="ce46" office:value-type="string" calcext:value-type="string">
            <text:p>Szilárd biomassza (brikett, pellett, faapríték, faelgázosító) kazánrendszer telepítése (Ft/kW)</text:p>
          </table:table-cell>
          <table:table-cell table:style-name="ce65" table:content-validation-name="val6"/>
          <table:table-cell table:style-name="ce76" table:content-validation-name="val7"/>
          <table:table-cell table:style-name="ce184" table:content-validation-name="val7"/>
          <table:table-cell table:style-name="ce189" office:value-type="string" calcext:value-type="string">
            <text:p>-</text:p>
          </table:table-cell>
          <table:table-cell table:style-name="ce108" office:value-type="float" office:value="150000" calcext:value-type="float">
            <text:p>150,000 Ft</text:p>
          </table:table-cell>
          <table:table-cell table:style-name="ce5" table:number-columns-repeated="2"/>
          <table:table-cell table:number-columns-repeated="1014"/>
        </table:table-row>
        <table:table-row table:style-name="ro6">
          <table:table-cell table:style-name="ce5"/>
          <table:table-cell table:style-name="ce30" office:value-type="string" calcext:value-type="string">
            <text:p>IV.a</text:p>
          </table:table-cell>
          <table:table-cell table:style-name="ce46" office:value-type="string" calcext:value-type="string">
            <text:p>Hőszivattyú rendszer telepítése (földhő-víz) (Ft/kW)</text:p>
          </table:table-cell>
          <table:table-cell table:style-name="ce65" table:content-validation-name="val6"/>
          <table:table-cell table:style-name="ce78" table:content-validation-name="val7"/>
          <table:table-cell table:style-name="ce184" table:content-validation-name="val7"/>
          <table:table-cell table:style-name="ce189" office:value-type="string" calcext:value-type="string">
            <text:p>-</text:p>
          </table:table-cell>
          <table:table-cell table:style-name="ce108" office:value-type="float" office:value="325000" calcext:value-type="float">
            <text:p>325,000 Ft</text:p>
          </table:table-cell>
          <table:table-cell table:style-name="ce5" table:number-columns-repeated="2"/>
          <table:table-cell table:number-columns-repeated="1014"/>
        </table:table-row>
        <table:table-row table:style-name="ro17">
          <table:table-cell table:style-name="ce5"/>
          <table:table-cell table:style-name="ce30" office:value-type="string" calcext:value-type="string">
            <text:p>IV.b</text:p>
          </table:table-cell>
          <table:table-cell table:style-name="ce46" office:value-type="string" calcext:value-type="string">
            <text:p>Hőszivattyú rendszer telepítése (víz-víz) (Ft/kW)</text:p>
          </table:table-cell>
          <table:table-cell table:style-name="ce67" table:content-validation-name="val6"/>
          <table:table-cell table:style-name="ce79" table:content-validation-name="val7"/>
          <table:table-cell table:style-name="ce185" table:content-validation-name="val7"/>
          <table:table-cell table:style-name="ce189" office:value-type="string" calcext:value-type="string">
            <text:p>-</text:p>
          </table:table-cell>
          <table:table-cell table:style-name="ce108" office:value-type="float" office:value="225000" calcext:value-type="float">
            <text:p>225,000 Ft</text:p>
          </table:table-cell>
          <table:table-cell table:style-name="ce5" table:number-columns-repeated="2"/>
          <table:table-cell table:number-columns-repeated="1014"/>
        </table:table-row>
        <table:table-row table:style-name="ro18">
          <table:table-cell table:style-name="ce5"/>
          <table:table-cell table:style-name="ce31" office:value-type="string" calcext:value-type="string">
            <text:p>IV.c</text:p>
          </table:table-cell>
          <table:table-cell table:style-name="ce47" office:value-type="string" calcext:value-type="string">
            <text:p>Hőszivattyú rendszer telepítése (levegő-víz) (Ft/kW)</text:p>
          </table:table-cell>
          <table:table-cell table:style-name="ce66" table:content-validation-name="val6"/>
          <table:table-cell table:style-name="ce80" table:content-validation-name="val7"/>
          <table:table-cell table:style-name="ce186" table:content-validation-name="val7"/>
          <table:table-cell table:style-name="ce191" office:value-type="string" calcext:value-type="string">
            <text:p>-</text:p>
          </table:table-cell>
          <table:table-cell table:style-name="ce111" office:value-type="float" office:value="185000" calcext:value-type="float">
            <text:p>185,000 Ft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5" office:value-type="string" calcext:value-type="string" table:number-columns-spanned="7" table:number-rows-spanned="1">
            <text:p>IV. Nyilatkoz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4"/>
          <table:table-cell table:style-name="ce32"/>
          <table:table-cell table:style-name="ce48" table:number-columns-repeated="5"/>
          <table:table-cell table:style-name="ce112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3" office:value-type="string" calcext:value-type="string" table:number-columns-spanned="2" table:number-rows-spanned="1">
            <text:p>Alulírott</text:p>
          </table:table-cell>
          <table:covered-table-cell table:style-name="ce33"/>
          <table:table-cell table:style-name="ce7" table:number-columns-repeated="2"/>
          <table:table-cell table:style-name="ce6" table:number-columns-repeated="2"/>
          <table:table-cell table:style-name="ce113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4"/>
          <table:table-cell table:style-name="ce176"/>
          <table:table-cell table:style-name="ce68" office:value-type="string" calcext:value-type="string" table:number-columns-spanned="2" table:number-rows-spanned="1">
            <text:p>(teljes név) a(z) </text:p>
          </table:table-cell>
          <table:covered-table-cell table:style-name="ce68"/>
          <table:table-cell table:style-name="ce92" office:value-type="string" calcext:value-type="string" table:number-columns-spanned="2" table:number-rows-spanned="1">
            <text:p>Fehér és Társai Kft.</text:p>
          </table:table-cell>
          <table:covered-table-cell table:style-name="ce92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table-cell table:style-name="ce41" office:value-type="string" calcext:value-type="string" table:number-columns-spanned="5" table:number-rows-spanned="2">
            <text:p>kivitelezést végző cég képviseletében eljárva büntetőjogi felelősségem teljes tudatában nyilatkozom az alábbiakról:</text:p>
          </table:table-cell>
          <table:covered-table-cell table:number-columns-repeated="4" table:style-name="ce41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covered-table-cell table:number-columns-repeated="5" table:style-name="ce41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33"/>
          <table:table-cell table:style-name="ce7" table:number-columns-repeated="5"/>
          <table:table-cell table:style-name="ce115"/>
          <table:table-cell table:style-name="ce3"/>
          <table:table-cell table:style-name="ce10"/>
          <table:table-cell table:number-columns-repeated="1014"/>
        </table:table-row>
        <table:table-row table:style-name="ro20">
          <table:table-cell table:style-name="ce3"/>
          <table:table-cell table:style-name="ce36" office:value-type="string" calcext:value-type="string">
            <text:p>1.</text:p>
          </table:table-cell>
          <table:table-cell table:style-name="ce50" office:value-type="string" calcext:value-type="string" table:number-columns-spanned="5" table:number-rows-spanned="1">
            <text:p>Rendelkezünk a Hiteligénylővel megkötött érvényes és feltételesen hatályos szerződéssel.</text:p>
          </table:table-cell>
          <table:covered-table-cell table:number-columns-repeated="4" table:style-name="ce50"/>
          <table:table-cell table:style-name="ce192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1">
          <table:table-cell table:style-name="ce3"/>
          <table:table-cell table:style-name="ce36" office:value-type="string" calcext:value-type="string">
            <text:p>2.</text:p>
          </table:table-cell>
          <table:table-cell table:style-name="ce23" office:value-type="string" calcext:value-type="string" table:number-columns-spanned="5" table:number-rows-spanned="1">
            <text:p>Megismertem az épület korszerűsítésére (tervezett állapotra) vonatkozó 7/2006. (V. 24.) TNM rendelet alapján elkészített energetikai tanúsítványban foglalt elvárt műszaki tartalmat és az építési tevékenységet ennek megfelelően végzem el. A műszaki tartalommal kapcsolatban szakmai aggály nem merült fel.</text:p>
          </table:table-cell>
          <table:covered-table-cell table:number-columns-repeated="4" table:style-name="ce23"/>
          <table:table-cell table:style-name="ce192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3.</text:p>
          </table:table-cell>
          <table:table-cell table:style-name="ce50" office:value-type="string" calcext:value-type="string" table:number-columns-spanned="5" table:number-rows-spanned="1">
            <text:p>A költségek meghatározását és a szükséges engedélyek megadását a megvalósítás helyszínén végzett helyszíni felmérések, valamint a rendelkezésre álló tervrajzok, műszaki adatok alapján határoztuk meg.</text:p>
          </table:table-cell>
          <table:covered-table-cell table:number-columns-repeated="4" table:style-name="ce50"/>
          <table:table-cell table:style-name="ce192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6">
          <table:table-cell table:style-name="ce3"/>
          <table:table-cell table:style-name="ce36" office:value-type="string" calcext:value-type="string">
            <text:p>4.</text:p>
          </table:table-cell>
          <table:table-cell table:style-name="ce50" office:value-type="string" calcext:value-type="string" table:number-columns-spanned="5" table:number-rows-spanned="1">
            <text:p>A megvalósítás helyszínén végzett helyszíni felmérések során olyan szerkezeti hibát, problémát nem fedeztünk fel, mely az épület állékonysági problémájára utalna, beleértve ebbe a tartószerkezet megfelelősségének vizsgálatát is. </text:p>
          </table:table-cell>
          <table:covered-table-cell table:number-columns-repeated="4" table:style-name="ce50"/>
          <table:table-cell table:style-name="ce192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2">
          <table:table-cell table:style-name="ce3"/>
          <table:table-cell table:style-name="ce36" office:value-type="string" calcext:value-type="string">
            <text:p>5.</text:p>
          </table:table-cell>
          <table:table-cell table:style-name="ce50" office:value-type="string" calcext:value-type="string" table:number-columns-spanned="5" table:number-rows-spanned="1">
            <text:p>A beruházás műszaki tartalmának összeállítását a szakma szabályai és a vonatkozó rendeletek alapján készítettük el. </text:p>
          </table:table-cell>
          <table:covered-table-cell table:number-columns-repeated="4" table:style-name="ce50"/>
          <table:table-cell table:style-name="ce192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3">
          <table:table-cell table:style-name="ce3"/>
          <table:table-cell table:style-name="ce37" office:value-type="string" calcext:value-type="string">
            <text:p>6.</text:p>
          </table:table-cell>
          <table:table-cell table:style-name="ce50" office:value-type="string" calcext:value-type="string" table:number-columns-spanned="5" table:number-rows-spanned="1">
            <text:p>Az elszámolható költségként megjelenített költségelemek energetikailag indokoltak és szükségesek. </text:p>
            <text:p>A nem elszámolható költségként megjelenített költségelemek a beruházás megvalósításához szükségesek. </text:p>
            <text:p>A beruházás költségelemeinek költséghatékonysága reális, a költségek a piaci áraknak megfelelnek, a kivitelezési munkálatok költsége az előírt fajlagos költségkorlátokon belül marad.</text:p>
          </table:table-cell>
          <table:covered-table-cell table:number-columns-repeated="4" table:style-name="ce50"/>
          <table:table-cell table:style-name="ce193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4">
          <table:table-cell table:style-name="ce3"/>
          <table:table-cell table:style-name="ce36" office:value-type="string" calcext:value-type="string">
            <text:p>7.</text:p>
          </table:table-cell>
          <table:table-cell table:style-name="ce50" office:value-type="string" calcext:value-type="string" table:number-columns-spanned="5" table:number-rows-spanned="1">
            <text:p>A <text:s/>(feltételes) vállalkozói szerződésben <text:s/>feltüntetett árak a Termékleírásban és az Eljárási Rendben nem elszámolható költségként feltütetett költséget, illetve az ingatlan bővítésével, átalakításával vagy átépítésével kapcsolatos költséget nem tartalmaznak. </text:p>
          </table:table-cell>
          <table:covered-table-cell table:number-columns-repeated="4" table:style-name="ce50"/>
          <table:table-cell table:style-name="ce192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8.</text:p>
          </table:table-cell>
          <table:table-cell table:style-name="ce50" office:value-type="string" calcext:value-type="string" table:number-columns-spanned="5" table:number-rows-spanned="1">
            <text:p>A (feltételes) vállalkozási szerződésben feltüntetett árak alapján a kivitelezési munkálatok támogatható munkadíja a támogatás szempontjából elismerhető anyagköltség 60%-a vagy annál kevesebb.</text:p>
          </table:table-cell>
          <table:covered-table-cell table:number-columns-repeated="4" table:style-name="ce50"/>
          <table:table-cell table:style-name="ce192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5">
          <table:table-cell table:style-name="ce3"/>
          <table:table-cell table:style-name="ce36" office:value-type="string" calcext:value-type="string">
            <text:p>9.</text:p>
          </table:table-cell>
          <table:table-cell table:style-name="ce23" office:value-type="string" calcext:value-type="string" table:number-columns-spanned="5" table:number-rows-spanned="1">
            <text:p>A beépíteni kívánt eszközök megfelelnek a vonatkozó európai irányelveknek, szabványoknak, illetve az azokat harmonizáló magyar rendeleteknek, szabványoknak, környezetvédelmi előírásoknak. A beépítésre kerülő, megújuló energiát hasznosító rendszerek megfelelnek továbbá a megújuló energiát termelő berendezések és rendszerek beszerzéséhez és működtetéséhez nyújtott támogatások igénybevételének műszaki követelményeiről szóló 55/2016. (XII. 21.) NFM rendeletben foglaltak előírásoknak, továbbá a beépítésre javasolt energiatermelő berendezés(ek) alkalmas(ak) a beruházással érintett épület(ek) energiaellátásának folyamatos és környezetkímélő biztosítására.</text:p>
          </table:table-cell>
          <table:covered-table-cell table:number-columns-repeated="4" table:style-name="ce23"/>
          <table:table-cell table:style-name="ce192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6">
          <table:table-cell table:style-name="ce3"/>
          <table:table-cell table:style-name="ce36" office:value-type="string" calcext:value-type="string">
            <text:p>10.</text:p>
          </table:table-cell>
          <table:table-cell table:style-name="ce23" office:value-type="string" calcext:value-type="string" table:number-columns-spanned="5" table:number-rows-spanned="1">
            <text:p>A beépítendő építési termékek és szerkezetek tűzvédelmi [az Országos Tűzvédelmi Szabályzatról szóló 54/2014. (XII. 5.) BM rendelet alapján], valamint minőségi megfelelősége [az építési termék építménybe történő betervezésének és beépítésének, ennek során a teljesítmény igazolásának részletes szabályairól szóló 275/2013. (VII. 16.) Korm. rendelet szerinti teljesítménynyilatkozat bemutatásával] igazolható.</text:p>
          </table:table-cell>
          <table:covered-table-cell table:number-columns-repeated="4" table:style-name="ce23"/>
          <table:table-cell table:style-name="ce192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7">
          <table:table-cell table:style-name="ce3"/>
          <table:table-cell table:style-name="ce36" office:value-type="string" calcext:value-type="string">
            <text:p>11.</text:p>
          </table:table-cell>
          <table:table-cell table:style-name="ce50" office:value-type="string" calcext:value-type="string" table:number-columns-spanned="5" table:number-rows-spanned="1">
            <text:p>A megújuló energia hasznosításával villamos energiát termelő rendszer által éves szinten – szakértői számítások alapján – megtermelhető villamos energia mennyisége nem haladja meg az érintett épület fejlesztés utáni éves villamosenergia-igényét, amely tartalmazza az épület, az épületgépészet és az épületben lévő, villamos energiát használó elektronikai eszközök villamosenergia-igényét is.</text:p>
          </table:table-cell>
          <table:covered-table-cell table:number-columns-repeated="4" table:style-name="ce50"/>
          <table:table-cell table:style-name="ce194" table:content-validation-name="val10" office:value-type="string" calcext:value-type="string">
            <text:p>Nem releváns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8">
          <table:table-cell table:style-name="ce3"/>
          <table:table-cell table:style-name="ce36" office:value-type="string" calcext:value-type="string">
            <text:p>12.</text:p>
          </table:table-cell>
          <table:table-cell table:style-name="ce50" office:value-type="string" calcext:value-type="string" table:number-columns-spanned="5" table:number-rows-spanned="1">
            <text:p>A projekt keretében beszerezni kívánt eszközöket az érintett eszközök hivatalos forgalmazásával üzletszerűen foglalkozó, kereskedőnek vagy gyártónak minősülő szállítótól szerzem/szerezzük be, a piacon szokványos jótállási és szavatossági feltételek biztosítása mellett.*</text:p>
          </table:table-cell>
          <table:covered-table-cell table:number-columns-repeated="4" table:style-name="ce50"/>
          <table:table-cell table:style-name="ce194" table:content-validation-name="val10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9">
          <table:table-cell table:style-name="ce3"/>
          <table:table-cell table:style-name="ce36" office:value-type="string" calcext:value-type="string">
            <text:p>13.</text:p>
          </table:table-cell>
          <table:table-cell table:style-name="ce23" office:value-type="string" calcext:value-type="string" table:number-columns-spanned="5" table:number-rows-spanned="1">
            <text:p>A beépítendő hőtermelők teljesítménye nem haladja meg az épület hőigénye által indokolt teljesítmény 110%-át. </text:p>
            <text:p>Amennyiben az épület hőigényének megfelelő teljesítményű hőtermelő nem beszerezhető, illetve nincs forgalomban olyan hőtermelő, amely teljesíti a 110%-os elszámolhatósági határértéket, a beépítendő hőtermelő teljesítménye és az épület hőigénye közötti lehető legkisebb különbségre törekedem.  </text:p>
          </table:table-cell>
          <table:covered-table-cell table:number-columns-repeated="4" table:style-name="ce23"/>
          <table:table-cell table:style-name="ce194" table:content-validation-name="val10" office:value-type="string" calcext:value-type="string">
            <text:p>Nem releváns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30">
          <table:table-cell table:style-name="ce3"/>
          <table:table-cell table:style-name="ce38"/>
          <table:table-cell table:style-name="ce51" office:value-type="string" calcext:value-type="string" table:number-columns-spanned="5" table:number-rows-spanned="1">
            <text:p>*Az Eljárási Rendben foglaltaknak megfelelően az energiahatékonyság javítására és a megújulóenergia-felhasználás javítására vonatkozó tevékenységek vonatkozásában kizárólag a kivitelező által kibocsátott számla számolható el.</text:p>
          </table:table-cell>
          <table:covered-table-cell table:number-columns-repeated="4" table:style-name="ce51"/>
          <table:table-cell table:style-name="ce119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177" table:content-validation-name="val2" office:value-type="string" calcext:value-type="string" table:number-columns-spanned="3" table:number-rows-spanned="1">
            <text:p>Budapest, 2013.03.</text:p>
          </table:table-cell>
          <table:covered-table-cell table:style-name="ce179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3" table:content-validation-name="val3" table:number-columns-spanned="3" table:number-rows-spanned="1"/>
          <table:covered-table-cell table:number-columns-repeated="2" table:style-name="ce53" table:content-validation-name="val3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string" calcext:value-type="string" table:number-columns-spanned="3" table:number-rows-spanned="1">
            <text:p>Fehér és Társai Kft.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5" office:value-type="string" calcext:value-type="string" table:number-columns-spanned="4" table:number-rows-spanned="1">
            <text:p>a nyilatkozó kivitelezést végző neve és aláírása</text:p>
          </table:table-cell>
          <table:covered-table-cell table:number-columns-repeated="3" table:style-name="ce95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7" office:value-type="string" calcext:value-type="string" table:number-columns-spanned="2" table:number-rows-spanned="1">
            <text:p>Alulírott</text:p>
          </table:table-cell>
          <table:covered-table-cell table:style-name="ce7"/>
          <table:table-cell table:style-name="ce7" table:number-columns-repeated="2"/>
          <table:table-cell table:style-name="ce6" table:number-columns-repeated="2"/>
          <table:table-cell table:style-name="ce120"/>
          <table:table-cell table:style-name="ce9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39"/>
          <table:table-cell table:style-name="ce55" office:value-type="string" calcext:value-type="string" table:number-columns-spanned="2" table:number-rows-spanned="1">
            <text:p>Cserhalmi György</text:p>
          </table:table-cell>
          <table:covered-table-cell table:style-name="ce55"/>
          <table:table-cell table:style-name="ce7" office:value-type="string" calcext:value-type="string" table:number-columns-spanned="4" table:number-rows-spanned="1">
            <text:p>(teljes név) mint az I. pontban megjelölt Hiteligénylő (képviselője)</text:p>
          </table:table-cell>
          <table:covered-table-cell table:number-columns-repeated="3" table:style-name="ce7"/>
          <table:table-cell table:style-name="ce9"/>
          <table:table-cell table:style-name="ce10"/>
          <table:table-cell table:number-columns-repeated="1014"/>
        </table:table-row>
        <table:table-row table:style-name="ro31">
          <table:table-cell table:style-name="ce9"/>
          <table:table-cell table:style-name="ce6"/>
          <table:table-cell table:style-name="ce7" office:value-type="string" calcext:value-type="string" table:number-columns-spanned="6" table:number-rows-spanned="1">
            <text:p><text:s/>kijelentem, hogy a jelen Nyilatkozatban feltüntetett adatok tartalmát megismertem és elfogadom, valamint a Projektre vonatkozóan kötelezően betartom és betartatom.</text:p>
          </table:table-cell>
          <table:covered-table-cell table:number-columns-repeated="5" table:style-name="ce7"/>
          <table:table-cell table:style-name="ce9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40" table:number-columns-spanned="2" table:number-rows-spanned="1"/>
          <table:covered-table-cell table:style-name="ce40"/>
          <table:table-cell table:style-name="ce70" table:number-columns-repeated="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2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178" table:content-validation-name="val2" office:value-type="string" calcext:value-type="string" table:number-columns-spanned="3" table:number-rows-spanned="1">
            <text:p>Budapest, 2018.03.</text:p>
          </table:table-cell>
          <table:covered-table-cell table:style-name="ce180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96" office:value-type="string" calcext:value-type="string" table:number-columns-spanned="3" table:number-rows-spanned="1">
            <text:p>Cserhalmi György</text:p>
          </table:table-cell>
          <table:covered-table-cell table:number-columns-repeated="2" table:style-name="ce9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8" office:value-type="string" calcext:value-type="string" table:number-columns-spanned="3" table:number-rows-spanned="2">
            <text:p>a Hiteligénylő (képviselőjének) neve és aláírása</text:p>
          </table:table-cell>
          <table:covered-table-cell table:number-columns-repeated="2" table:style-name="ce8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3"/>
          <table:covered-table-cell table:number-columns-repeated="3" table:style-name="ce8"/>
          <table:table-cell table:style-name="ce3"/>
          <table:table-cell table:style-name="ce10"/>
          <table:table-cell table:number-columns-repeated="1014"/>
        </table:table-row>
        <table:table-row table:style-name="ro3" table:number-rows-repeated="184">
          <table:table-cell table:style-name="ce10" table:number-columns-repeated="10"/>
          <table:table-cell table:number-columns-repeated="1014"/>
        </table:table-row>
        <table:table-row table:style-name="ro3">
          <table:table-cell table:style-name="ce10" table:number-columns-repeated="5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 office:value-type="string" calcext:value-type="string">
            <text:p>Előttünk mint tanúk előtt:</text:p>
          </table:table-cell>
          <table:table-cell table:style-name="ce72" office:value-type="string" calcext:value-type="string">
            <text:p>1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/>
          <table:table-cell table:style-name="ce58"/>
          <table:table-cell table:style-name="ce57"/>
          <table:table-cell table:style-name="ce9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3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/>
          <table:table-cell table:style-name="ce72" office:value-type="string" calcext:value-type="string">
            <text:p>2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100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Zsaluzia.C65:Zsaluzia.D65">
            <calcext:condition calcext:apply-style-name="ConditionalStyle_2" calcext:value="formula-is(COUNTA([.C65])=1)" calcext:base-cell-address="Zsaluzia.C65"/>
          </calcext:conditional-format>
          <calcext:conditional-format calcext:target-range-address="Zsaluzia.C53:Zsaluzia.D53">
            <calcext:condition calcext:apply-style-name="ConditionalStyle_3" calcext:value="formula-is(COUNTA([.C53])=1)" calcext:base-cell-address="Zsaluzia.C53"/>
          </calcext:conditional-format>
          <calcext:conditional-format calcext:target-range-address="Zsaluzia.H38:Zsaluzia.H50">
            <calcext:condition calcext:apply-style-name="ConditionalStyle_4" calcext:value="formula-is([.$H38]=&quot;Nem&quot;)" calcext:base-cell-address="Zsaluzia.H38"/>
          </calcext:conditional-format>
          <calcext:conditional-format calcext:target-range-address="Zsaluzia.H38:Zsaluzia.H50">
            <calcext:condition calcext:apply-style-name="ConditionalStyle_5" calcext:value="formula-is(COUNTA([.$H38])=1)" calcext:base-cell-address="Zsaluzia.H38"/>
          </calcext:conditional-format>
          <calcext:conditional-format calcext:target-range-address="Zsaluzia.B12:Zsaluzia.H13">
            <calcext:condition calcext:apply-style-name="ConditionalStyle_6" calcext:value="formula-is(COUNTA([.$B$12])=1)" calcext:base-cell-address="Zsaluzia.B12"/>
          </calcext:conditional-format>
          <calcext:conditional-format calcext:target-range-address="Zsaluzia.F24:Zsaluzia.F29">
            <calcext:condition calcext:apply-style-name="ConditionalStyle_7" calcext:value="formula-is(COUNTA([.F24])=1)" calcext:base-cell-address="Zsaluzia.F24"/>
          </calcext:conditional-format>
          <calcext:conditional-format calcext:target-range-address="Zsaluzia.G19:Zsaluzia.G29">
            <calcext:condition calcext:apply-style-name="ConditionalStyle_8" calcext:value="formula-is(AND([.$G19]&lt;&gt;&quot;-&quot;;[.$G19]&gt;[.$H19]))" calcext:base-cell-address="Zsaluzia.G19"/>
          </calcext:conditional-format>
          <calcext:conditional-format calcext:target-range-address="Zsaluzia.F19:Zsaluzia.F19">
            <calcext:condition calcext:apply-style-name="ConditionalStyle_9" calcext:value="formula-is(COUNTA([.F19])=1)" calcext:base-cell-address="Zsaluzia.F19"/>
          </calcext:conditional-format>
          <calcext:conditional-format calcext:target-range-address="Zsaluzia.F21:Zsaluzia.F21">
            <calcext:condition calcext:apply-style-name="ConditionalStyle_10" calcext:value="formula-is(COUNTA([.F21])=1)" calcext:base-cell-address="Zsaluzia.F21"/>
          </calcext:conditional-format>
          <calcext:conditional-format calcext:target-range-address="Zsaluzia.C34:Zsaluzia.C34">
            <calcext:condition calcext:apply-style-name="ConditionalStyle_11" calcext:value="formula-is(COUNTA([.C34])=1)" calcext:base-cell-address="Zsaluzia.C34"/>
          </calcext:conditional-format>
        </calcext:conditional-formats>
      </table:table>
      <table:table table:name="Hőszigetelés" table:style-name="ta1">
        <table:table-column table:style-name="co1" table:default-cell-style-name="ce11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4" table:default-cell-style-name="ce11"/>
        <table:table-column table:style-name="co6" table:default-cell-style-name="ce11"/>
        <table:table-column table:style-name="co7" table:number-columns-repeated="1015" table:default-cell-style-name="ce11"/>
        <table:table-row table:style-name="ro1">
          <table:table-cell table:style-name="ce1"/>
          <table:table-cell table:style-name="ce12" office:value-type="string" calcext:value-type="string" table:number-columns-spanned="7" table:number-rows-spanned="1">
            <text:p>A HITELKÉRELEM BENYÚJTÁSÁHOZ SZÜKSÉGES MELLÉKLET!  </text:p>
            <text:p>A KIVITELEZŐNEK ÉS A HITELIGÉNYLŐNEK SZÜKSÉGES AZ ADATOKRÓL NYILATKOZNIUK! </text:p>
            <text:p>TÖBB KIVITELEZŐ ESETÉN VALAMENNYI KIVITELEZŐRE KÜLÖN-KÜLÖN SZÜKSÉGES KITÖLTENI!</text:p>
          </table:table-cell>
          <table:covered-table-cell table:number-columns-repeated="6" table:style-name="ce12"/>
          <table:table-cell table:style-name="ce121" table:number-columns-repeated="2"/>
          <table:table-cell table:style-name="ce123" table:number-columns-repeated="1014"/>
        </table:table-row>
        <table:table-row table:style-name="ro2">
          <table:table-cell table:style-name="ce2"/>
          <table:table-cell table:style-name="ce13" office:value-type="string" calcext:value-type="string" table:number-columns-spanned="7" table:number-rows-spanned="1">
            <text:p>VERZIÓSZÁM: 4.</text:p>
          </table:table-cell>
          <table:covered-table-cell table:number-columns-repeated="6" table:style-name="ce13"/>
          <table:table-cell table:style-name="ce122" table:number-columns-repeated="2"/>
          <table:table-cell table:style-name="ce124" table:number-columns-repeated="1014"/>
        </table:table-row>
        <table:table-row table:style-name="ro3">
          <table:table-cell table:style-name="ce3"/>
          <table:table-cell table:style-name="ce14"/>
          <table:table-cell table:style-name="ce41" table:number-columns-repeated="3"/>
          <table:table-cell table:style-name="ce82" table:number-columns-repeated="2"/>
          <table:table-cell table:style-name="ce14"/>
          <table:table-cell table:style-name="ce3"/>
          <table:table-cell table:style-name="ce10"/>
          <table:table-cell table:number-columns-repeated="1014"/>
        </table:table-row>
        <table:table-row table:style-name="ro4">
          <table:table-cell table:style-name="ce4"/>
          <table:table-cell table:style-name="ce15" office:value-type="string" calcext:value-type="string" table:number-columns-spanned="7" table:number-rows-spanned="1">
            <text:p>I. Kivitelezéssel kapcsolatos alapad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6" office:value-type="string" calcext:value-type="string" table:number-columns-spanned="2" table:number-rows-spanned="1">
            <text:p>Kivitelező megnevezése:</text:p>
          </table:table-cell>
          <table:covered-table-cell table:style-name="ce16"/>
          <table:table-cell table:style-name="ce59" table:content-validation-name="val4" office:value-type="string" calcext:value-type="string" table:number-columns-spanned="5" table:number-rows-spanned="1">
            <text:p>BVF Fűtési Megoldások Kft.</text:p>
          </table:table-cell>
          <table:covered-table-cell table:number-columns-repeated="4" table:style-name="ce59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Kivitelező székhelye, adószáma:</text:p>
          </table:table-cell>
          <table:covered-table-cell table:style-name="ce17"/>
          <table:table-cell table:style-name="ce60" table:content-validation-name="val4" office:value-type="string" calcext:value-type="string" table:number-columns-spanned="5" table:number-rows-spanned="1">
            <text:p>1173 Budapest, Gyurgyalag u 23.,, ASZ 10438925-2-42</text:p>
          </table:table-cell>
          <table:covered-table-cell table:number-columns-repeated="4" table:style-name="ce60" table:content-validation-name="val4"/>
          <table:table-cell table:style-name="ce4"/>
          <table:table-cell table:style-name="ce10"/>
          <table:table-cell table:number-columns-repeated="1014"/>
        </table:table-row>
        <table:table-row table:style-name="ro5">
          <table:table-cell table:style-name="ce4"/>
          <table:table-cell table:style-name="ce17" office:value-type="string" calcext:value-type="string" table:number-columns-spanned="2" table:number-rows-spanned="1">
            <text:p>Hiteligénylő neve:</text:p>
          </table:table-cell>
          <table:covered-table-cell table:style-name="ce17"/>
          <table:table-cell table:style-name="ce60" table:content-validation-name="val5" office:value-type="string" calcext:value-type="string" table:number-columns-spanned="5" table:number-rows-spanned="1">
            <text:p>Cserhalmi György</text:p>
          </table:table-cell>
          <table:covered-table-cell table:number-columns-repeated="4" table:style-name="ce60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6">
          <table:table-cell table:style-name="ce4"/>
          <table:table-cell table:style-name="ce18" office:value-type="string" calcext:value-type="string" table:number-columns-spanned="2" table:number-rows-spanned="1">
            <text:p>Megvalósítási helyszín (irányítószám, helység, …, helyrajzi szám)</text:p>
          </table:table-cell>
          <table:covered-table-cell table:style-name="ce18"/>
          <table:table-cell table:style-name="ce61" table:content-validation-name="val5" office:value-type="string" calcext:value-type="string" table:number-columns-spanned="5" table:number-rows-spanned="1">
            <text:p>1212 Budapest, Bajcsy-Zsilinszky út 57, 4/17, HRSZ 208394/8/A/17</text:p>
          </table:table-cell>
          <table:covered-table-cell table:number-columns-repeated="4" table:style-name="ce73" table:content-validation-name="val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9" office:value-type="string" calcext:value-type="string" table:number-columns-spanned="7" table:number-rows-spanned="1">
            <text:p>II. Kivitelezés megvalósításával kapcsolatos adatok</text:p>
          </table:table-cell>
          <table:covered-table-cell table:number-columns-repeated="6" table:style-name="ce19"/>
          <table:table-cell table:style-name="ce4"/>
          <table:table-cell table:style-name="ce10"/>
          <table:table-cell table:number-columns-repeated="1014"/>
        </table:table-row>
        <table:table-row table:style-name="ro8">
          <table:table-cell table:style-name="ce4"/>
          <table:table-cell table:style-name="ce20" office:value-type="string" calcext:value-type="string" table:number-columns-spanned="7" table:number-rows-spanned="1">
            <text:p>A projektet érintő szabályozási környezet bemutatása / A megvalósításhoz szükséges hatósági és egyéb engedély(ek) megnevezése / Az engedélyezési folyamat státuszának és ütemezésének ismertetése:</text:p>
          </table:table-cell>
          <table:covered-table-cell table:number-columns-repeated="6" table:style-name="ce20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4"/>
          <table:table-cell table:style-name="ce195" table:content-validation-name="val1" table:number-columns-spanned="7" table:number-rows-spanned="2"/>
          <table:covered-table-cell table:number-columns-repeated="6" table:style-name="ce197" table:content-validation-name="val1"/>
          <table:table-cell table:style-name="ce4"/>
          <table:table-cell table:style-name="ce10"/>
          <table:table-cell table:number-columns-repeated="1014"/>
        </table:table-row>
        <table:table-row table:style-name="ro9">
          <table:table-cell table:style-name="ce6"/>
          <table:covered-table-cell table:style-name="ce196" table:content-validation-name="val1"/>
          <table:covered-table-cell table:number-columns-repeated="6" table:style-name="ce198" table:content-validation-name="val1"/>
          <table:table-cell table:style-name="ce6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0">
          <table:table-cell table:style-name="ce5"/>
          <table:table-cell table:style-name="ce23" office:value-type="string" calcext:value-type="string" table:number-columns-spanned="7" table:number-rows-spanned="1">
            <text:p>Építészeti műszaki dokumentáció hiányában az építési termék építménybe történő betervezésének és beépítésének, ennek során a teljesítmény igazolásának részletes szabályairól szóló 275/2013. (VII. 16.) Korm. rendelet értelmében az építési termékek elvárt műszaki teljesítményét a kivitelezési szerződésben kell meghatározni, amelyet a nyilatkozathoz mellékelni szükséges. Felhívjuk a figyelmet arra, hogy a kivitelezési szerződést a fogyasztó és a vállalkozás közötti szerződések részletes szabályairól szóló 45/2014. (II. 26.) Korm. rendelet figyelembevételével kell megkötni!</text:p>
          </table:table-cell>
          <table:covered-table-cell table:number-columns-repeated="6" table:style-name="ce23"/>
          <table:table-cell table:style-name="ce5"/>
          <table:table-cell table:style-name="ce10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11">
          <table:table-cell table:style-name="ce7"/>
          <table:table-cell table:style-name="ce15" office:value-type="string" calcext:value-type="string" table:number-columns-spanned="7" table:number-rows-spanned="1">
            <text:p>III. Beruházási költségek / fajlagos értékek</text:p>
          </table:table-cell>
          <table:covered-table-cell table:number-columns-repeated="6" table:style-name="ce15"/>
          <table:table-cell table:style-name="ce5"/>
          <table:table-cell table:style-name="ce6"/>
          <table:table-cell table:number-columns-repeated="1014"/>
        </table:table-row>
        <table:table-row table:style-name="ro12">
          <table:table-cell table:style-name="ce6"/>
          <table:table-cell table:style-name="ce24" office:value-type="string" calcext:value-type="string" table:number-columns-spanned="2" table:number-rows-spanned="1">
            <text:p>Beruházás megnevezése</text:p>
          </table:table-cell>
          <table:covered-table-cell table:style-name="ce24"/>
          <table:table-cell table:style-name="ce62" office:value-type="string" calcext:value-type="string">
            <text:p>Engedélyhez kötött?</text:p>
          </table:table-cell>
          <table:table-cell table:style-name="ce62" office:value-type="string" calcext:value-type="string">
            <text:p>Beruházás elszámolható költsége </text:p>
            <text:p>(nettó)</text:p>
          </table:table-cell>
          <table:table-cell table:style-name="ce24" office:value-type="string" calcext:value-type="string">
            <text:p>Beruházás mérete</text:p>
          </table:table-cell>
          <table:table-cell table:style-name="ce24" office:value-type="string" calcext:value-type="string">
            <text:p>Fajlagos érték</text:p>
          </table:table-cell>
          <table:table-cell table:style-name="ce62" office:value-type="string" calcext:value-type="string">
            <text:p>Fajlagos határérték (nettó)</text:p>
          </table:table-cell>
          <table:table-cell table:style-name="ce5"/>
          <table:table-cell table:style-name="ce6"/>
          <table:table-cell table:number-columns-repeated="1014"/>
        </table:table-row>
        <table:table-row table:style-name="ro13">
          <table:table-cell table:style-name="ce5"/>
          <table:table-cell table:style-name="ce25" office:value-type="string" calcext:value-type="string">
            <text:p>I.a</text:p>
          </table:table-cell>
          <table:table-cell table:style-name="ce44" office:value-type="string" calcext:value-type="string">
            <text:p><text:span text:style-name="T1">Nyílászáró és bejárati ajtó cseréje,  légbevezetés beé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204" table:content-validation-name="val8"/>
          <table:table-cell table:style-name="ce210" office:value-type="string" calcext:value-type="string">
            <text:p>-</text:p>
          </table:table-cell>
          <table:table-cell table:style-name="ce106" office:value-type="float" office:value="60000" calcext:value-type="float">
            <text:p>60,000 Ft</text:p>
          </table:table-cell>
          <table:table-cell table:style-name="ce5" table:number-columns-repeated="2"/>
          <table:table-cell table:number-columns-repeated="1014"/>
        </table:table-row>
        <table:table-row table:style-name="ro13">
          <table:table-cell table:style-name="ce5"/>
          <table:table-cell table:style-name="ce26" office:value-type="string" calcext:value-type="string">
            <text:p>I.b</text:p>
          </table:table-cell>
          <table:table-cell table:style-name="ce45" office:value-type="string" calcext:value-type="string">
            <text:p>Nyári hővédelem, árnyékoló vagy árnyékvető szerkezetek</text:p>
          </table:table-cell>
          <table:table-cell table:style-name="ce64" table:content-validation-name="val6"/>
          <table:table-cell table:style-name="ce75" table:content-validation-name="val7"/>
          <table:table-cell table:style-name="ce85" table:content-validation-name="val7"/>
          <table:table-cell table:style-name="ce211"/>
          <table:table-cell table:style-name="ce107" table:content-validation-name="val7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6" office:value-type="string" calcext:value-type="string">
            <text:p>II.</text:p>
          </table:table-cell>
          <table:table-cell table:style-name="ce45" office:value-type="string" calcext:value-type="string">
            <text:p><text:span text:style-name="T1">Hőszigetelés (Ft/m</text:span><text:span text:style-name="T2">2</text:span><text:span text:style-name="T3">)</text:span></text:p>
          </table:table-cell>
          <table:table-cell table:style-name="ce64" table:content-validation-name="val6"/>
          <table:table-cell table:style-name="ce76" table:content-validation-name="val7"/>
          <table:table-cell table:style-name="ce205" table:content-validation-name="val7"/>
          <table:table-cell table:style-name="ce212" office:value-type="string" calcext:value-type="string">
            <text:p>-</text:p>
          </table:table-cell>
          <table:table-cell table:style-name="ce108" office:value-type="float" office:value="15000" calcext:value-type="float">
            <text:p>15,000 Ft</text:p>
          </table:table-cell>
          <table:table-cell table:style-name="ce5" table:number-columns-repeated="2"/>
          <table:table-cell table:number-columns-repeated="1014"/>
        </table:table-row>
        <table:table-row table:style-name="ro15">
          <table:table-cell table:style-name="ce5"/>
          <table:table-cell table:style-name="ce27" office:value-type="string" calcext:value-type="string">
            <text:p>III.</text:p>
          </table:table-cell>
          <table:table-cell table:style-name="ce46" office:value-type="string" calcext:value-type="string">
            <text:p>Fűtési, hűtési és használati melegvíz rendszer korszerűsítése, egyéb gépészeti korszerűsítések</text:p>
          </table:table-cell>
          <table:table-cell table:style-name="ce65" table:content-validation-name="val6"/>
          <table:table-cell table:style-name="ce76" table:content-validation-name="val7"/>
          <table:table-cell table:style-name="ce85" table:content-validation-name="val7"/>
          <table:table-cell table:style-name="ce211"/>
          <table:table-cell table:style-name="ce109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8" office:value-type="string" calcext:value-type="string">
            <text:p>IV.</text:p>
          </table:table-cell>
          <table:table-cell table:style-name="ce47" office:value-type="string" calcext:value-type="string">
            <text:p>Egyéb beruházási tevékenység</text:p>
          </table:table-cell>
          <table:table-cell table:style-name="ce66" table:content-validation-name="val6" office:value-type="string" calcext:value-type="string">
            <text:p>Igen</text:p>
          </table:table-cell>
          <table:table-cell table:style-name="ce77" table:content-validation-name="val7"/>
          <table:table-cell table:style-name="ce87" table:content-validation-name="val7"/>
          <table:table-cell table:style-name="ce213"/>
          <table:table-cell table:style-name="ce110"/>
          <table:table-cell table:style-name="ce5" table:number-columns-repeated="2"/>
          <table:table-cell table:number-columns-repeated="1014"/>
        </table:table-row>
        <table:table-row table:style-name="ro14">
          <table:table-cell table:style-name="ce5"/>
          <table:table-cell table:style-name="ce29" office:value-type="string" calcext:value-type="string">
            <text:p>I.</text:p>
          </table:table-cell>
          <table:table-cell table:style-name="ce44" office:value-type="string" calcext:value-type="string">
            <text:p><text:span text:style-name="T1">Napkollektor rendszer telepítése (Ft/m</text:span><text:span text:style-name="T2">2</text:span><text:span text:style-name="T3">)</text:span></text:p>
          </table:table-cell>
          <table:table-cell table:style-name="ce63" table:content-validation-name="val6"/>
          <table:table-cell table:style-name="ce74" table:content-validation-name="val7"/>
          <table:table-cell table:style-name="ce206" table:content-validation-name="val7"/>
          <table:table-cell table:style-name="ce210" office:value-type="string" calcext:value-type="string">
            <text:p>-</text:p>
          </table:table-cell>
          <table:table-cell table:style-name="ce106" office:value-type="float" office:value="270000" calcext:value-type="float">
            <text:p>270,000 Ft</text:p>
          </table:table-cell>
          <table:table-cell table:style-name="ce5" table:number-columns-repeated="2"/>
          <table:table-cell table:number-columns-repeated="1014"/>
        </table:table-row>
        <table:table-row table:style-name="ro8">
          <table:table-cell table:style-name="ce5"/>
          <table:table-cell table:style-name="ce30" office:value-type="string" calcext:value-type="string">
            <text:p>II.</text:p>
          </table:table-cell>
          <table:table-cell table:style-name="ce46" office:value-type="string" calcext:value-type="string">
            <text:p>Napelemes rendszer telepítése (Ft/kW)</text:p>
          </table:table-cell>
          <table:table-cell table:style-name="ce65" table:content-validation-name="val6"/>
          <table:table-cell table:style-name="ce76" table:content-validation-name="val7"/>
          <table:table-cell table:style-name="ce207" table:content-validation-name="val7"/>
          <table:table-cell table:style-name="ce212" office:value-type="string" calcext:value-type="string">
            <text:p>-</text:p>
          </table:table-cell>
          <table:table-cell table:style-name="ce108" office:value-type="float" office:value="450000" calcext:value-type="float">
            <text:p>450,000 Ft</text:p>
          </table:table-cell>
          <table:table-cell table:style-name="ce5" table:number-columns-repeated="2"/>
          <table:table-cell table:number-columns-repeated="1014"/>
        </table:table-row>
        <table:table-row table:style-name="ro16">
          <table:table-cell table:style-name="ce5"/>
          <table:table-cell table:style-name="ce30" office:value-type="string" calcext:value-type="string">
            <text:p>III.</text:p>
          </table:table-cell>
          <table:table-cell table:style-name="ce46" office:value-type="string" calcext:value-type="string">
            <text:p>Szilárd biomassza (brikett, pellett, faapríték, faelgázosító) kazánrendszer telepítése (Ft/kW)</text:p>
          </table:table-cell>
          <table:table-cell table:style-name="ce65" table:content-validation-name="val6"/>
          <table:table-cell table:style-name="ce76" table:content-validation-name="val7"/>
          <table:table-cell table:style-name="ce207" table:content-validation-name="val7"/>
          <table:table-cell table:style-name="ce212" office:value-type="string" calcext:value-type="string">
            <text:p>-</text:p>
          </table:table-cell>
          <table:table-cell table:style-name="ce108" office:value-type="float" office:value="150000" calcext:value-type="float">
            <text:p>150,000 Ft</text:p>
          </table:table-cell>
          <table:table-cell table:style-name="ce5" table:number-columns-repeated="2"/>
          <table:table-cell table:number-columns-repeated="1014"/>
        </table:table-row>
        <table:table-row table:style-name="ro6">
          <table:table-cell table:style-name="ce5"/>
          <table:table-cell table:style-name="ce30" office:value-type="string" calcext:value-type="string">
            <text:p>IV.a</text:p>
          </table:table-cell>
          <table:table-cell table:style-name="ce46" office:value-type="string" calcext:value-type="string">
            <text:p>Hőszivattyú rendszer telepítése (földhő-víz) (Ft/kW)</text:p>
          </table:table-cell>
          <table:table-cell table:style-name="ce65" table:content-validation-name="val6"/>
          <table:table-cell table:style-name="ce78" table:content-validation-name="val7"/>
          <table:table-cell table:style-name="ce207" table:content-validation-name="val7"/>
          <table:table-cell table:style-name="ce212" office:value-type="string" calcext:value-type="string">
            <text:p>-</text:p>
          </table:table-cell>
          <table:table-cell table:style-name="ce108" office:value-type="float" office:value="325000" calcext:value-type="float">
            <text:p>325,000 Ft</text:p>
          </table:table-cell>
          <table:table-cell table:style-name="ce5" table:number-columns-repeated="2"/>
          <table:table-cell table:number-columns-repeated="1014"/>
        </table:table-row>
        <table:table-row table:style-name="ro17">
          <table:table-cell table:style-name="ce5"/>
          <table:table-cell table:style-name="ce30" office:value-type="string" calcext:value-type="string">
            <text:p>IV.b</text:p>
          </table:table-cell>
          <table:table-cell table:style-name="ce46" office:value-type="string" calcext:value-type="string">
            <text:p>Hőszivattyú rendszer telepítése (víz-víz) (Ft/kW)</text:p>
          </table:table-cell>
          <table:table-cell table:style-name="ce67" table:content-validation-name="val6"/>
          <table:table-cell table:style-name="ce79" table:content-validation-name="val7"/>
          <table:table-cell table:style-name="ce208" table:content-validation-name="val7"/>
          <table:table-cell table:style-name="ce212" office:value-type="string" calcext:value-type="string">
            <text:p>-</text:p>
          </table:table-cell>
          <table:table-cell table:style-name="ce108" office:value-type="float" office:value="225000" calcext:value-type="float">
            <text:p>225,000 Ft</text:p>
          </table:table-cell>
          <table:table-cell table:style-name="ce5" table:number-columns-repeated="2"/>
          <table:table-cell table:number-columns-repeated="1014"/>
        </table:table-row>
        <table:table-row table:style-name="ro18">
          <table:table-cell table:style-name="ce5"/>
          <table:table-cell table:style-name="ce31" office:value-type="string" calcext:value-type="string">
            <text:p>IV.c</text:p>
          </table:table-cell>
          <table:table-cell table:style-name="ce47" office:value-type="string" calcext:value-type="string">
            <text:p>Hőszivattyú rendszer telepítése (levegő-víz) (Ft/kW)</text:p>
          </table:table-cell>
          <table:table-cell table:style-name="ce66" table:content-validation-name="val6"/>
          <table:table-cell table:style-name="ce80" table:content-validation-name="val7"/>
          <table:table-cell table:style-name="ce209" table:content-validation-name="val7"/>
          <table:table-cell table:style-name="ce214" office:value-type="string" calcext:value-type="string">
            <text:p>-</text:p>
          </table:table-cell>
          <table:table-cell table:style-name="ce111" office:value-type="float" office:value="185000" calcext:value-type="float">
            <text:p>185,000 Ft</text:p>
          </table:table-cell>
          <table:table-cell table:style-name="ce5" table:number-columns-repeated="2"/>
          <table:table-cell table:number-columns-repeated="1014"/>
        </table:table-row>
        <table:table-row table:style-name="ro3">
          <table:table-cell table:style-name="ce5"/>
          <table:table-cell table:style-name="ce7" table:number-columns-repeated="4"/>
          <table:table-cell table:style-name="ce83" table:number-columns-repeated="3"/>
          <table:table-cell table:style-name="ce5"/>
          <table:table-cell table:style-name="ce10"/>
          <table:table-cell table:number-columns-repeated="1014"/>
        </table:table-row>
        <table:table-row table:style-name="ro7">
          <table:table-cell table:style-name="ce4"/>
          <table:table-cell table:style-name="ce15" office:value-type="string" calcext:value-type="string" table:number-columns-spanned="7" table:number-rows-spanned="1">
            <text:p>IV. Nyilatkozatok</text:p>
          </table:table-cell>
          <table:covered-table-cell table:number-columns-repeated="6" table:style-name="ce15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4"/>
          <table:table-cell table:style-name="ce32"/>
          <table:table-cell table:style-name="ce48" table:number-columns-repeated="5"/>
          <table:table-cell table:style-name="ce112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3" office:value-type="string" calcext:value-type="string" table:number-columns-spanned="2" table:number-rows-spanned="1">
            <text:p>Alulírott</text:p>
          </table:table-cell>
          <table:covered-table-cell table:style-name="ce33"/>
          <table:table-cell table:style-name="ce7" table:number-columns-repeated="2"/>
          <table:table-cell table:style-name="ce6" table:number-columns-repeated="2"/>
          <table:table-cell table:style-name="ce113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4"/>
          <table:table-cell table:style-name="ce199"/>
          <table:table-cell table:style-name="ce68" office:value-type="string" calcext:value-type="string" table:number-columns-spanned="2" table:number-rows-spanned="1">
            <text:p>(teljes név) a(z) </text:p>
          </table:table-cell>
          <table:covered-table-cell table:style-name="ce68"/>
          <table:table-cell table:style-name="ce92" office:value-type="string" calcext:value-type="string" table:number-columns-spanned="2" table:number-rows-spanned="1">
            <text:p>TIBIVILL Épületvillamossági Kft.</text:p>
          </table:table-cell>
          <table:covered-table-cell table:style-name="ce92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table-cell table:style-name="ce41" office:value-type="string" calcext:value-type="string" table:number-columns-spanned="5" table:number-rows-spanned="2">
            <text:p>kivitelezést végző cég képviseletében eljárva büntetőjogi felelősségem teljes tudatában nyilatkozom az alábbiakról:</text:p>
          </table:table-cell>
          <table:covered-table-cell table:number-columns-repeated="4" table:style-name="ce41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19">
          <table:table-cell table:style-name="ce4"/>
          <table:table-cell table:style-name="ce35"/>
          <table:covered-table-cell table:number-columns-repeated="5" table:style-name="ce41"/>
          <table:table-cell table:style-name="ce114"/>
          <table:table-cell table:style-name="ce4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33"/>
          <table:table-cell table:style-name="ce7" table:number-columns-repeated="5"/>
          <table:table-cell table:style-name="ce115"/>
          <table:table-cell table:style-name="ce3"/>
          <table:table-cell table:style-name="ce10"/>
          <table:table-cell table:number-columns-repeated="1014"/>
        </table:table-row>
        <table:table-row table:style-name="ro20">
          <table:table-cell table:style-name="ce3"/>
          <table:table-cell table:style-name="ce36" office:value-type="string" calcext:value-type="string">
            <text:p>1.</text:p>
          </table:table-cell>
          <table:table-cell table:style-name="ce50" office:value-type="string" calcext:value-type="string" table:number-columns-spanned="5" table:number-rows-spanned="1">
            <text:p>Rendelkezünk a Hiteligénylővel megkötött érvényes és feltételesen hatályos szerződéssel.</text:p>
          </table:table-cell>
          <table:covered-table-cell table:number-columns-repeated="4" table:style-name="ce50"/>
          <table:table-cell table:style-name="ce215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1">
          <table:table-cell table:style-name="ce3"/>
          <table:table-cell table:style-name="ce36" office:value-type="string" calcext:value-type="string">
            <text:p>2.</text:p>
          </table:table-cell>
          <table:table-cell table:style-name="ce23" office:value-type="string" calcext:value-type="string" table:number-columns-spanned="5" table:number-rows-spanned="1">
            <text:p>Megismertem az épület korszerűsítésére (tervezett állapotra) vonatkozó 7/2006. (V. 24.) TNM rendelet alapján elkészített energetikai tanúsítványban foglalt elvárt műszaki tartalmat és az építési tevékenységet ennek megfelelően végzem el. A műszaki tartalommal kapcsolatban szakmai aggály nem merült fel.</text:p>
          </table:table-cell>
          <table:covered-table-cell table:number-columns-repeated="4" table:style-name="ce23"/>
          <table:table-cell table:style-name="ce215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3.</text:p>
          </table:table-cell>
          <table:table-cell table:style-name="ce50" office:value-type="string" calcext:value-type="string" table:number-columns-spanned="5" table:number-rows-spanned="1">
            <text:p>A költségek meghatározását és a szükséges engedélyek megadását a megvalósítás helyszínén végzett helyszíni felmérések, valamint a rendelkezésre álló tervrajzok, műszaki adatok alapján határoztuk meg.</text:p>
          </table:table-cell>
          <table:covered-table-cell table:number-columns-repeated="4" table:style-name="ce50"/>
          <table:table-cell table:style-name="ce215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6">
          <table:table-cell table:style-name="ce3"/>
          <table:table-cell table:style-name="ce36" office:value-type="string" calcext:value-type="string">
            <text:p>4.</text:p>
          </table:table-cell>
          <table:table-cell table:style-name="ce50" office:value-type="string" calcext:value-type="string" table:number-columns-spanned="5" table:number-rows-spanned="1">
            <text:p>A megvalósítás helyszínén végzett helyszíni felmérések során olyan szerkezeti hibát, problémát nem fedeztünk fel, mely az épület állékonysági problémájára utalna, beleértve ebbe a tartószerkezet megfelelősségének vizsgálatát is. </text:p>
          </table:table-cell>
          <table:covered-table-cell table:number-columns-repeated="4" table:style-name="ce50"/>
          <table:table-cell table:style-name="ce215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2">
          <table:table-cell table:style-name="ce3"/>
          <table:table-cell table:style-name="ce36" office:value-type="string" calcext:value-type="string">
            <text:p>5.</text:p>
          </table:table-cell>
          <table:table-cell table:style-name="ce50" office:value-type="string" calcext:value-type="string" table:number-columns-spanned="5" table:number-rows-spanned="1">
            <text:p>A beruházás műszaki tartalmának összeállítását a szakma szabályai és a vonatkozó rendeletek alapján készítettük el. </text:p>
          </table:table-cell>
          <table:covered-table-cell table:number-columns-repeated="4" table:style-name="ce50"/>
          <table:table-cell table:style-name="ce215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3">
          <table:table-cell table:style-name="ce3"/>
          <table:table-cell table:style-name="ce37" office:value-type="string" calcext:value-type="string">
            <text:p>6.</text:p>
          </table:table-cell>
          <table:table-cell table:style-name="ce50" office:value-type="string" calcext:value-type="string" table:number-columns-spanned="5" table:number-rows-spanned="1">
            <text:p>Az elszámolható költségként megjelenített költségelemek energetikailag indokoltak és szükségesek. </text:p>
            <text:p>A nem elszámolható költségként megjelenített költségelemek a beruházás megvalósításához szükségesek. </text:p>
            <text:p>A beruházás költségelemeinek költséghatékonysága reális, a költségek a piaci áraknak megfelelnek, a kivitelezési munkálatok költsége az előírt fajlagos költségkorlátokon belül marad.</text:p>
          </table:table-cell>
          <table:covered-table-cell table:number-columns-repeated="4" table:style-name="ce50"/>
          <table:table-cell table:style-name="ce216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4">
          <table:table-cell table:style-name="ce3"/>
          <table:table-cell table:style-name="ce36" office:value-type="string" calcext:value-type="string">
            <text:p>7.</text:p>
          </table:table-cell>
          <table:table-cell table:style-name="ce50" office:value-type="string" calcext:value-type="string" table:number-columns-spanned="5" table:number-rows-spanned="1">
            <text:p>A <text:s/>(feltételes) vállalkozói szerződésben <text:s/>feltüntetett árak a Termékleírásban és az Eljárási Rendben nem elszámolható költségként feltütetett költséget, illetve az ingatlan bővítésével, átalakításával vagy átépítésével kapcsolatos költséget nem tartalmaznak. </text:p>
          </table:table-cell>
          <table:covered-table-cell table:number-columns-repeated="4" table:style-name="ce50"/>
          <table:table-cell table:style-name="ce215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18">
          <table:table-cell table:style-name="ce3"/>
          <table:table-cell table:style-name="ce36" office:value-type="string" calcext:value-type="string">
            <text:p>8.</text:p>
          </table:table-cell>
          <table:table-cell table:style-name="ce50" office:value-type="string" calcext:value-type="string" table:number-columns-spanned="5" table:number-rows-spanned="1">
            <text:p>A (feltételes) vállalkozási szerződésben feltüntetett árak alapján a kivitelezési munkálatok támogatható munkadíja a támogatás szempontjából elismerhető anyagköltség 60%-a vagy annál kevesebb.</text:p>
          </table:table-cell>
          <table:covered-table-cell table:number-columns-repeated="4" table:style-name="ce50"/>
          <table:table-cell table:style-name="ce215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5">
          <table:table-cell table:style-name="ce3"/>
          <table:table-cell table:style-name="ce36" office:value-type="string" calcext:value-type="string">
            <text:p>9.</text:p>
          </table:table-cell>
          <table:table-cell table:style-name="ce23" office:value-type="string" calcext:value-type="string" table:number-columns-spanned="5" table:number-rows-spanned="1">
            <text:p>A beépíteni kívánt eszközök megfelelnek a vonatkozó európai irányelveknek, szabványoknak, illetve az azokat harmonizáló magyar rendeleteknek, szabványoknak, környezetvédelmi előírásoknak. A beépítésre kerülő, megújuló energiát hasznosító rendszerek megfelelnek továbbá a megújuló energiát termelő berendezések és rendszerek beszerzéséhez és működtetéséhez nyújtott támogatások igénybevételének műszaki követelményeiről szóló 55/2016. (XII. 21.) NFM rendeletben foglaltak előírásoknak, továbbá a beépítésre javasolt energiatermelő berendezés(ek) alkalmas(ak) a beruházással érintett épület(ek) energiaellátásának folyamatos és környezetkímélő biztosítására.</text:p>
          </table:table-cell>
          <table:covered-table-cell table:number-columns-repeated="4" table:style-name="ce23"/>
          <table:table-cell table:style-name="ce215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6">
          <table:table-cell table:style-name="ce3"/>
          <table:table-cell table:style-name="ce36" office:value-type="string" calcext:value-type="string">
            <text:p>10.</text:p>
          </table:table-cell>
          <table:table-cell table:style-name="ce23" office:value-type="string" calcext:value-type="string" table:number-columns-spanned="5" table:number-rows-spanned="1">
            <text:p>A beépítendő építési termékek és szerkezetek tűzvédelmi [az Országos Tűzvédelmi Szabályzatról szóló 54/2014. (XII. 5.) BM rendelet alapján], valamint minőségi megfelelősége [az építési termék építménybe történő betervezésének és beépítésének, ennek során a teljesítmény igazolásának részletes szabályairól szóló 275/2013. (VII. 16.) Korm. rendelet szerinti teljesítménynyilatkozat bemutatásával] igazolható.</text:p>
          </table:table-cell>
          <table:covered-table-cell table:number-columns-repeated="4" table:style-name="ce23"/>
          <table:table-cell table:style-name="ce215" table:content-validation-name="val9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7">
          <table:table-cell table:style-name="ce3"/>
          <table:table-cell table:style-name="ce36" office:value-type="string" calcext:value-type="string">
            <text:p>11.</text:p>
          </table:table-cell>
          <table:table-cell table:style-name="ce50" office:value-type="string" calcext:value-type="string" table:number-columns-spanned="5" table:number-rows-spanned="1">
            <text:p>A megújuló energia hasznosításával villamos energiát termelő rendszer által éves szinten – szakértői számítások alapján – megtermelhető villamos energia mennyisége nem haladja meg az érintett épület fejlesztés utáni éves villamosenergia-igényét, amely tartalmazza az épület, az épületgépészet és az épületben lévő, villamos energiát használó elektronikai eszközök villamosenergia-igényét is.</text:p>
          </table:table-cell>
          <table:covered-table-cell table:number-columns-repeated="4" table:style-name="ce50"/>
          <table:table-cell table:style-name="ce217" table:content-validation-name="val10" office:value-type="string" calcext:value-type="string">
            <text:p>Nem releváns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8">
          <table:table-cell table:style-name="ce3"/>
          <table:table-cell table:style-name="ce36" office:value-type="string" calcext:value-type="string">
            <text:p>12.</text:p>
          </table:table-cell>
          <table:table-cell table:style-name="ce50" office:value-type="string" calcext:value-type="string" table:number-columns-spanned="5" table:number-rows-spanned="1">
            <text:p>A projekt keretében beszerezni kívánt eszközöket az érintett eszközök hivatalos forgalmazásával üzletszerűen foglalkozó, kereskedőnek vagy gyártónak minősülő szállítótól szerzem/szerezzük be, a piacon szokványos jótállási és szavatossági feltételek biztosítása mellett.*</text:p>
          </table:table-cell>
          <table:covered-table-cell table:number-columns-repeated="4" table:style-name="ce50"/>
          <table:table-cell table:style-name="ce217" table:content-validation-name="val10" office:value-type="string" calcext:value-type="string">
            <text:p>Igen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29">
          <table:table-cell table:style-name="ce3"/>
          <table:table-cell table:style-name="ce36" office:value-type="string" calcext:value-type="string">
            <text:p>13.</text:p>
          </table:table-cell>
          <table:table-cell table:style-name="ce23" office:value-type="string" calcext:value-type="string" table:number-columns-spanned="5" table:number-rows-spanned="1">
            <text:p>A beépítendő hőtermelők teljesítménye nem haladja meg az épület hőigénye által indokolt teljesítmény 110%-át. </text:p>
            <text:p>Amennyiben az épület hőigényének megfelelő teljesítményű hőtermelő nem beszerezhető, illetve nincs forgalomban olyan hőtermelő, amely teljesíti a 110%-os elszámolhatósági határértéket, a beépítendő hőtermelő teljesítménye és az épület hőigénye közötti lehető legkisebb különbségre törekedem.  </text:p>
          </table:table-cell>
          <table:covered-table-cell table:number-columns-repeated="4" table:style-name="ce23"/>
          <table:table-cell table:style-name="ce217" table:content-validation-name="val10" office:value-type="string" calcext:value-type="string">
            <text:p>Nem releváns</text:p>
          </table:table-cell>
          <table:table-cell table:style-name="ce3"/>
          <table:table-cell table:style-name="ce10"/>
          <table:table-cell table:number-columns-repeated="1014"/>
        </table:table-row>
        <table:table-row table:style-name="ro30">
          <table:table-cell table:style-name="ce3"/>
          <table:table-cell table:style-name="ce38"/>
          <table:table-cell table:style-name="ce51" office:value-type="string" calcext:value-type="string" table:number-columns-spanned="5" table:number-rows-spanned="1">
            <text:p>*Az Eljárási Rendben foglaltaknak megfelelően az energiahatékonyság javítására és a megújulóenergia-felhasználás javítására vonatkozó tevékenységek vonatkozásában kizárólag a kivitelező által kibocsátott számla számolható el.</text:p>
          </table:table-cell>
          <table:covered-table-cell table:number-columns-repeated="4" table:style-name="ce51"/>
          <table:table-cell table:style-name="ce119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200" table:content-validation-name="val2" office:value-type="string" calcext:value-type="string" table:number-columns-spanned="3" table:number-rows-spanned="1">
            <text:p>Budapest, 2013.03.</text:p>
          </table:table-cell>
          <table:covered-table-cell table:style-name="ce202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3" table:content-validation-name="val3" table:number-columns-spanned="3" table:number-rows-spanned="1"/>
          <table:covered-table-cell table:number-columns-repeated="2" table:style-name="ce53" table:content-validation-name="val3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float" office:value="0" calcext:value-type="float" table:number-columns-spanned="3" table:number-rows-spanned="1">
            <text:p>0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54" office:value-type="string" calcext:value-type="string" table:number-columns-spanned="3" table:number-rows-spanned="1">
            <text:p>TIBIVILL Épületvillamossági Kft.</text:p>
          </table:table-cell>
          <table:covered-table-cell table:number-columns-repeated="2" table:style-name="ce5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5" office:value-type="string" calcext:value-type="string" table:number-columns-spanned="4" table:number-rows-spanned="1">
            <text:p>a nyilatkozó kivitelezést végző neve és aláírása</text:p>
          </table:table-cell>
          <table:covered-table-cell table:number-columns-repeated="3" table:style-name="ce95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7" office:value-type="string" calcext:value-type="string" table:number-columns-spanned="2" table:number-rows-spanned="1">
            <text:p>Alulírott</text:p>
          </table:table-cell>
          <table:covered-table-cell table:style-name="ce7"/>
          <table:table-cell table:style-name="ce7" table:number-columns-repeated="2"/>
          <table:table-cell table:style-name="ce6" table:number-columns-repeated="2"/>
          <table:table-cell table:style-name="ce120"/>
          <table:table-cell table:style-name="ce9"/>
          <table:table-cell table:style-name="ce10"/>
          <table:table-cell table:number-columns-repeated="1014"/>
        </table:table-row>
        <table:table-row table:style-name="ro19">
          <table:table-cell table:style-name="ce9"/>
          <table:table-cell table:style-name="ce39"/>
          <table:table-cell table:style-name="ce55" office:value-type="string" calcext:value-type="string" table:number-columns-spanned="2" table:number-rows-spanned="1">
            <text:p>Cserhalmi György</text:p>
          </table:table-cell>
          <table:covered-table-cell table:style-name="ce55"/>
          <table:table-cell table:style-name="ce7" office:value-type="string" calcext:value-type="string" table:number-columns-spanned="4" table:number-rows-spanned="1">
            <text:p>(teljes név) mint az I. pontban megjelölt Hiteligénylő (képviselője)</text:p>
          </table:table-cell>
          <table:covered-table-cell table:number-columns-repeated="3" table:style-name="ce7"/>
          <table:table-cell table:style-name="ce9"/>
          <table:table-cell table:style-name="ce10"/>
          <table:table-cell table:number-columns-repeated="1014"/>
        </table:table-row>
        <table:table-row table:style-name="ro31">
          <table:table-cell table:style-name="ce9"/>
          <table:table-cell table:style-name="ce6"/>
          <table:table-cell table:style-name="ce7" office:value-type="string" calcext:value-type="string" table:number-columns-spanned="6" table:number-rows-spanned="1">
            <text:p><text:s/>kijelentem, hogy a jelen Nyilatkozatban feltüntetett adatok tartalmát megismertem és elfogadom, valamint a Projektre vonatkozóan kötelezően betartom és betartatom.</text:p>
          </table:table-cell>
          <table:covered-table-cell table:number-columns-repeated="5" table:style-name="ce7"/>
          <table:table-cell table:style-name="ce9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40" table:number-columns-spanned="2" table:number-rows-spanned="1"/>
          <table:covered-table-cell table:style-name="ce40"/>
          <table:table-cell table:style-name="ce70" table:number-columns-repeated="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2">
          <table:table-cell table:style-name="ce8" office:value-type="string" calcext:value-type="string" table:number-columns-spanned="2" table:number-rows-spanned="1">
            <text:p>Kelt:</text:p>
          </table:table-cell>
          <table:covered-table-cell table:style-name="ce8"/>
          <table:table-cell table:style-name="ce201" table:content-validation-name="val2" office:value-type="string" calcext:value-type="string" table:number-columns-spanned="3" table:number-rows-spanned="1">
            <text:p>Budapest, 2018.03.</text:p>
          </table:table-cell>
          <table:covered-table-cell table:style-name="ce203" table:content-validation-name="val2"/>
          <table:covered-table-cell table:style-name="ce81" table:content-validation-name="val2"/>
          <table:table-cell table:style-name="ce6" table:number-columns-repeated="3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6" table:number-columns-repeated="3"/>
          <table:table-cell table:style-name="ce93" table:number-columns-spanned="3" table:number-rows-spanned="1"/>
          <table:covered-table-cell table:number-columns-repeated="2" table:style-name="ce93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6" table:number-columns-repeated="3"/>
          <table:table-cell table:style-name="ce94" table:number-columns-spanned="3" table:number-rows-spanned="1"/>
          <table:covered-table-cell table:number-columns-repeated="2" table:style-name="ce94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96" office:value-type="string" calcext:value-type="string" table:number-columns-spanned="3" table:number-rows-spanned="1">
            <text:p>Cserhalmi György</text:p>
          </table:table-cell>
          <table:covered-table-cell table:number-columns-repeated="2" table:style-name="ce96"/>
          <table:table-cell table:style-name="ce3"/>
          <table:table-cell table:style-name="ce10"/>
          <table:table-cell table:number-columns-repeated="1014"/>
        </table:table-row>
        <table:table-row table:style-name="ro19">
          <table:table-cell table:style-name="ce3"/>
          <table:table-cell table:style-name="ce14"/>
          <table:table-cell table:style-name="ce54" table:number-columns-repeated="3"/>
          <table:table-cell table:style-name="ce8" office:value-type="string" calcext:value-type="string" table:number-columns-spanned="3" table:number-rows-spanned="2">
            <text:p>a Hiteligénylő (képviselőjének) neve és aláírása</text:p>
          </table:table-cell>
          <table:covered-table-cell table:number-columns-repeated="2" table:style-name="ce8"/>
          <table:table-cell table:style-name="ce3"/>
          <table:table-cell table:style-name="ce10"/>
          <table:table-cell table:number-columns-repeated="1014"/>
        </table:table-row>
        <table:table-row table:style-name="ro3">
          <table:table-cell table:style-name="ce3"/>
          <table:table-cell table:style-name="ce14"/>
          <table:table-cell table:style-name="ce54" table:number-columns-repeated="3"/>
          <table:covered-table-cell table:number-columns-repeated="3" table:style-name="ce8"/>
          <table:table-cell table:style-name="ce3"/>
          <table:table-cell table:style-name="ce10"/>
          <table:table-cell table:number-columns-repeated="1014"/>
        </table:table-row>
        <table:table-row table:style-name="ro3" table:number-rows-repeated="184">
          <table:table-cell table:style-name="ce10" table:number-columns-repeated="10"/>
          <table:table-cell table:number-columns-repeated="1014"/>
        </table:table-row>
        <table:table-row table:style-name="ro3">
          <table:table-cell table:style-name="ce10" table:number-columns-repeated="5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 office:value-type="string" calcext:value-type="string">
            <text:p>Előttünk mint tanúk előtt:</text:p>
          </table:table-cell>
          <table:table-cell table:style-name="ce72" office:value-type="string" calcext:value-type="string">
            <text:p>1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7"/>
          <table:table-cell table:style-name="ce58"/>
          <table:table-cell table:style-name="ce57"/>
          <table:table-cell table:style-name="ce9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3"/>
          <table:table-cell table:style-name="ce97" table:number-columns-spanned="2" table:number-rows-spanned="2"/>
          <table:covered-table-cell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/>
          <table:table-cell table:style-name="ce72" office:value-type="string" calcext:value-type="string">
            <text:p>2. </text:p>
          </table:table-cell>
          <table:table-cell table:style-name="ce57" office:value-type="string" calcext:value-type="string">
            <text:p>Aláírás:</text:p>
          </table:table-cell>
          <table:covered-table-cell table:number-columns-repeated="2" table:style-name="ce97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100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Nyomtatott név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/>
          <table:table-cell table:style-name="ce68" table:number-columns-repeated="2"/>
          <table:table-cell table:style-name="ce10" table:number-columns-repeated="3"/>
          <table:table-cell table:number-columns-repeated="1014"/>
        </table:table-row>
        <table:table-row table:style-name="ro3">
          <table:table-cell table:style-name="ce10" table:number-columns-repeated="2"/>
          <table:table-cell table:style-name="ce58" table:number-columns-repeated="2"/>
          <table:table-cell table:style-name="ce57" office:value-type="string" calcext:value-type="string">
            <text:p>Lakóhely:</text:p>
          </table:table-cell>
          <table:table-cell table:style-name="ce99" table:number-columns-spanned="2" table:number-rows-spanned="1"/>
          <table:covered-table-cell table:style-name="ce99"/>
          <table:table-cell table:style-name="ce10" table:number-columns-repeated="3"/>
          <table:table-cell table:number-columns-repeated="1014"/>
        </table:table-row>
        <table:table-row table:style-name="ro3" table:number-rows-repeated="104830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Hőszigetelés.C65:Hőszigetelés.D65">
            <calcext:condition calcext:apply-style-name="ConditionalStyle_2" calcext:value="formula-is(COUNTA([.C65])=1)" calcext:base-cell-address="Hőszigetelés.C65"/>
          </calcext:conditional-format>
          <calcext:conditional-format calcext:target-range-address="Hőszigetelés.C53:Hőszigetelés.D53">
            <calcext:condition calcext:apply-style-name="ConditionalStyle_3" calcext:value="formula-is(COUNTA([.C53])=1)" calcext:base-cell-address="Hőszigetelés.C53"/>
          </calcext:conditional-format>
          <calcext:conditional-format calcext:target-range-address="Hőszigetelés.H38:Hőszigetelés.H50">
            <calcext:condition calcext:apply-style-name="ConditionalStyle_4" calcext:value="formula-is([.$H38]=&quot;Nem&quot;)" calcext:base-cell-address="Hőszigetelés.H38"/>
          </calcext:conditional-format>
          <calcext:conditional-format calcext:target-range-address="Hőszigetelés.H38:Hőszigetelés.H50">
            <calcext:condition calcext:apply-style-name="ConditionalStyle_5" calcext:value="formula-is(COUNTA([.$H38])=1)" calcext:base-cell-address="Hőszigetelés.H38"/>
          </calcext:conditional-format>
          <calcext:conditional-format calcext:target-range-address="Hőszigetelés.B12:Hőszigetelés.H13">
            <calcext:condition calcext:apply-style-name="ConditionalStyle_6" calcext:value="formula-is(COUNTA([.$B$12])=1)" calcext:base-cell-address="Hőszigetelés.B12"/>
          </calcext:conditional-format>
          <calcext:conditional-format calcext:target-range-address="Hőszigetelés.F24:Hőszigetelés.F29">
            <calcext:condition calcext:apply-style-name="ConditionalStyle_7" calcext:value="formula-is(COUNTA([.F24])=1)" calcext:base-cell-address="Hőszigetelés.F24"/>
          </calcext:conditional-format>
          <calcext:conditional-format calcext:target-range-address="Hőszigetelés.G19:Hőszigetelés.G29">
            <calcext:condition calcext:apply-style-name="ConditionalStyle_8" calcext:value="formula-is(AND([.$G19]&lt;&gt;&quot;-&quot;;[.$G19]&gt;[.$H19]))" calcext:base-cell-address="Hőszigetelés.G19"/>
          </calcext:conditional-format>
          <calcext:conditional-format calcext:target-range-address="Hőszigetelés.F19:Hőszigetelés.F19">
            <calcext:condition calcext:apply-style-name="ConditionalStyle_9" calcext:value="formula-is(COUNTA([.F19])=1)" calcext:base-cell-address="Hőszigetelés.F19"/>
          </calcext:conditional-format>
          <calcext:conditional-format calcext:target-range-address="Hőszigetelés.F21:Hőszigetelés.F21">
            <calcext:condition calcext:apply-style-name="ConditionalStyle_10" calcext:value="formula-is(COUNTA([.F21])=1)" calcext:base-cell-address="Hőszigetelés.F21"/>
          </calcext:conditional-format>
          <calcext:conditional-format calcext:target-range-address="Hőszigetelés.C34:Hőszigetelés.C34">
            <calcext:condition calcext:apply-style-name="ConditionalStyle_11" calcext:value="formula-is(COUNTA([.C34])=1)" calcext:base-cell-address="Hőszigetelés.C3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3" loext:min-decimal-places="3" number:min-integer-digits="1" number:grouping="true"/>
    </number:number-style>
    <number:number-style style:name="N126">
      <number:number number:decimal-places="2" loext:min-decimal-places="2" number:min-integer-digits="1" number:grouping="true"/>
      <number:text> Ft</number:text>
    </number:number-style>
    <number:number-style style:name="N127">
      <number:number number:decimal-places="2" loext:min-decimal-places="2" number:min-integer-digits="1" number:grouping="true"/>
      <number:text> nm</number:text>
    </number:number-style>
    <number:number-style style:name="N128">
      <number:number number:decimal-places="0" loext:min-decimal-places="0" number:min-integer-digits="1" number:grouping="true"/>
      <number:text> Ft</number:text>
    </number:number-style>
    <number:number-style style:name="N129">
      <number:number number:decimal-places="2" loext:min-decimal-places="2" number:min-integer-digits="1" number:grouping="true"/>
      <number:text> kW</number:text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2" style:display-name="ConditionalStyle_2" style:family="table-cell" style:parent-style-name="Default">
      <style:table-cell-properties fo:background-color="#ffffff"/>
    </style:style>
    <style:style style:name="ConditionalStyle_5f_3" style:display-name="ConditionalStyle_3" style:family="table-cell" style:parent-style-name="Default">
      <style:table-cell-properties fo:background-color="#ffffff"/>
    </style:style>
    <style:style style:name="ConditionalStyle_5f_4" style:display-name="ConditionalStyle_4" style:family="table-cell" style:parent-style-name="Default">
      <style:table-cell-properties fo:background-color="#ff0000"/>
    </style:style>
    <style:style style:name="ConditionalStyle_5f_5" style:display-name="ConditionalStyle_5" style:family="table-cell" style:parent-style-name="Default">
      <style:table-cell-properties fo:background-color="#ffffff"/>
    </style:style>
    <style:style style:name="ConditionalStyle_5f_6" style:display-name="ConditionalStyle_6" style:family="table-cell" style:parent-style-name="Default">
      <style:table-cell-properties fo:background-color="#ff0000"/>
    </style:style>
    <style:style style:name="ConditionalStyle_5f_7" style:display-name="ConditionalStyle_7" style:family="table-cell" style:parent-style-name="Default">
      <style:table-cell-properties fo:background-color="#ffffff"/>
    </style:style>
    <style:style style:name="ConditionalStyle_5f_8" style:display-name="ConditionalStyle_8" style:family="table-cell" style:parent-style-name="Default">
      <style:table-cell-properties fo:background-color="#ffffff"/>
    </style:style>
    <style:style style:name="ConditionalStyle_5f_9" style:display-name="ConditionalStyle_9" style:family="table-cell" style:parent-style-name="Default">
      <style:table-cell-properties fo:background-color="#ffffff"/>
    </style:style>
    <style:style style:name="ConditionalStyle_5f_10" style:display-name="ConditionalStyle_10" style:family="table-cell" style:parent-style-name="Default">
      <style:table-cell-properties fo:background-color="#ffffff"/>
    </style:style>
    <style:style style:name="ConditionalStyle_5f_11" style:display-name="ConditionalStyle_11" style:family="table-cell" style:parent-style-name="Default">
      <style:table-cell-properties fo:background-color="#ffffff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20:17:44.396551548</meta:creation-date>
    <dc:date>2018-02-12T21:12:36.451218419</dc:date>
    <meta:editing-duration>PT44M36S</meta:editing-duration>
    <meta:editing-cycles>9</meta:editing-cycles>
    <meta:generator>LibreOffice/5.1.6.2$Linux_X86_64 LibreOffice_project/10m0$Build-2</meta:generator>
    <meta:document-statistic meta:table-count="5" meta:cell-count="635" meta:object-count="0"/>
  </office:meta>
</office:document-meta>
</file>